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pitch="variable"/>
    <style:font-face style:name="Broadway" svg:font-family="Broadway" style:font-family-generic="decorative" style:font-pitch="variable"/>
    <style:font-face style:name="Bell MT" svg:font-family="'Bell MT'" style:font-family-generic="roman" style:font-pitch="variable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1.2783in"/>
    </style:style>
    <style:style style:name="co4" style:family="table-column">
      <style:table-column-properties fo:break-before="auto" style:column-width="0.7272in"/>
    </style:style>
    <style:style style:name="co5" style:family="table-column">
      <style:table-column-properties fo:break-before="auto" style:column-width="2.7118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0.8161in"/>
    </style:style>
    <style:style style:name="co10" style:family="table-column">
      <style:table-column-properties fo:break-before="auto" style:column-width="0.011in"/>
    </style:style>
    <style:style style:name="co11" style:family="table-column">
      <style:table-column-properties fo:break-before="auto" style:column-width="0.9807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4in"/>
    </style:style>
    <style:style style:name="co15" style:family="table-column">
      <style:table-column-properties fo:break-before="auto" style:column-width="1.0693in"/>
    </style:style>
    <style:style style:name="co16" style:family="table-column">
      <style:table-column-properties fo:break-before="auto" style:column-width="1.1134in"/>
    </style:style>
    <style:style style:name="co17" style:family="table-column">
      <style:table-column-properties fo:break-before="auto" style:column-width="1.3563in"/>
    </style:style>
    <style:style style:name="co18" style:family="table-column">
      <style:table-column-properties fo:break-before="auto" style:column-width="1.0917in"/>
    </style:style>
    <style:style style:name="co19" style:family="table-column">
      <style:table-column-properties fo:break-before="auto" style:column-width="2.6236in"/>
    </style:style>
    <style:style style:name="co20" style:family="table-column">
      <style:table-column-properties fo:break-before="auto" style:column-width="1.3665in"/>
    </style:style>
    <style:style style:name="co21" style:family="table-column">
      <style:table-column-properties fo:break-before="auto" style:column-width="1.102in"/>
    </style:style>
    <style:style style:name="co22" style:family="table-column">
      <style:table-column-properties fo:break-before="auto" style:column-width="0.5728in"/>
    </style:style>
    <style:style style:name="co23" style:family="table-column">
      <style:table-column-properties fo:break-before="auto" style:column-width="2.3043in"/>
    </style:style>
    <style:style style:name="co24" style:family="table-column">
      <style:table-column-properties fo:break-before="auto" style:column-width="2.8in"/>
    </style:style>
    <style:style style:name="co25" style:family="table-column">
      <style:table-column-properties fo:break-before="auto" style:column-width="1.4772in"/>
    </style:style>
    <style:style style:name="co26" style:family="table-column">
      <style:table-column-properties fo:break-before="auto" style:column-width="1.2673in"/>
    </style:style>
    <style:style style:name="co27" style:family="table-column">
      <style:table-column-properties fo:break-before="auto" style:column-width="0.6693in"/>
    </style:style>
    <style:style style:name="co28" style:family="table-column">
      <style:table-column-properties fo:break-before="auto" style:column-width="1.5102in"/>
    </style:style>
    <style:style style:name="co29" style:family="table-column">
      <style:table-column-properties fo:break-before="auto" style:column-width="1.0252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4335in"/>
    </style:style>
    <style:style style:name="co33" style:family="table-column">
      <style:table-column-properties fo:break-before="auto" style:column-width="0.10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5654in"/>
    </style:style>
    <style:style style:name="co36" style:family="table-column">
      <style:table-column-properties fo:break-before="auto" style:column-width="0.452in"/>
    </style:style>
    <style:style style:name="co37" style:family="table-column">
      <style:table-column-properties fo:break-before="auto" style:column-width="1.752in"/>
    </style:style>
    <style:style style:name="co38" style:family="table-column">
      <style:table-column-properties fo:break-before="auto" style:column-width="1.3118in"/>
    </style:style>
    <style:style style:name="co39" style:family="table-column">
      <style:table-column-properties fo:break-before="auto" style:column-width="0.9583in"/>
    </style:style>
    <style:style style:name="co40" style:family="table-column">
      <style:table-column-properties fo:break-before="auto" style:column-width="1.6535in"/>
    </style:style>
    <style:style style:name="co41" style:family="table-column">
      <style:table-column-properties fo:break-before="auto" style:column-width="1.3445in"/>
    </style:style>
    <style:style style:name="co42" style:family="table-column">
      <style:table-column-properties fo:break-before="auto" style:column-width="1.6425in"/>
    </style:style>
    <style:style style:name="co43" style:family="table-column">
      <style:table-column-properties fo:break-before="auto" style:column-width="0.2091in"/>
    </style:style>
    <style:style style:name="ro1" style:family="table-row">
      <style:table-row-properties style:row-height="0.3228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1953in" fo:break-before="page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783in" fo:break-before="auto" style:use-optimal-row-height="true"/>
    </style:style>
    <style:style style:name="ro15" style:family="table-row">
      <style:table-row-properties style:row-height="0.2118in" fo:break-before="auto" style:use-optimal-row-height="true"/>
    </style:style>
    <style:style style:name="ro16" style:family="table-row">
      <style:table-row-properties style:row-height="0.2453in" fo:break-before="auto" style:use-optimal-row-height="tru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1354in" fo:break-before="auto" style:use-optimal-row-height="false"/>
    </style:style>
    <style:style style:name="ro19" style:family="table-row">
      <style:table-row-properties style:row-height="0.2791in" fo:break-before="auto" style:use-optimal-row-height="false"/>
    </style:style>
    <style:style style:name="ro20" style:family="table-row">
      <style:table-row-properties style:row-height="0.4791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2602in" fo:break-before="auto" style:use-optimal-row-height="false"/>
    </style:style>
    <style:style style:name="ta1" style:family="table" style:master-page-name="PageStyle_5f_Roster2">
      <style:table-properties table:display="true" style:writing-mode="lr-tb"/>
    </style:style>
    <style:style style:name="ta2" style:family="table" style:master-page-name="PageStyle_5f_HH_20_Roster">
      <style:table-properties table:display="false" style:writing-mode="lr-tb"/>
    </style:style>
    <style:style style:name="ta3" style:family="table" style:master-page-name="PageStyle_5f_FedEx_20_Roster">
      <style:table-properties table:display="true" style:writing-mode="lr-tb"/>
    </style:style>
    <style:style style:name="ta4" style:family="table" style:master-page-name="PageStyle_5f_Sub_20_ARF_20_Project">
      <style:table-properties table:display="false" style:writing-mode="lr-tb"/>
    </style:style>
    <style:style style:name="ta5" style:family="table" style:master-page-name="PageStyle_5f_Pods">
      <style:table-properties table:display="false" style:writing-mode="lr-tb"/>
    </style:style>
    <style:style style:name="ta6" style:family="table" style:master-page-name="PageStyle_5f_Changes_20_from_20_previous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_3d_C_3a__5c_WINNT_5c_SYSTEM32_5c_COMMAND.COM" style:data-style-name="N8000">
      <style:table-cell-properties fo:border-bottom="0.0138in solid #000000" fo:background-color="#ffffcc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_3d_C_3a__5c_WINNT_5c_SYSTEM32_5c_COMMAND.COM" style:data-style-name="N80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_3d_C_3a__5c_WINNT_5c_SYSTEM32_5c_COMMAND.COM" style:data-style-name="N8000">
      <style:table-cell-properties fo:border-bottom="0.0138in solid #000000" fo:background-color="#f2f2f2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_3d_C_3a__5c_WINNT_5c_SYSTEM32_5c_COMMAND.COM" style:data-style-name="N8000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8" style:family="table-cell" style:parent-style-name="_3d_C_3a__5c_WINNT_5c_SYSTEM32_5c_COMMAND.COM" style:data-style-name="N80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" style:family="table-cell" style:parent-style-name="_3d_C_3a__5c_WINNT_5c_SYSTEM32_5c_COMMAND.COM" style:data-style-name="N8000">
      <style:table-cell-properties fo:border-bottom="0.0138in solid #000000" fo:background-color="#f2f2f2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" style:family="table-cell" style:parent-style-name="_3d_C_3a__5c_WINNT_5c_SYSTEM32_5c_COMMAND.COM" style:data-style-name="N8000">
      <style:table-cell-properties fo:border-bottom="0.0138in solid #000000" fo:background-color="#0000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_3d_C_3a__5c_WINNT_5c_SYSTEM32_5c_COMMAND.COM" style:data-style-name="N8000">
      <style:table-cell-properties fo:border-bottom="0.0138in solid #000000" fo:background-color="#ffffcc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_3d_C_3a__5c_WINNT_5c_SYSTEM32_5c_COMMAND.COM" style:data-style-name="N8000">
      <style:table-cell-properties fo:border-bottom="0.0346in solid #000000" fo:background-color="#0000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4" style:family="table-cell" style:parent-style-name="_3d_C_3a__5c_WINNT_5c_SYSTEM32_5c_COMMAND.COM_20_2" style:data-style-name="N8000">
      <style:table-cell-properties fo:border-bottom="0.0138in solid #000000" fo:background-color="#0000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_3d_C_3a__5c_WINNT_5c_SYSTEM32_5c_COMMAND.COM" style:data-style-name="N8000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" style:family="table-cell" style:parent-style-name="_3d_C_3a__5c_WINNT_5c_SYSTEM32_5c_COMMAND.COM" style:data-style-name="N8000">
      <style:table-cell-properties fo:border-bottom="0.0138in solid #000000" fo:background-color="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_3d_C_3a__5c_WINNT_5c_SYSTEM32_5c_COMMAND.COM" style:data-style-name="N8000">
      <style:table-cell-properties fo:border-bottom="0.0138in solid #000000" fo:background-color="#ffffcc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9" style:family="table-cell" style:parent-style-name="_3d_C_3a__5c_WINNT_5c_SYSTEM32_5c_COMMAND.COM" style:data-style-name="N8000">
      <style:table-cell-properties fo:border-bottom="0.0138in solid #000000" fo:background-color="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_3d_C_3a__5c_WINNT_5c_SYSTEM32_5c_COMMAND.COM" style:data-style-name="N8000">
      <style:table-cell-properties fo:background-color="#00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_3d_C_3a__5c_WINNT_5c_SYSTEM32_5c_COMMAND.COM" style:data-style-name="N8000">
      <style:table-cell-properties fo:background-color="#b3a2c7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6" style:family="table-cell" style:parent-style-name="_3d_C_3a__5c_WINNT_5c_SYSTEM32_5c_COMMAND.COM" style:data-style-name="N8000">
      <style:table-cell-properties fo:background-color="#ffc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7" style:family="table-cell" style:parent-style-name="_3d_C_3a__5c_WINNT_5c_SYSTEM32_5c_COMMAND.COM" style:data-style-name="N8000">
      <style:table-cell-properties fo:background-color="#00b0f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_3d_C_3a__5c_WINNT_5c_SYSTEM32_5c_COMMAND.COM" style:data-style-name="N8000">
      <style:table-cell-properties fo:border-bottom="0.0138in solid #000000" fo:background-color="#ffff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9" style:family="table-cell" style:parent-style-name="_3d_C_3a__5c_WINNT_5c_SYSTEM32_5c_COMMAND.COM" style:data-style-name="N8000">
      <style:table-cell-properties fo:border-bottom="0.0346in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0" style:family="table-cell" style:parent-style-name="_3d_C_3a__5c_WINNT_5c_SYSTEM32_5c_COMMAND.COM" style:data-style-name="N8000">
      <style:table-cell-properties fo:border-bottom="0.0138in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_3d_C_3a__5c_WINNT_5c_SYSTEM32_5c_COMMAND.COM" style:data-style-name="N8000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4" style:family="table-cell" style:parent-style-name="_3d_C_3a__5c_WINNT_5c_SYSTEM32_5c_COMMAND.COM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5" style:family="table-cell" style:parent-style-name="_3d_C_3a__5c_WINNT_5c_SYSTEM32_5c_COMMAND.COM" style:data-style-name="N80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6" style:family="table-cell" style:parent-style-name="_3d_C_3a__5c_WINNT_5c_SYSTEM32_5c_COMMAND.COM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_3d_C_3a__5c_WINNT_5c_SYSTEM32_5c_COMMAND.COM" style:data-style-name="N800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" style:family="table-cell" style:parent-style-name="_3d_C_3a__5c_WINNT_5c_SYSTEM32_5c_COMMAND.COM" style:data-style-name="N8000">
      <style:table-cell-properties fo:border-bottom="0.0346in solid #000000" fo:background-color="#000000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0" style:family="table-cell" style:parent-style-name="_3d_C_3a__5c_WINNT_5c_SYSTEM32_5c_COMMAND.COM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_3d_C_3a__5c_WINNT_5c_SYSTEM32_5c_COMMAND.COM_20_2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_3d_C_3a__5c_WINNT_5c_SYSTEM32_5c_COMMAND.COM" style:data-style-name="N8000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3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4" style:family="table-cell" style:parent-style-name="_3d_C_3a__5c_WINNT_5c_SYSTEM32_5c_COMMAND.COM" style:data-style-name="N800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5" style:family="table-cell" style:parent-style-name="_3d_C_3a__5c_WINNT_5c_SYSTEM32_5c_COMMAND.COM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_3d_C_3a__5c_WINNT_5c_SYSTEM32_5c_COMMAND.COM" style:data-style-name="N800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_3d_C_3a__5c_WINNT_5c_SYSTEM32_5c_COMMAND.COM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_3d_C_3a__5c_WINNT_5c_SYSTEM32_5c_COMMAND.COM" style:data-style-name="N8000">
      <style:table-cell-properties fo:border-bottom="0.0346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Normal_20_6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_3d_C_3a__5c_WINNT_5c_SYSTEM32_5c_COMMAND.COM_20_2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_3d_C_3a__5c_WINNT_5c_SYSTEM32_5c_COMMAND.COM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Hyperlink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Excel_20_Built-in_20_Hyperlink" style:data-style-name="N8000">
      <style:table-cell-properties fo:border-bottom="0.0346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Normal_20_3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Excel_20_Built-in_20_Hyperlink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Hyperlink" style:data-style-name="N8000">
      <style:table-cell-properties fo:background-color="#00000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Excel_20_Built-in_20_Hyperlink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Excel_20_Built-in_20_Hyperlink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Excel_20_Built-in_20_Hyperlink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_3d_C_3a__5c_WINNT_5c_SYSTEM32_5c_COMMAND.COM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_3d_C_3a__5c_WINNT_5c_SYSTEM32_5c_COMMAND.COM" style:data-style-name="N80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6" style:family="table-cell" style:parent-style-name="_3d_C_3a__5c_WINNT_5c_SYSTEM32_5c_COMMAND.COM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_3d_C_3a__5c_WINNT_5c_SYSTEM32_5c_COMMAND.COM" style:data-style-name="N8000">
      <style:table-cell-properties fo:border-bottom="0.0346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9" style:family="table-cell" style:parent-style-name="_3d_C_3a__5c_WINNT_5c_SYSTEM32_5c_COMMAND.COM_20_2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_3d_C_3a__5c_WINNT_5c_SYSTEM32_5c_COMMAND.COM" style:data-style-name="N800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tru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_3d_C_3a__5c_WINNT_5c_SYSTEM32_5c_COMMAND.COM" style:data-style-name="N8000">
      <style:table-cell-properties fo:border-bottom="0.0346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tru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_3d_C_3a__5c_WINNT_5c_SYSTEM32_5c_COMMAND.COM" style:data-style-name="N8000">
      <style:table-cell-properties fo:border-bottom="0.0138in solid #000000" fo:background-color="#f2f2f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_3d_C_3a__5c_WINNT_5c_SYSTEM32_5c_COMMAND.COM" style:data-style-name="N8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_3d_C_3a__5c_WINNT_5c_SYSTEM32_5c_COMMAND.COM" style:data-style-name="N8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3" style:family="table-cell" style:parent-style-name="_3d_C_3a__5c_WINNT_5c_SYSTEM32_5c_COMMAND.COM" style:data-style-name="N8000">
      <style:table-cell-properties fo:border-bottom="0.0346in solid #000000" fo:background-color="#c0c0c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_3d_C_3a__5c_WINNT_5c_SYSTEM32_5c_COMMAND.COM" style:data-style-name="N8000">
      <style:table-cell-properties fo:border-bottom="0.0138in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Excel_20_Built-in_20_Hyperlink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_3d_C_3a__5c_WINNT_5c_SYSTEM32_5c_COMMAND.COM" style:data-style-name="N8000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_3d_C_3a__5c_WINNT_5c_SYSTEM32_5c_COMMAND.COM" style:data-style-name="N8000">
      <style:table-cell-properties fo:border-bottom="0.0138in solid #000000" fo:background-color="#ffff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1" style:family="table-cell" style:parent-style-name="_3d_C_3a__5c_WINNT_5c_SYSTEM32_5c_COMMAND.COM" style:data-style-name="N8000">
      <style:table-cell-properties fo:border-bottom="0.0346in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2" style:family="table-cell" style:parent-style-name="_3d_C_3a__5c_WINNT_5c_SYSTEM32_5c_COMMAND.COM" style:data-style-name="N8000">
      <style:table-cell-properties fo:border-bottom="0.0138in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_3d_C_3a__5c_WINNT_5c_SYSTEM32_5c_COMMAND.COM" style:data-style-name="N8000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4" style:family="table-cell" style:parent-style-name="_3d_C_3a__5c_WINNT_5c_SYSTEM32_5c_COMMAND.COM" style:data-style-name="N80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5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_3d_C_3a__5c_WINNT_5c_SYSTEM32_5c_COMMAND.COM" style:data-style-name="N8000">
      <style:table-cell-properties fo:border-bottom="0.0138in solid #000000" fo:background-color="#ffff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7" style:family="table-cell" style:parent-style-name="_3d_C_3a__5c_WINNT_5c_SYSTEM32_5c_COMMAND.COM" style:data-style-name="N8000">
      <style:table-cell-properties fo:border-bottom="0.0346in solid #000000" fo:background-color="#ffff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8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9" style:family="table-cell" style:parent-style-name="_3d_C_3a__5c_WINNT_5c_SYSTEM32_5c_COMMAND.COM" style:data-style-name="N8000">
      <style:table-cell-properties fo:border-bottom="0.0138in solid #000000" fo:background-color="#ffff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0" style:family="table-cell" style:parent-style-name="_3d_C_3a__5c_WINNT_5c_SYSTEM32_5c_COMMAND.COM" style:data-style-name="N8000">
      <style:table-cell-properties fo:border-bottom="0.0346in solid #000000" fo:background-color="#ffff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1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_3d_C_3a__5c_WINNT_5c_SYSTEM32_5c_COMMAND.COM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tru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8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9" style:family="table-cell" style:parent-style-name="_3d_C_3a__5c_WINNT_5c_SYSTEM32_5c_COMMAND.COM" style:data-style-name="N800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_3d_C_3a__5c_WINNT_5c_SYSTEM32_5c_COMMAND.COM_20_2" style:data-style-name="N80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_3d_C_3a__5c_WINNT_5c_SYSTEM32_5c_COMMAND.COM_20_2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_3d_C_3a__5c_WINNT_5c_SYSTEM32_5c_COMMAND.COM_20_2" style:data-style-name="N8000">
      <style:table-cell-properties fo:background-color="#d99694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_3d_C_3a__5c_WINNT_5c_SYSTEM32_5c_COMMAND.COM_20_2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_3d_C_3a__5c_WINNT_5c_SYSTEM32_5c_COMMAND.COM" style:data-style-name="N80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_3d_C_3a__5c_WINNT_5c_SYSTEM32_5c_COMMAND.COM_20_2" style:data-style-name="N8000">
      <style:table-cell-properties fo:background-color="#b3a2c7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_3d_C_3a__5c_WINNT_5c_SYSTEM32_5c_COMMAND.COM_20_2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_3d_C_3a__5c_WINNT_5c_SYSTEM32_5c_COMMAND.COM_20_2" style:data-style-name="N8000">
      <style:table-cell-properties fo:background-color="#fac090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_3d_C_3a__5c_WINNT_5c_SYSTEM32_5c_COMMAND.COM_20_2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_3d_C_3a__5c_WINNT_5c_SYSTEM32_5c_COMMAND.COM" style:data-style-name="N800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_3d_C_3a__5c_WINNT_5c_SYSTEM32_5c_COMMAND.COM" style:data-style-name="N80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_3d_C_3a__5c_WINNT_5c_SYSTEM32_5c_COMMAND.COM" style:data-style-name="N8000">
      <style:table-cell-properties fo:border-bottom="none" fo:background-color="#00ff00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_3d_C_3a__5c_WINNT_5c_SYSTEM32_5c_COMMAND.COM" style:data-style-name="N800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_3d_C_3a__5c_WINNT_5c_SYSTEM32_5c_COMMAND.COM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_3d_C_3a__5c_WINNT_5c_SYSTEM32_5c_COMMAND.COM_20_2" style:data-style-name="N800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4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_3d_C_3a__5c_WINNT_5c_SYSTEM32_5c_COMMAND.COM_20_2" style:data-style-name="N8000">
      <style:table-cell-properties fo:border-bottom="0.0346in solid #000000" fo:background-color="#d9969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_3d_C_3a__5c_WINNT_5c_SYSTEM32_5c_COMMAND.COM_20_2" style:data-style-name="N80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_3d_C_3a__5c_WINNT_5c_SYSTEM32_5c_COMMAND.COM_20_2" style:data-style-name="N8000">
      <style:table-cell-properties fo:border-bottom="0.0346in solid #000000" fo:background-color="#b3a2c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_3d_C_3a__5c_WINNT_5c_SYSTEM32_5c_COMMAND.COM_20_2" style:data-style-name="N800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_3d_C_3a__5c_WINNT_5c_SYSTEM32_5c_COMMAND.COM_20_2" style:data-style-name="N8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8000">
      <style:table-cell-properties fo:border-bottom="0.0346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_3d_C_3a__5c_WINNT_5c_SYSTEM32_5c_COMMAND.COM_20_2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_3d_C_3a__5c_WINNT_5c_SYSTEM32_5c_COMMAND.COM_20_2" style:data-style-name="N800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4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_3d_C_3a__5c_WINNT_5c_SYSTEM32_5c_COMMAND.COM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_3d_C_3a__5c_WINNT_5c_SYSTEM32_5c_COMMAND.COM_20_2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2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_3d_C_3a__5c_WINNT_5c_SYSTEM32_5c_COMMAND.COM_20_2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6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_3d_C_3a__5c_WINNT_5c_SYSTEM32_5c_COMMAND.COM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_3d_C_3a__5c_WINNT_5c_SYSTEM32_5c_COMMAND.COM_20_2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_3d_C_3a__5c_WINNT_5c_SYSTEM32_5c_COMMAND.COM_20_2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_3d_C_3a__5c_WINNT_5c_SYSTEM32_5c_COMMAND.COM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_3d_C_3a__5c_WINNT_5c_SYSTEM32_5c_COMMAND.COM" style:data-style-name="N8000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_3d_C_3a__5c_WINNT_5c_SYSTEM32_5c_COMMAND.COM_20_2" style:data-style-name="N800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4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Excel_20_Built-in_20_Hyperlink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4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Excel_20_Built-in_20_Hyperlink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Excel_20_Built-in_20_Hyperlink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Excel_20_Built-in_20_Hyperlink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3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0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2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03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Excel_20_Built-in_20_Hyperlink" style:data-style-name="N8000">
      <style:table-cell-properties fo:border-bottom="0.0138in solid #000000" fo:background-color="#ffc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8000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07" style:family="table-cell" style:parent-style-name="_3d_C_3a__5c_WINNT_5c_SYSTEM32_5c_COMMAND.COM_20_2" style:data-style-name="N81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tru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1" style:family="table-cell" style:parent-style-name="_3d_C_3a__5c_WINNT_5c_SYSTEM32_5c_COMMAND.COM_20_2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_3d_C_3a__5c_WINNT_5c_SYSTEM32_5c_COMMAND.COM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_3d_C_3a__5c_WINNT_5c_SYSTEM32_5c_COMMAND.COM_20_2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_3d_C_3a__5c_WINNT_5c_SYSTEM32_5c_COMMAND.COM_20_2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_3d_C_3a__5c_WINNT_5c_SYSTEM32_5c_COMMAND.COM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_3d_C_3a__5c_WINNT_5c_SYSTEM32_5c_COMMAND.COM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_3d_C_3a__5c_WINNT_5c_SYSTEM32_5c_COMMAND.COM_20_2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1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22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_3d_C_3a__5c_WINNT_5c_SYSTEM32_5c_COMMAND.COM_20_2" style:data-style-name="N80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_3d_C_3a__5c_WINNT_5c_SYSTEM32_5c_COMMAND.COM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_3d_C_3a__5c_WINNT_5c_SYSTEM32_5c_COMMAND.COM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_3d_C_3a__5c_WINNT_5c_SYSTEM32_5c_COMMAND.COM_20_2" style:data-style-name="N8126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_3d_C_3a__5c_WINNT_5c_SYSTEM32_5c_COMMAND.COM_20_2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_3d_C_3a__5c_WINNT_5c_SYSTEM32_5c_COMMAND.COM_20_2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_3d_C_3a__5c_WINNT_5c_SYSTEM32_5c_COMMAND.COM" style:data-style-name="N800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_3d_C_3a__5c_WINNT_5c_SYSTEM32_5c_COMMAND.COM_20_2" style:data-style-name="N800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tru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_3d_C_3a__5c_WINNT_5c_SYSTEM32_5c_COMMAND.COM" style:data-style-name="N8126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_3d_C_3a__5c_WINNT_5c_SYSTEM32_5c_COMMAND.COM_20_2" style:data-style-name="N8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_3d_C_3a__5c_WINNT_5c_SYSTEM32_5c_COMMAND.COM" style:data-style-name="N8000">
      <style:table-cell-properties fo:border-bottom="0.0138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_3d_C_3a__5c_WINNT_5c_SYSTEM32_5c_COMMAND.COM_20_2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_3d_C_3a__5c_WINNT_5c_SYSTEM32_5c_COMMAND.COM_20_2" style:data-style-name="N8000">
      <style:table-cell-properties fo:border-bottom="0.0346in solid #000000" fo:background-color="#d99694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_3d_C_3a__5c_WINNT_5c_SYSTEM32_5c_COMMAND.COM_20_2" style:data-style-name="N8000">
      <style:table-cell-properties fo:border-bottom="0.0346in solid #000000" fo:background-color="#b3a2c7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_3d_C_3a__5c_WINNT_5c_SYSTEM32_5c_COMMAND.COM_20_2" style:data-style-name="N8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3" style:family="table-cell" style:parent-style-name="_3d_C_3a__5c_WINNT_5c_SYSTEM32_5c_COMMAND.COM_20_2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8000">
      <style:table-cell-properties fo:border-bottom="0.0346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Excel_20_Built-in_20_Hyperlink" style:data-style-name="N8000">
      <style:table-cell-properties fo:border-bottom="0.0138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Hyperlink" style:data-style-name="N800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_3d_C_3a__5c_WINNT_5c_SYSTEM32_5c_COMMAND.COM_20_2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4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50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2" style:family="table-cell" style:parent-style-name="_3d_C_3a__5c_WINNT_5c_SYSTEM32_5c_COMMAND.COM_20_2" style:data-style-name="N8000">
      <style:table-cell-properties fo:border-bottom="0.0138in solid #000000" fo:background-color="#b3a2c7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4" style:family="table-cell" style:parent-style-name="_3d_C_3a__5c_WINNT_5c_SYSTEM32_5c_COMMAND.COM_20_2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_3d_C_3a__5c_WINNT_5c_SYSTEM32_5c_COMMAND.COM_20_2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6" style:family="table-cell" style:parent-style-name="_3d_C_3a__5c_WINNT_5c_SYSTEM32_5c_COMMAND.COM_20_2" style:data-style-name="N8000">
      <style:table-cell-properties fo:background-color="#fac090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7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8" style:family="table-cell" style:parent-style-name="_3d_C_3a__5c_WINNT_5c_SYSTEM32_5c_COMMAND.COM_20_2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_3d_C_3a__5c_WINNT_5c_SYSTEM32_5c_COMMAND.COM_20_2" style:data-style-name="N8000">
      <style:table-cell-properties fo:border-bottom="0.0138in solid #000000" fo:background-color="#66ff33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_3d_C_3a__5c_WINNT_5c_SYSTEM32_5c_COMMAND.COM" style:data-style-name="N8000">
      <style:table-cell-properties fo:border-bottom="0.0138in solid #000000" fo:background-color="#66ff33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_3d_C_3a__5c_WINNT_5c_SYSTEM32_5c_COMMAND.COM" style:data-style-name="N8000">
      <style:table-cell-properties fo:border-bottom="0.0138in solid #000000" fo:background-color="#ffc0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_3d_C_3a__5c_WINNT_5c_SYSTEM32_5c_COMMAND.COM" style:data-style-name="N8000">
      <style:table-cell-properties fo:border-bottom="0.0138in solid #000000" fo:background-color="#c6d9f1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_3d_C_3a__5c_WINNT_5c_SYSTEM32_5c_COMMAND.COM" style:data-style-name="N8000">
      <style:table-cell-properties fo:border-bottom="0.0138in solid #000000" fo:background-color="#ccc1da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_3d_C_3a__5c_WINNT_5c_SYSTEM32_5c_COMMAND.COM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_3d_C_3a__5c_WINNT_5c_SYSTEM32_5c_COMMAND.COM_20_2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_3d_C_3a__5c_WINNT_5c_SYSTEM32_5c_COMMAND.COM_20_2" style:data-style-name="N8000">
      <style:table-cell-properties fo:border-bottom="0.0138in solid #000000" fo:background-color="#66ff33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_3d_C_3a__5c_WINNT_5c_SYSTEM32_5c_COMMAND.COM" style:data-style-name="N8000">
      <style:table-cell-properties fo:border-bottom="none" fo:background-color="#ccc1da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_3d_C_3a__5c_WINNT_5c_SYSTEM32_5c_COMMAND.COM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_3d_C_3a__5c_WINNT_5c_SYSTEM32_5c_COMMAND.COM" style:data-style-name="N8000">
      <style:table-cell-properties fo:background-color="#c6d9f1" style:cell-protect="protected" style:print-content="tru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_3d_C_3a__5c_WINNT_5c_SYSTEM32_5c_COMMAND.COM_20_2" style:data-style-name="N8000">
      <style:table-cell-properties fo:border-bottom="0.0138in solid #000000" fo:background-color="#b3a2c7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6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277" style:family="table-cell" style:parent-style-name="_3d_C_3a__5c_WINNT_5c_SYSTEM32_5c_COMMAND.COM_20_2" style:data-style-name="N8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_3d_C_3a__5c_WINNT_5c_SYSTEM32_5c_COMMAND.COM_20_2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_3d_C_3a__5c_WINNT_5c_SYSTEM32_5c_COMMAND.COM_20_2" style:data-style-name="N8000">
      <style:table-cell-properties fo:border-bottom="0.0138in solid #000000" fo:background-color="#66ff33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_3d_C_3a__5c_WINNT_5c_SYSTEM32_5c_COMMAND.COM" style:data-style-name="N8000">
      <style:table-cell-properties fo:background-color="#66ff33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_3d_C_3a__5c_WINNT_5c_SYSTEM32_5c_COMMAND.COM" style:data-style-name="N8000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_3d_C_3a__5c_WINNT_5c_SYSTEM32_5c_COMMAND.COM" style:data-style-name="N8000">
      <style:table-cell-properties fo:background-color="#ccc1da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_3d_C_3a__5c_WINNT_5c_SYSTEM32_5c_COMMAND.COM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_3d_C_3a__5c_WINNT_5c_SYSTEM32_5c_COMMAND.COM_20_2" style:data-style-name="N8000">
      <style:table-cell-properties fo:background-color="#66ff3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6" style:family="table-cell" style:parent-style-name="Normal_20_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_3d_C_3a__5c_WINNT_5c_SYSTEM32_5c_COMMAND.COM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_3d_C_3a__5c_WINNT_5c_SYSTEM32_5c_COMMAND.COM_20_2" style:data-style-name="N8000">
      <style:table-cell-properties fo:border-bottom="0.0138in solid #000000" fo:background-color="#66ff33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Normal_20_2" style:data-style-name="N8000">
      <style:table-cell-properties fo:background-color="#66ff3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2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_3d_C_3a__5c_WINNT_5c_SYSTEM32_5c_COMMAND.COM" style:data-style-name="N8000">
      <style:table-cell-properties fo:background-color="#c6d9f1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_3d_C_3a__5c_WINNT_5c_SYSTEM32_5c_COMMAND.COM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2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_3d_C_3a__5c_WINNT_5c_SYSTEM32_5c_COMMAND.COM_20_2" style:data-style-name="N8000">
      <style:table-cell-properties fo:background-color="#66ff3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_3d_C_3a__5c_WINNT_5c_SYSTEM32_5c_COMMAND.COM_20_2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01" style:family="table-cell" style:parent-style-name="Excel_20_Built-in_20_Hyperlink" style:data-style-name="N8000">
      <style:table-cell-properties fo:background-color="#66ff3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Hyperlink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Excel_20_Built-in_20_Hyperlink" style:data-style-name="N8000">
      <style:table-cell-properties fo:background-color="#c6d9f1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Excel_20_Built-in_20_Hyperlink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Hyperlink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_3d_C_3a__5c_WINNT_5c_SYSTEM32_5c_COMMAND.COM_20_2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7" style:family="table-cell" style:parent-style-name="_3d_C_3a__5c_WINNT_5c_SYSTEM32_5c_COMMAND.COM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8" style:family="table-cell" style:parent-style-name="_3d_C_3a__5c_WINNT_5c_SYSTEM32_5c_COMMAND.COM_20_2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_3d_C_3a__5c_WINNT_5c_SYSTEM32_5c_COMMAND.COM_20_2" style:data-style-name="N8000">
      <style:table-cell-properties fo:border-bottom="0.0138in solid #000000" fo:background-color="#66ff33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tru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_3d_C_3a__5c_WINNT_5c_SYSTEM32_5c_COMMAND.COM" style:data-style-name="N8000">
      <style:table-cell-properties fo:background-color="#66ff3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_3d_C_3a__5c_WINNT_5c_SYSTEM32_5c_COMMAND.COM" style:data-style-name="N8000">
      <style:table-cell-properties fo:background-color="#c6d9f1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_3d_C_3a__5c_WINNT_5c_SYSTEM32_5c_COMMAND.COM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_3d_C_3a__5c_WINNT_5c_SYSTEM32_5c_COMMAND.COM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tru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8000">
      <style:table-cell-properties fo:background-color="#66ff3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8000">
      <style:table-cell-properties fo:background-color="#c6d9f1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8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8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1" style:family="table-cell" style:parent-style-name="_3d_C_3a__5c_WINNT_5c_SYSTEM32_5c_COMMAND.COM_20_2" style:data-style-name="N80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3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25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_3d_C_3a__5c_WINNT_5c_SYSTEM32_5c_COMMAND.COM_20_2" style:data-style-name="N8000">
      <style:table-cell-properties fo:border-bottom="0.0138in solid #000000" fo:background-color="#b3a2c7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9" style:family="table-cell" style:parent-style-name="_3d_C_3a__5c_WINNT_5c_SYSTEM32_5c_COMMAND.COM_20_2" style:data-style-name="N80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331" style:family="table-cell" style:parent-style-name="_3d_C_3a__5c_WINNT_5c_SYSTEM32_5c_COMMAND.COM_20_2" style:data-style-name="N8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2" style:family="table-cell" style:parent-style-name="_3d_C_3a__5c_WINNT_5c_SYSTEM32_5c_COMMAND.COM_20_2" style:data-style-name="N8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3" style:family="table-cell" style:parent-style-name="_3d_C_3a__5c_WINNT_5c_SYSTEM32_5c_COMMAND.COM_20_2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Excel_20_Built-in_20_Hyperlink" style:data-style-name="N8000">
      <style:table-cell-properties fo:border-bottom="0.0138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Excel_20_Built-in_20_Hyperlink" style:data-style-name="N800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_3d_C_3a__5c_WINNT_5c_SYSTEM32_5c_COMMAND.COM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8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339" style:family="table-cell" style:parent-style-name="Default" style:data-style-name="N8000">
      <style:table-cell-properties fo:border-bottom="0.0346in solid #000000" fo:background-color="#ccffcc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0" style:family="table-cell" style:parent-style-name="Default" style:data-style-name="N8000">
      <style:table-cell-properties fo:border-bottom="none" fo:background-color="#00ff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46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8000">
      <style:table-cell-properties fo:border-bottom="0.0346in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5" style:family="table-cell" style:parent-style-name="Default" style:data-style-name="N8000">
      <style:table-cell-properties fo:border-bottom="none" fo:background-color="#00ff0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8000">
      <style:table-cell-properties fo:border-bottom="0.0346in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9" style:family="table-cell" style:parent-style-name="Default" style:data-style-name="N8000">
      <style:table-cell-properties fo:border-bottom="0.0346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8000">
      <style:table-cell-properties fo:border-bottom="0.0346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8000">
      <style:table-cell-properties fo:border-bottom="0.0138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8000">
      <style:table-cell-properties fo:border-bottom="0.0138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8000">
      <style:table-cell-properties fo:border-bottom="0.0346in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812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356" style:family="table-cell" style:parent-style-name="Default" style:data-style-name="N8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roadwa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7" style:family="table-cell" style:parent-style-name="Default" style:data-style-name="N8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oper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8" style:family="table-cell" style:parent-style-name="Default" style:data-style-name="N8000">
      <style:table-cell-properties fo:border-bottom="0.0138in solid #000000" fo:background-color="#00b0f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9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0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1" style:family="table-cell" style:parent-style-name="Default" style:data-style-name="N8000">
      <style:table-cell-properties fo:border-bottom="0.0138in solid #000000" fo:background-color="#92d05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8000">
      <style:table-cell-properties fo:border-bottom="0.0138in solid #000000" fo:background-color="#8064a2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 style:data-style-name="N8000">
      <style:table-cell-properties fo:border-bottom="0.0138in solid #000000" fo:background-color="#ffff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8000">
      <style:table-cell-properties fo:border-bottom="0.0138in solid #000000" fo:background-color="#ff00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6" style:family="table-cell" style:parent-style-name="Default" style:data-style-name="N8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Broadwa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7" style:family="table-cell" style:parent-style-name="Default" style:data-style-name="N8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ooper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8" style:family="table-cell" style:parent-style-name="Default" style:data-style-name="N8000">
      <style:table-cell-properties fo:border-bottom="0.0138in solid #000000" fo:background-color="#00b0f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9" style:family="table-cell" style:parent-style-name="Default" style:data-style-name="N8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 style:data-style-name="N8000">
      <style:table-cell-properties fo:background-color="#bfbfb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8000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8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8000">
      <style:table-cell-properties fo:background-color="#8064a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 style:data-style-name="N8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800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8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2" style:family="table-cell" style:parent-style-name="Default" style:data-style-name="N800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ll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8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8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Broadwa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8" style:family="table-cell" style:parent-style-name="Default" style:data-style-name="N8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ooper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9" style:family="table-cell" style:parent-style-name="Default" style:data-style-name="N8000">
      <style:table-cell-properties fo:border-bottom="0.0138in solid #000000" fo:background-color="#00b0f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0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8000">
      <style:table-cell-properties fo:border-bottom="0.0138in solid #000000" fo:background-color="#92d05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2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8000">
      <style:table-cell-properties fo:border-bottom="0.0138in solid #000000" fo:background-color="#bfbfb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8000">
      <style:table-cell-properties fo:border-bottom="0.0138in solid #000000" fo:background-color="#8064a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5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8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8000">
      <style:table-cell-properties fo:border-bottom="0.0138in solid #000000" fo:background-color="#ff0000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Normal_5f_ASSC_20_Regional_20_Buddy_20_Alignments_20_1-26-06">
      <style:table-cell-properties fo:background-color="#c0c0c0"/>
    </style:style>
    <style:style style:name="ce401" style:family="table-cell" style:parent-style-name="Normal_5f_ASSC_20_Regional_20_Buddy_20_Alignments_20_1-26-06">
      <style:table-cell-properties fo:background-color="#c0c0c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2" style:family="table-cell" style:parent-style-name="Normal_5f_ASSC_20_Regional_20_Buddy_20_Alignments_20_1-26-06">
      <style:table-cell-properties fo:background-color="#c0c0c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3" style:family="table-cell" style:parent-style-name="Normal_5f_ASSC_20_Regional_20_Buddy_20_Alignments_20_1-26-06">
      <style:table-cell-properties fo:background-color="#c0c0c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Normal_5f_ASSC_20_Regional_20_Buddy_20_Alignments_20_1-26-06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5" style:family="table-cell" style:parent-style-name="Normal_5f_ASSC_20_Regional_20_Buddy_20_Alignments_20_1-26-06">
      <style:table-cell-properties style:diagonal-bl-tr="none" style:diagonal-tl-br="none" fo:background-color="transparent" style:rotation-align="none"/>
    </style:style>
    <style:style style:name="ce406" style:family="table-cell" style:parent-style-name="Normal_5f_ASSC_20_Regional_20_Buddy_20_Alignments_20_1-26-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Normal_5f_ASSC_20_Regional_20_Buddy_20_Alignments_20_1-26-06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Normal_5f_ASSC_20_Regional_20_Buddy_20_Alignments_20_1-26-06">
      <style:table-cell-properties style:diagonal-bl-tr="none" style:diagonal-tl-br="none" style:rotation-align="none"/>
    </style:style>
    <style:style style:name="ce409" style:family="table-cell" style:parent-style-name="Normal_5f_ASSC_20_Regional_20_Buddy_20_Alignments_20_1-26-06">
      <style:table-cell-properties fo:background-color="transparent"/>
    </style:style>
    <style:style style:name="ce410" style:family="table-cell" style:parent-style-name="Normal_5f_ASSC_20_Regional_20_Buddy_20_Alignments_20_1-26-06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1" style:family="table-cell" style:parent-style-name="Normal_5f_ASSC_20_Regional_20_Buddy_20_Alignments_20_1-26-06">
      <style:table-cell-properties fo:background-color="#cc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2" style:family="table-cell" style:parent-style-name="Normal_5f_ASSC_20_Regional_20_Buddy_20_Alignments_20_1-26-06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3" style:family="table-cell" style:parent-style-name="_25_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_25_" style:data-style-name="N8000">
      <style:table-cell-properties fo:background-color="#c0c0c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_25_" style:data-style-name="N800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6" style:family="table-cell" style:parent-style-name="_25_" style:data-style-name="N800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7" style:family="table-cell" style:parent-style-name="_25_" style:data-style-name="N8000">
      <style:table-cell-properties fo:border-bottom="0.0346in solid #000000" fo:background-color="#ffff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8" style:family="table-cell" style:parent-style-name="Normal_5f_ASSC_20_Regional_20_Buddy_20_Alignments_20_1-26-06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9" style:family="table-cell" style:parent-style-name="Normal_5f_ASSC_20_Regional_20_Buddy_20_Alignments_20_1-26-06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0" style:family="table-cell" style:parent-style-name="Normal_5f_ASSC_20_Regional_20_Buddy_20_Alignments_20_1-26-06">
      <style:table-cell-properties fo:border-bottom="0.0346in solid #000000" fo:background-color="#ff99cc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1" style:family="table-cell" style:parent-style-name="Normal_5f_ASSC_20_Regional_20_Buddy_20_Alignments_20_1-26-06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2" style:family="table-cell" style:parent-style-name="Normal_5f_ASSC_20_Regional_20_Buddy_20_Alignments_20_1-26-0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3" style:family="table-cell" style:parent-style-name="Normal_5f_ASSC_20_Regional_20_Buddy_20_Alignments_20_1-26-06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4" style:family="table-cell" style:parent-style-name="Normal_5f_ASSC_20_Regional_20_Buddy_20_Alignments_20_1-26-0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5" style:family="table-cell" style:parent-style-name="Normal_5f_ASSC_20_Regional_20_Buddy_20_Alignments_20_1-26-06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6" style:family="table-cell" style:parent-style-name="Normal_5f_ASSC_20_Regional_20_Buddy_20_Alignments_20_1-26-0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7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8" style:family="table-cell" style:parent-style-name="Normal_5f_ASSC_20_Regional_20_Buddy_20_Alignments_20_1-26-06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9" style:family="table-cell" style:parent-style-name="Normal_5f_ASSC_20_Regional_20_Buddy_20_Alignments_20_1-26-06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0" style:family="table-cell" style:parent-style-name="Normal_5f_ASSC_20_Regional_20_Buddy_20_Alignments_20_1-26-06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1" style:family="table-cell" style:parent-style-name="Normal_5f_ASSC_20_Regional_20_Buddy_20_Alignments_20_1-26-06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2" style:family="table-cell" style:parent-style-name="Normal_5f_ASSC_20_Regional_20_Buddy_20_Alignments_20_1-26-06">
      <style:table-cell-properties fo:background-color="#969696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3" style:family="table-cell" style:parent-style-name="Normal_5f_ASSC_20_Regional_20_Buddy_20_Alignments_20_1-26-06">
      <style:table-cell-properties fo:background-color="#969696"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4" style:family="table-cell" style:parent-style-name="Normal_5f_ASSC_20_Regional_20_Buddy_20_Alignments_20_1-26-06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5" style:family="table-cell" style:parent-style-name="Normal_5f_ASSC_20_Regional_20_Buddy_20_Alignments_20_1-26-06">
      <style:table-cell-properties fo:border-bottom="none" fo:background-color="#ffff0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6" style:family="table-cell" style:parent-style-name="Normal_5f_ASSC_20_Regional_20_Buddy_20_Alignments_20_1-26-06">
      <style:table-cell-properties fo:border-bottom="none" fo:background-color="#ffff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7" style:family="table-cell" style:parent-style-name="Normal_5f_ASSC_20_Regional_20_Buddy_20_Alignments_20_1-26-06">
      <style:table-cell-properties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8" style:family="table-cell" style:parent-style-name="Normal_5f_ASSC_20_Regional_20_Buddy_20_Alignments_20_1-26-06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9" style:family="table-cell" style:parent-style-name="_25_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_25_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Normal_5f_ASSC_20_Regional_20_Buddy_20_Alignments_20_1-26-06" style:data-style-name="N8123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2" style:family="table-cell" style:parent-style-name="_25_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Normal_5f_ASSC_20_Regional_20_Buddy_20_Alignments_20_1-26-06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Normal_5f_ASSC_20_Regional_20_Buddy_20_Alignments_20_1-26-06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Normal_5f_ASSC_20_Regional_20_Buddy_20_Alignments_20_1-26-06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6" style:family="table-cell" style:parent-style-name="Normal_5f_ASSC_20_Regional_20_Buddy_20_Alignments_20_1-26-06" style:data-style-name="N812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_25_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Normal_5f_ASSC_20_Regional_20_Buddy_20_Alignments_20_1-26-06" style:data-style-name="N80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9" style:family="table-cell" style:parent-style-name="Normal_5f_ASSC_20_Regional_20_Buddy_20_Alignments_20_1-26-06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Normal_5f_ASSC_20_Regional_20_Buddy_20_Alignments_20_1-26-06" style:data-style-name="N8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Normal_5f_ASSC_20_Regional_20_Buddy_20_Alignments_20_1-26-06" style:data-style-name="N812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2" style:family="table-cell" style:parent-style-name="Normal_5f_ASSC_20_Regional_20_Buddy_20_Alignments_20_1-26-06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Normal_5f_ASSC_20_Regional_20_Buddy_20_Alignments_20_1-26-06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Normal_5f_ASSC_20_Regional_20_Buddy_20_Alignments_20_1-26-06" style:data-style-name="N812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Normal_5f_ASSC_20_Regional_20_Buddy_20_Alignments_20_1-26-06" style:data-style-name="N812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Normal_5f_ASSC_20_Regional_20_Buddy_20_Alignments_20_1-26-06" style:data-style-name="N8121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7" style:family="table-cell" style:parent-style-name="Normal_5f_ASSC_20_Regional_20_Buddy_20_Alignments_20_1-26-06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8" style:family="table-cell" style:parent-style-name="Normal_5f_ASSC_20_Regional_20_Buddy_20_Alignments_20_1-26-06" style:data-style-name="N117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9" style:family="table-cell" style:parent-style-name="Normal_5f_ASSC_20_Regional_20_Buddy_20_Alignments_20_1-26-06" style:data-style-name="N8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Normal_5f_ASSC_20_Regional_20_Buddy_20_Alignments_20_1-26-06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Normal_5f_ASSC_20_Regional_20_Buddy_20_Alignments_20_1-26-06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Symbo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2" style:family="table-cell" style:parent-style-name="Normal_5f_ASSC_20_Regional_20_Buddy_20_Alignments_20_1-26-06" style:data-style-name="N116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Normal_5f_ASSC_20_Regional_20_Buddy_20_Alignments_20_1-26-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64" style:family="table-cell" style:parent-style-name="Normal_5f_ASSC_20_Regional_20_Buddy_20_Alignments_20_1-26-06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Normal_5f_ASSC_20_Regional_20_Buddy_20_Alignments_20_1-26-06" style:data-style-name="N812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_25_" style:data-style-name="N8000">
      <style:table-cell-properties fo:background-color="#c0c0c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7" style:family="table-cell" style:parent-style-name="_25_" style:data-style-name="N800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8" style:family="table-cell" style:parent-style-name="_25_" style:data-style-name="N8000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9" style:family="table-cell" style:parent-style-name="_25_" style:data-style-name="N8000">
      <style:table-cell-properties fo:border-bottom="0.0346in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0" style:family="table-cell" style:parent-style-name="Normal_5f_ASSC_20_Regional_20_Buddy_20_Alignments_20_1-26-06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1" style:family="table-cell" style:parent-style-name="_25_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Normal_5f_ASSC_20_Regional_20_Buddy_20_Alignments_20_1-26-06">
      <style:table-cell-properties fo:border-bottom="0.0346in solid #000000" fo:background-color="#ff99cc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3" style:family="table-cell" style:parent-style-name="_25_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4" style:family="table-cell" style:parent-style-name="_25_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5" style:family="table-cell" style:parent-style-name="_25_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6" style:family="table-cell" style:parent-style-name="Normal_5f_ASSC_20_Regional_20_Buddy_20_Alignments_20_1-26-06" style:data-style-name="N8126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7" style:family="table-cell" style:parent-style-name="_25_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8" style:family="table-cell" style:parent-style-name="Normal_5f_ASSC_20_Regional_20_Buddy_20_Alignments_20_1-26-06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9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0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1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2" style:family="table-cell" style:parent-style-name="Normal_5f_ASSC_20_Regional_20_Buddy_20_Alignments_20_1-26-0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3" style:family="table-cell" style:parent-style-name="_25_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4" style:family="table-cell" style:parent-style-name="_25_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5" style:family="table-cell" style:parent-style-name="_25_" style:data-style-name="N8000">
      <style:table-cell-properties fo:background-color="#cc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6" style:family="table-cell" style:parent-style-name="_25_" style:data-style-name="N8000">
      <style:table-cell-properties fo:background-color="#cc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7" style:family="table-cell" style:parent-style-name="_25_" style:data-style-name="N8000">
      <style:table-cell-properties fo:border-bottom="0.0138in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8" style:family="table-cell" style:parent-style-name="_25_" style:data-style-name="N8000">
      <style:table-cell-properties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9" style:family="table-cell" style:parent-style-name="_25_" style:data-style-name="N8000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0" style:family="table-cell" style:parent-style-name="Normal_5f_ASSC_20_Regional_20_Buddy_20_Alignments_20_1-26-06">
      <style:table-cell-properties fo:border-bottom="none" fo:background-color="#ffff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1" style:family="table-cell" style:parent-style-name="Normal_5f_ASSC_20_Regional_20_Buddy_20_Alignments_20_1-26-06">
      <style:table-cell-properties fo:background-color="#ffff00" style:diagonal-bl-tr="none" style:diagonal-tl-b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2" style:family="table-cell" style:parent-style-name="Normal_5f_ASSC_20_Regional_20_Buddy_20_Alignments_20_1-26-06">
      <style:table-cell-properties fo:border-bottom="0.0138in solid #000000" fo:background-color="#ffff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3" style:family="table-cell" style:parent-style-name="Normal_5f_ASSC_20_Regional_20_Buddy_20_Alignments_20_1-26-06">
      <style:table-cell-properties fo:border-bottom="none" fo:background-color="#ffff00" style:diagonal-bl-tr="none" style:diagonal-tl-br="none" fo:border-left="none" fo:border-right="none" style:rotation-align="none" fo:border-top="0.0346in solid #000000"/>
    </style:style>
    <style:style style:name="ce494" style:family="table-cell" style:parent-style-name="Normal_5f_ASSC_20_Regional_20_Buddy_20_Alignments_20_1-26-06">
      <style:table-cell-properties fo:background-color="#ffff00" style:diagonal-bl-tr="none" style:diagonal-tl-br="none" style:rotation-align="none"/>
    </style:style>
    <style:style style:name="ce495" style:family="table-cell" style:parent-style-name="Normal_5f_ASSC_20_Regional_20_Buddy_20_Alignments_20_1-26-06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496" style:family="table-cell" style:parent-style-name="Normal_5f_ASSC_20_Regional_20_Buddy_20_Alignments_20_1-26-06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7" style:family="table-cell" style:parent-style-name="_25_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Normal_5f_ASSC_20_Regional_20_Buddy_20_Alignments_20_1-26-06">
      <style:table-cell-properties fo:border-bottom="0.0346in solid #000000" fo:background-color="#ff99cc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9" style:family="table-cell" style:parent-style-name="_25_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0" style:family="table-cell" style:parent-style-name="_25_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1" style:family="table-cell" style:parent-style-name="Normal_5f_ASSC_20_Regional_20_Buddy_20_Alignments_20_1-26-0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2" style:family="table-cell" style:parent-style-name="_25_" style:data-style-name="N8000">
      <style:table-cell-properties fo:border-bottom="0.0138in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3" style:family="table-cell" style:parent-style-name="_25_" style:data-style-name="N8000">
      <style:table-cell-properties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4" style:family="table-cell" style:parent-style-name="_25_" style:data-style-name="N8000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5" style:family="table-cell" style:parent-style-name="Normal_5f_ASSC_20_Regional_20_Buddy_20_Alignments_20_1-26-06">
      <style:table-cell-properties fo:border-bottom="none" fo:background-color="#ffff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Normal_5f_ASSC_20_Regional_20_Buddy_20_Alignments_20_1-26-06">
      <style:table-cell-properties fo:background-color="#ffff00" style:diagonal-bl-tr="none" style:diagonal-tl-b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7" style:family="table-cell" style:parent-style-name="Normal_5f_ASSC_20_Regional_20_Buddy_20_Alignments_20_1-26-06">
      <style:table-cell-properties fo:border-bottom="none" fo:background-color="#ffff00" style:diagonal-bl-tr="none" style:diagonal-tl-br="none" fo:border-left="none" fo:border-right="0.0346in solid #000000" style:rotation-align="none" fo:border-top="0.0346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8" style:family="table-cell" style:parent-style-name="Normal_5f_ASSC_20_Regional_20_Buddy_20_Alignments_20_1-26-06">
      <style:table-cell-properties fo:border-bottom="none" fo:background-color="#ffff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9" style:family="table-cell" style:parent-style-name="Normal_5f_ASSC_20_Regional_20_Buddy_20_Alignments_20_1-26-06">
      <style:table-cell-properties fo:border-bottom="0.0346in solid #000000" fo:background-color="#ffff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0" style:family="table-cell" style:parent-style-name="Normal_5f_ASSC_20_Regional_20_Buddy_20_Alignments_20_1-26-06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1" style:family="table-cell" style:parent-style-name="Normal_5f_ASSC_20_Regional_20_Buddy_20_Alignments_20_1-26-06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2" style:family="table-cell" style:parent-style-name="Normal_5f_ASSC_20_Regional_20_Buddy_20_Alignments_20_1-26-06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3" style:family="table-cell" style:parent-style-name="Normal_5f_ASSC_20_Regional_20_Buddy_20_Alignments_20_1-26-06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4" style:family="table-cell" style:parent-style-name="Normal_5f_ASSC_20_Regional_20_Buddy_20_Alignments_20_1-26-06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5" style:family="table-cell" style:parent-style-name="Normal_5f_ASSC_20_Regional_20_Buddy_20_Alignments_20_1-26-06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6" style:family="table-cell" style:parent-style-name="Normal_5f_ASSC_20_Regional_20_Buddy_20_Alignments_20_1-26-0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17" style:family="table-cell" style:parent-style-name="Normal_5f_ASSC_20_Regional_20_Buddy_20_Alignments_20_1-26-06">
      <style:table-cell-properties fo:background-color="#ffff00"/>
    </style:style>
    <style:style style:name="ce518" style:family="table-cell" style:parent-style-name="Normal_5f_ASSC_20_Regional_20_Buddy_20_Alignments_20_1-26-06">
      <style:table-cell-properties fo:background-color="#ffff99"/>
    </style:style>
    <style:style style:name="ce519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0" style:family="table-cell" style:parent-style-name="Normal_5f_ASSC_20_Regional_20_Buddy_20_Alignments_20_1-26-06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1" style:family="table-cell" style:parent-style-name="Normal_5f_ASSC_20_Regional_20_Buddy_20_Alignments_20_1-26-0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2" style:family="table-cell" style:parent-style-name="Normal_5f_ASSC_20_Regional_20_Buddy_20_Alignments_20_1-26-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3" style:family="table-cell" style:parent-style-name="Normal_5f_ASSC_20_Regional_20_Buddy_20_Alignments_20_1-26-06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4" style:family="table-cell" style:parent-style-name="Normal_5f_ASSC_20_Regional_20_Buddy_20_Alignments_20_1-26-06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5" style:family="table-cell" style:parent-style-name="Normal_5f_ASSC_20_Regional_20_Buddy_20_Alignments_20_1-26-06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6" style:family="table-cell" style:parent-style-name="Normal_5f_ASSC_20_Regional_20_Buddy_20_Alignments_20_1-26-06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7" style:family="table-cell" style:parent-style-name="Normal_5f_ASSC_20_Regional_20_Buddy_20_Alignments_20_1-26-06">
      <style:table-cell-properties fo:background-color="#ffff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Normal_5f_ASSC_20_Regional_20_Buddy_20_Alignments_20_1-26-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Normal_5f_ASSC_20_Regional_20_Buddy_20_Alignments_20_1-26-06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30" style:family="table-cell" style:parent-style-name="_25_" style:data-style-name="N800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1" style:family="table-cell" style:parent-style-name="_25_" style:data-style-name="N8000">
      <style:table-cell-properties fo:border-bottom="0.0346in solid #000000" fo:background-color="#ffff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2" style:family="table-cell" style:parent-style-name="_25_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4" style:family="table-cell" style:parent-style-name="_25_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5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6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7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8" style:family="table-cell" style:parent-style-name="_25_" style:data-style-name="N8000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9" style:family="table-cell" style:parent-style-name="Normal_5f_ASSC_20_Regional_20_Buddy_20_Alignments_20_1-26-0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0" style:family="table-cell" style:parent-style-name="_25_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1" style:family="table-cell" style:parent-style-name="_25_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2" style:family="table-cell" style:parent-style-name="Normal_5f_ASSC_20_Regional_20_Buddy_20_Alignments_20_1-26-06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_25_" style:data-style-name="N800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4" style:family="table-cell" style:parent-style-name="_25_" style:data-style-name="N8000">
      <style:table-cell-properties fo:border-bottom="0.0346in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5" style:family="table-cell" style:parent-style-name="_25_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_25_" style:data-style-name="N8000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7" style:family="table-cell" style:parent-style-name="Normal_5f_ASSC_20_Regional_20_Buddy_20_Alignments_20_1-26-0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8" style:family="table-cell" style:parent-style-name="Normal_5f_ASSC_20_Regional_20_Buddy_20_Alignments_20_1-26-06">
      <style:table-cell-properties fo:border-bottom="0.0346in solid #000000" fo:background-color="#ffff00" style:diagonal-bl-tr="none" style:diagonal-tl-br="none" fo:border-left="none" fo:border-right="0.0346in solid #000000" style:rotation-align="none" fo:border-top="0.013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9" style:family="table-cell" style:parent-style-name="Normal_5f_ASSC_20_Regional_20_Buddy_20_Alignments_20_1-26-06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1" style:family="table-cell" style:parent-style-name="Normal_5f_ASSC_20_Regional_20_Buddy_20_Alignments_20_1-26-06">
      <style:table-cell-properties fo:border-bottom="none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2" style:family="table-cell" style:parent-style-name="Normal_5f_ASSC_20_Regional_20_Buddy_20_Alignments_20_1-26-06">
      <style:table-cell-properties fo:background-color="#c0c0c0" style:diagonal-bl-tr="none" style:diagonal-tl-br="none" style:rotation-align="none"/>
    </style:style>
    <style:style style:name="ce553" style:family="table-cell" style:parent-style-name="Normal_5f_ASSC_20_Regional_20_Buddy_20_Alignments_20_1-26-06">
      <style:table-cell-properties fo:background-color="#c0c0c0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4" style:family="table-cell" style:parent-style-name="_25_" style:data-style-name="N8000">
      <style:table-cell-properties fo:border-bottom="none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5" style:family="table-cell" style:parent-style-name="Normal_5f_ASSC_20_Regional_20_Buddy_20_Alignments_20_1-26-06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6" style:family="table-cell" style:parent-style-name="_25_" style:data-style-name="N8000">
      <style:table-cell-properties fo:border-bottom="none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7" style:family="table-cell" style:parent-style-name="Normal_5f_ASSC_20_Regional_20_Buddy_20_Alignments_20_1-26-06">
      <style:table-cell-properties fo:background-color="#c0c0c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8" style:family="table-cell" style:parent-style-name="Normal_5f_ASSC_20_Regional_20_Buddy_20_Alignments_20_1-26-06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9" style:family="table-cell" style:parent-style-name="Normal_5f_ASSC_20_Regional_20_Buddy_20_Alignments_20_1-26-06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oster2" table:style-name="ta1" table:print-ranges="Roster2.B1:Roster2.J43">
        <office:forms form:automatic-focus="false" form:apply-design-mode="false"/>
        <table:table-column table:style-name="co1" table:default-cell-style-name="ce1"/>
        <table:table-column table:style-name="co2" table:default-cell-style-name="ce23"/>
        <table:table-column table:style-name="co3" table:default-cell-style-name="ce23"/>
        <table:table-column table:style-name="co4" table:default-cell-style-name="ce60"/>
        <table:table-column table:style-name="co5" table:default-cell-style-name="ce23"/>
        <table:table-column table:style-name="co6" table:default-cell-style-name="ce60"/>
        <table:table-column table:style-name="co7" table:default-cell-style-name="ce87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72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" table:number-columns-repeated="1006" table:default-cell-style-name="ce23"/>
        <table:table-row table:style-name="ro1">
          <table:table-cell/>
          <table:table-cell table:style-name="ce2" office:value-type="string" table:number-columns-spanned="9" table:number-rows-spanned="1">
            <text:p>FedEx Austin SSC Team Roster - v 125 Proposal</text:p>
          </table:table-cell>
          <table:covered-table-cell table:number-columns-repeated="7" table:style-name="ce28"/>
          <table:covered-table-cell table:style-name="ce100"/>
          <table:table-cell table:number-columns-repeated="1014"/>
        </table:table-row>
        <table:table-row table:style-name="ro2">
          <table:table-cell/>
          <table:table-cell table:style-name="ce3" office:value-type="string" table:number-columns-spanned="9" table:number-rows-spanned="1">
            <text:p>Management</text:p>
          </table:table-cell>
          <table:covered-table-cell table:number-columns-repeated="7" table:style-name="ce29"/>
          <table:covered-table-cell table:style-name="ce101"/>
          <table:table-cell table:number-columns-repeated="1014"/>
        </table:table-row>
        <table:table-row table:style-name="ro2">
          <table:table-cell/>
          <table:table-cell table:style-name="ce4" office:value-type="string" table:number-columns-spanned="2" table:number-rows-spanned="1">
            <text:p>Name</text:p>
          </table:table-cell>
          <table:covered-table-cell table:style-name="ce30"/>
          <table:table-cell table:style-name="ce49" office:value-type="string">
            <text:p>Fedex #</text:p>
          </table:table-cell>
          <table:table-cell table:style-name="ce49" office:value-type="string">
            <text:p>Email</text:p>
          </table:table-cell>
          <table:table-cell table:style-name="ce49" office:value-type="string">
            <text:p>Fedex Email</text:p>
          </table:table-cell>
          <table:table-cell table:style-name="ce82" office:value-type="string">
            <text:p>Phone #</text:p>
          </table:table-cell>
          <table:table-cell table:style-name="ce88" office:value-type="string" table:number-columns-spanned="3" table:number-rows-spanned="1">
            <text:p>Title</text:p>
          </table:table-cell>
          <table:covered-table-cell table:style-name="ce94"/>
          <table:covered-table-cell table:style-name="ce102"/>
          <table:table-cell table:number-columns-repeated="1014"/>
        </table:table-row>
        <table:table-row table:style-name="ro2">
          <table:table-cell/>
          <table:table-cell table:style-name="ce5" office:value-type="string">
            <text:p>Davey</text:p>
          </table:table-cell>
          <table:table-cell table:style-name="ce31" office:value-type="string">
            <text:p>Jennifer</text:p>
          </table:table-cell>
          <table:table-cell table:style-name="ce50" office:value-type="float" office:value="784423">
            <text:p>784423</text:p>
          </table:table-cell>
          <table:table-cell table:style-name="ce61" office:value-type="string">
            <text:p><text:a xlink:href="mailto:Jennifer_Davey@harte-hanks.com">Jennifer_Davey@harte-hanks.com</text:a></text:p>
          </table:table-cell>
          <table:table-cell table:style-name="ce31" office:value-type="string">
            <text:p>784423@fedex.com</text:p>
          </table:table-cell>
          <table:table-cell table:style-name="ce51" office:value-type="string">
            <text:p>512-434-1134</text:p>
          </table:table-cell>
          <table:table-cell table:style-name="ce89" office:value-type="string" table:number-columns-spanned="3" table:number-rows-spanned="1">
            <text:p>Account Manager</text:p>
          </table:table-cell>
          <table:covered-table-cell table:style-name="ce31"/>
          <table:covered-table-cell table:style-name="ce89"/>
          <table:table-cell table:number-columns-repeated="1014"/>
        </table:table-row>
        <table:table-row table:style-name="ro2">
          <table:table-cell/>
          <table:table-cell table:style-name="ce6" office:value-type="string">
            <text:p>Madrigal</text:p>
          </table:table-cell>
          <table:table-cell table:style-name="ce32" office:value-type="string">
            <text:p>Amber</text:p>
          </table:table-cell>
          <table:table-cell table:style-name="ce50" office:value-type="float" office:value="729548">
            <text:p>729548</text:p>
          </table:table-cell>
          <table:table-cell table:style-name="ce32" office:value-type="string">
            <text:p>Amber_Madrigal@harte-hanks.com</text:p>
          </table:table-cell>
          <table:table-cell table:style-name="ce31" office:value-type="string">
            <text:p>729548@fedex.com</text:p>
          </table:table-cell>
          <table:table-cell table:style-name="ce51" office:value-type="string">
            <text:p>512-231-2303</text:p>
          </table:table-cell>
          <table:table-cell table:style-name="ce89" office:value-type="string" table:number-columns-spanned="3" table:number-rows-spanned="1">
            <text:p>Program Manager</text:p>
          </table:table-cell>
          <table:covered-table-cell table:style-name="ce31"/>
          <table:covered-table-cell table:style-name="ce89"/>
          <table:table-cell table:number-columns-repeated="1014"/>
        </table:table-row>
        <table:table-row table:style-name="ro2">
          <table:table-cell/>
          <table:table-cell table:style-name="ce6" office:value-type="string">
            <text:p>Hicks</text:p>
          </table:table-cell>
          <table:table-cell table:style-name="ce32" office:value-type="string">
            <text:p>Troy</text:p>
          </table:table-cell>
          <table:table-cell table:style-name="ce50" office:value-type="float" office:value="740071">
            <text:p>740071</text:p>
          </table:table-cell>
          <table:table-cell table:style-name="ce62" office:value-type="string">
            <text:p><text:a xlink:href="mailto:Troy_Hicks@harte-Hanks.com">Troy_Hicks@harte-Hanks.com</text:a></text:p>
          </table:table-cell>
          <table:table-cell table:style-name="ce73" office:value-type="string">
            <text:p><text:a xlink:href="mailto:740071@fedex.com">740071@fedex.com</text:a></text:p>
          </table:table-cell>
          <table:table-cell table:style-name="ce51" office:value-type="string">
            <text:p>512-434 - 1237</text:p>
          </table:table-cell>
          <table:table-cell table:style-name="ce31" office:value-type="string" table:number-columns-spanned="2" table:number-rows-spanned="1">
            <text:p>Program Manager</text:p>
          </table:table-cell>
          <table:covered-table-cell table:style-name="ce31"/>
          <table:table-cell table:style-name="ce89"/>
          <table:table-cell table:number-columns-repeated="1014"/>
        </table:table-row>
        <table:table-row table:style-name="ro2">
          <table:table-cell/>
          <table:table-cell table:style-name="ce6" office:value-type="string">
            <text:p>Fogleman</text:p>
          </table:table-cell>
          <table:table-cell table:style-name="ce32" office:value-type="string">
            <text:p>Suzanne</text:p>
          </table:table-cell>
          <table:table-cell table:style-name="ce51" office:value-type="float" office:value="800819">
            <text:p>800819</text:p>
          </table:table-cell>
          <table:table-cell table:style-name="ce61" office:value-type="string">
            <text:p><text:a xlink:href="mailto:Suzanne_Fogleman@harte-hanks.com">Suzanne_Fogleman@harte-hanks.com</text:a></text:p>
          </table:table-cell>
          <table:table-cell table:style-name="ce74" office:value-type="string">
            <text:p><text:a xlink:href="mailto:800819@fedex.com">800819@fedex.com</text:a></text:p>
          </table:table-cell>
          <table:table-cell table:style-name="ce51" office:value-type="string">
            <text:p>512-434-1601</text:p>
          </table:table-cell>
          <table:table-cell table:style-name="ce31" office:value-type="string" table:number-columns-spanned="2" table:number-rows-spanned="1">
            <text:p>Trainer</text:p>
          </table:table-cell>
          <table:covered-table-cell table:style-name="ce31"/>
          <table:table-cell table:style-name="ce89"/>
          <table:table-cell table:number-columns-repeated="3"/>
          <table:table-cell table:style-name="ce60"/>
          <table:table-cell table:style-name="ce113"/>
          <table:table-cell table:style-name="ce114"/>
          <table:table-cell table:style-name="ce1"/>
          <table:table-cell table:number-columns-repeated="1007"/>
        </table:table-row>
        <table:table-row table:style-name="ro2">
          <table:table-cell/>
          <table:table-cell table:style-name="ce6" office:value-type="string">
            <text:p>Holmes</text:p>
          </table:table-cell>
          <table:table-cell table:style-name="ce32" office:value-type="string">
            <text:p>Brenden</text:p>
          </table:table-cell>
          <table:table-cell table:style-name="ce50" office:value-type="float" office:value="681573">
            <text:p>681573</text:p>
          </table:table-cell>
          <table:table-cell table:style-name="ce32" office:value-type="string">
            <text:p>Brenden_holmes@harte-hanks.com</text:p>
          </table:table-cell>
          <table:table-cell table:style-name="ce31" office:value-type="string">
            <text:p>681573@fedex.com</text:p>
          </table:table-cell>
          <table:table-cell table:style-name="ce51" office:value-type="string">
            <text:p>512-434-1250</text:p>
          </table:table-cell>
          <table:table-cell table:style-name="ce31" office:value-type="string" table:number-columns-spanned="2" table:number-rows-spanned="1">
            <text:p>Supervisor (West/Central)</text:p>
          </table:table-cell>
          <table:covered-table-cell table:style-name="ce31"/>
          <table:table-cell table:style-name="ce89"/>
          <table:table-cell table:number-columns-repeated="1014"/>
        </table:table-row>
        <table:table-row table:style-name="ro2">
          <table:table-cell/>
          <table:table-cell table:style-name="ce6" office:value-type="string">
            <text:p>Lewis</text:p>
          </table:table-cell>
          <table:table-cell table:style-name="ce32" office:value-type="string">
            <text:p>Gerald</text:p>
          </table:table-cell>
          <table:table-cell table:style-name="ce50" office:value-type="float" office:value="782406">
            <text:p>782406</text:p>
          </table:table-cell>
          <table:table-cell table:style-name="ce32" office:value-type="string">
            <text:p>Gerald_Lewis@harte-hanks.com</text:p>
          </table:table-cell>
          <table:table-cell table:style-name="ce31" office:value-type="string">
            <text:p>782406@fedex.com</text:p>
          </table:table-cell>
          <table:table-cell table:style-name="ce51" office:value-type="string">
            <text:p>512-231-2307</text:p>
          </table:table-cell>
          <table:table-cell table:style-name="ce89" office:value-type="string" table:number-columns-spanned="3" table:number-rows-spanned="1">
            <text:p>Supervisor (East/Central)</text:p>
          </table:table-cell>
          <table:covered-table-cell table:style-name="ce31"/>
          <table:covered-table-cell table:style-name="ce89"/>
          <table:table-cell table:number-columns-repeated="1014"/>
        </table:table-row>
        <table:table-row table:style-name="ro2">
          <table:table-cell/>
          <table:table-cell table:style-name="ce6" office:value-type="string">
            <text:p>Peters</text:p>
          </table:table-cell>
          <table:table-cell table:style-name="ce32" office:value-type="string">
            <text:p>Jean</text:p>
          </table:table-cell>
          <table:table-cell table:style-name="ce51" office:value-type="float" office:value="561365">
            <text:p>561365</text:p>
          </table:table-cell>
          <table:table-cell table:style-name="ce32" office:value-type="string">
            <text:p>Jean_Peters@harte-hanks.com</text:p>
          </table:table-cell>
          <table:table-cell table:style-name="ce31" office:value-type="string">
            <text:p>561365@fedex.com</text:p>
          </table:table-cell>
          <table:table-cell table:style-name="ce51" office:value-type="string">
            <text:p>512-434-1257</text:p>
          </table:table-cell>
          <table:table-cell table:style-name="ce31" office:value-type="string" table:number-columns-spanned="2" table:number-rows-spanned="1">
            <text:p>Associate Supervisor</text:p>
          </table:table-cell>
          <table:covered-table-cell table:style-name="ce31"/>
          <table:table-cell table:style-name="ce89"/>
          <table:table-cell table:number-columns-repeated="1014"/>
        </table:table-row>
        <table:table-row table:style-name="ro2">
          <table:table-cell/>
          <table:table-cell table:style-name="ce6" office:value-type="string">
            <text:p>Moreno</text:p>
          </table:table-cell>
          <table:table-cell table:style-name="ce32" office:value-type="string">
            <text:p>Alvaro</text:p>
          </table:table-cell>
          <table:table-cell table:style-name="ce52" office:value-type="float" office:value="769390">
            <text:p>769390</text:p>
          </table:table-cell>
          <table:table-cell table:style-name="ce61" office:value-type="string">
            <text:p><text:a xlink:href="mailto:Al_moreno@harte-hanks.com">Al_moreno@harte-hanks.com</text:a></text:p>
          </table:table-cell>
          <table:table-cell table:style-name="ce74" office:value-type="string">
            <text:p><text:a xlink:href="mailto:769390@fedex.com">769390@fedex.com</text:a></text:p>
          </table:table-cell>
          <table:table-cell table:style-name="ce52" office:value-type="string">
            <text:p>EXT.151017</text:p>
          </table:table-cell>
          <table:table-cell table:style-name="ce31" office:value-type="string" table:number-columns-spanned="2" table:number-rows-spanned="1">
            <text:p>Quality Analyst</text:p>
          </table:table-cell>
          <table:covered-table-cell table:style-name="ce31"/>
          <table:table-cell table:style-name="ce89"/>
          <table:table-cell table:number-columns-repeated="1014"/>
        </table:table-row>
        <table:table-row table:style-name="ro2">
          <table:table-cell/>
          <table:table-cell table:style-name="ce7" office:value-type="string" table:number-columns-spanned="9" table:number-rows-spanned="1">
            <text:p>ASSC Phone Number for Customers: 888-214-1421 and ext.</text:p>
          </table:table-cell>
          <table:covered-table-cell table:number-columns-repeated="7" table:style-name="ce33"/>
          <table:covered-table-cell table:style-name="ce103"/>
          <table:table-cell table:number-columns-repeated="2"/>
          <table:table-cell table:style-name="ce60" table:number-columns-repeated="2"/>
          <table:table-cell table:style-name="ce113"/>
          <table:table-cell table:style-name="ce114"/>
          <table:table-cell table:style-name="ce1"/>
          <table:table-cell table:number-columns-repeated="1007"/>
        </table:table-row>
        <table:table-row table:style-name="ro2">
          <table:table-cell/>
          <table:table-cell table:style-name="ce2" office:value-type="string" table:number-columns-spanned="9" table:number-rows-spanned="1">
            <text:p>East Team</text:p>
          </table:table-cell>
          <table:covered-table-cell table:number-columns-repeated="7" table:style-name="ce28"/>
          <table:covered-table-cell table:style-name="ce100"/>
          <table:table-cell table:number-columns-repeated="62"/>
          <table:table-cell table:style-name="ce116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7"/>
          <table:table-cell table:style-name="ce118"/>
          <table:table-cell table:style-name="ce116" table:number-columns-repeated="2"/>
          <table:table-cell table:style-name="ce118" table:number-columns-repeated="775"/>
        </table:table-row>
        <table:table-row table:style-name="ro3">
          <table:table-cell/>
          <table:table-cell table:style-name="ce8" office:value-type="string" table:number-columns-spanned="9" table:number-rows-spanned="1">
            <text:p>FedEx Manager for the East Team in Bridgette Oppedisano: 27324</text:p>
          </table:table-cell>
          <table:covered-table-cell table:number-columns-repeated="7" table:style-name="ce34"/>
          <table:covered-table-cell table:style-name="ce104"/>
          <table:table-cell table:number-columns-repeated="1014"/>
        </table:table-row>
        <table:table-row table:style-name="ro2">
          <table:table-cell/>
          <table:table-cell table:style-name="ce9" office:value-type="string" table:number-columns-spanned="2" table:number-rows-spanned="1">
            <text:p>Agent Name</text:p>
          </table:table-cell>
          <table:covered-table-cell table:style-name="ce35"/>
          <table:table-cell table:style-name="ce35" office:value-type="string">
            <text:p>Fedex #</text:p>
          </table:table-cell>
          <table:table-cell table:style-name="ce35" office:value-type="string">
            <text:p>Fedex Email</text:p>
          </table:table-cell>
          <table:table-cell table:style-name="ce75" office:value-type="string">
            <text:p>Ext.#</text:p>
          </table:table-cell>
          <table:table-cell table:style-name="ce75" office:value-type="string">
            <text:p>Work Hrs</text:p>
          </table:table-cell>
          <table:table-cell table:style-name="ce35" office:value-type="string">
            <text:p>FSSC PARTNER</text:p>
          </table:table-cell>
          <table:table-cell table:style-name="ce35" office:value-type="string">
            <text:p>Fedex #</text:p>
          </table:table-cell>
          <table:table-cell table:style-name="ce105"/>
          <table:table-cell table:number-columns-repeated="4"/>
          <table:table-cell table:style-name="ce72" table:number-columns-repeated="2"/>
          <table:table-cell table:number-columns-repeated="1008"/>
        </table:table-row>
        <table:table-row table:style-name="ro2">
          <table:table-cell/>
          <table:table-cell table:style-name="ce10" office:value-type="string">
            <text:p>Moskal</text:p>
          </table:table-cell>
          <table:table-cell table:style-name="ce36" office:value-type="string">
            <text:p>Lloyd</text:p>
          </table:table-cell>
          <table:table-cell table:style-name="ce53" office:value-type="float" office:value="607214">
            <text:p>607214</text:p>
          </table:table-cell>
          <table:table-cell table:style-name="ce63" office:value-type="string">
            <text:p>607214@fedex.com</text:p>
          </table:table-cell>
          <table:table-cell table:style-name="ce76" office:value-type="float" office:value="151069">
            <text:p>151069</text:p>
          </table:table-cell>
          <table:table-cell table:style-name="ce53" office:value-type="string">
            <text:p>07:00 <text:s text:c="2"/>16:00</text:p>
          </table:table-cell>
          <table:table-cell table:style-name="ce40" office:value-type="string">
            <text:p>Tina Clark</text:p>
          </table:table-cell>
          <table:table-cell table:style-name="ce40" office:value-type="float" office:value="438406">
            <text:p>438406</text:p>
          </table:table-cell>
          <table:table-cell table:style-name="ce105"/>
          <table:table-cell table:number-columns-repeated="1014"/>
        </table:table-row>
        <table:table-row table:style-name="ro2">
          <table:table-cell/>
          <table:table-cell table:style-name="ce11" office:value-type="string" table:number-columns-spanned="9" table:number-rows-spanned="1">
            <text:p>East Team Floaters</text:p>
          </table:table-cell>
          <table:covered-table-cell table:number-columns-repeated="7" table:style-name="ce37"/>
          <table:covered-table-cell table:style-name="ce106"/>
          <table:table-cell table:number-columns-repeated="1014"/>
        </table:table-row>
        <table:table-row table:style-name="ro2">
          <table:table-cell/>
          <table:table-cell table:style-name="ce12" office:value-type="string">
            <text:p>Compton (L)</text:p>
          </table:table-cell>
          <table:table-cell table:style-name="ce38" office:value-type="string">
            <text:p>Sherra </text:p>
          </table:table-cell>
          <table:table-cell table:style-name="ce54" office:value-type="float" office:value="781563">
            <text:p>781563</text:p>
          </table:table-cell>
          <table:table-cell table:style-name="ce64" table:formula="of:=CONCATENATE([.D18];&quot;@fedex.com&quot;)" office:value-type="string" office:string-value="781563@fedex.com">
            <text:p>781563@fedex.com</text:p>
          </table:table-cell>
          <table:table-cell table:style-name="ce77" office:value-type="float" office:value="151318">
            <text:p>151318</text:p>
          </table:table-cell>
          <table:table-cell table:style-name="ce83" office:value-type="string">
            <text:p>08:30 <text:s text:c="3"/>17:00</text:p>
          </table:table-cell>
          <table:table-cell table:style-name="ce59" office:value-type="string">
            <text:p>Lead/Floater</text:p>
          </table:table-cell>
          <table:table-cell table:style-name="ce95"/>
          <table:table-cell table:style-name="ce107"/>
          <table:table-cell table:number-columns-repeated="1014"/>
        </table:table-row>
        <table:table-row table:style-name="ro4">
          <table:table-cell/>
          <table:table-cell table:style-name="ce7" office:value-type="string" table:number-columns-spanned="9" table:number-rows-spanned="1">
            <text:p>Central Team</text:p>
          </table:table-cell>
          <table:covered-table-cell table:number-columns-repeated="7" table:style-name="ce33"/>
          <table:covered-table-cell table:style-name="ce103"/>
          <table:table-cell table:number-columns-repeated="57"/>
          <table:table-cell table:style-name="ce1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number-columns-repeated="780"/>
        </table:table-row>
        <table:table-row table:style-name="ro4">
          <table:table-cell/>
          <table:table-cell table:style-name="ce2" office:value-type="string" table:number-columns-spanned="9" table:number-rows-spanned="1">
            <text:p>FedEx Manger for the Central Team is Lois Johnson: 39534</text:p>
          </table:table-cell>
          <table:covered-table-cell table:number-columns-repeated="7" table:style-name="ce28"/>
          <table:covered-table-cell table:style-name="ce100"/>
          <table:table-cell table:number-columns-repeated="57"/>
          <table:table-cell table:style-name="ce1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number-columns-repeated="780"/>
        </table:table-row>
        <table:table-row table:style-name="ro2">
          <table:table-cell/>
          <table:table-cell table:style-name="ce13" office:value-type="string" table:number-columns-spanned="2" table:number-rows-spanned="1">
            <text:p>Agent Name</text:p>
          </table:table-cell>
          <table:covered-table-cell table:style-name="ce39"/>
          <table:table-cell table:style-name="ce39" office:value-type="string">
            <text:p>Fedex #</text:p>
          </table:table-cell>
          <table:table-cell table:style-name="ce39" office:value-type="string">
            <text:p>FedEx Email</text:p>
          </table:table-cell>
          <table:table-cell table:style-name="ce78" office:value-type="string">
            <text:p>Ext.#</text:p>
          </table:table-cell>
          <table:table-cell table:style-name="ce78" office:value-type="string">
            <text:p>Work Hrs</text:p>
          </table:table-cell>
          <table:table-cell table:style-name="ce39" office:value-type="string">
            <text:p>FSSC PARTNER</text:p>
          </table:table-cell>
          <table:table-cell table:style-name="ce39" office:value-type="string">
            <text:p>Fedex #</text:p>
          </table:table-cell>
          <table:table-cell table:style-name="ce105"/>
          <table:table-cell table:number-columns-repeated="3"/>
          <table:table-cell table:style-name="ce112"/>
          <table:table-cell table:style-name="ce113"/>
          <table:table-cell table:style-name="ce112"/>
          <table:table-cell table:style-name="ce1"/>
          <table:table-cell table:number-columns-repeated="1007"/>
        </table:table-row>
        <table:table-row table:style-name="ro2">
          <table:table-cell/>
          <table:table-cell table:style-name="ce10" office:value-type="string">
            <text:p>Rogers</text:p>
          </table:table-cell>
          <table:table-cell table:style-name="ce36" office:value-type="string">
            <text:p>Kyle</text:p>
          </table:table-cell>
          <table:table-cell table:style-name="ce53" office:value-type="float" office:value="781580">
            <text:p>781580</text:p>
          </table:table-cell>
          <table:table-cell table:style-name="ce63" table:formula="of:=CONCATENATE([.D22];&quot;@fedex.com&quot;)" office:value-type="string" office:string-value="781580@fedex.com">
            <text:p>781580@fedex.com</text:p>
          </table:table-cell>
          <table:table-cell table:style-name="ce45" office:value-type="float" office:value="151341">
            <text:p>151341</text:p>
          </table:table-cell>
          <table:table-cell table:style-name="ce53" office:value-type="string">
            <text:p>08:00 <text:s text:c="2"/>17:00</text:p>
          </table:table-cell>
          <table:table-cell table:style-name="ce57" office:value-type="string">
            <text:p>Chris Forneris</text:p>
          </table:table-cell>
          <table:table-cell table:style-name="ce96" office:value-type="float" office:value="34936">
            <text:p>34936</text:p>
          </table:table-cell>
          <table:table-cell table:style-name="ce105"/>
          <table:table-cell table:number-columns-repeated="1014"/>
        </table:table-row>
        <table:table-row table:style-name="ro5">
          <table:table-cell/>
          <table:table-cell table:style-name="ce10" office:value-type="string">
            <text:p>Long</text:p>
          </table:table-cell>
          <table:table-cell table:style-name="ce40" office:value-type="string">
            <text:p>Janis</text:p>
          </table:table-cell>
          <table:table-cell table:style-name="ce55" office:value-type="float" office:value="836857">
            <text:p>836857</text:p>
          </table:table-cell>
          <table:table-cell table:style-name="ce63" office:value-type="string">
            <text:p><text:a xlink:href="mailto:836857@fedex.com">836857@fedex.com</text:a></text:p>
          </table:table-cell>
          <table:table-cell table:style-name="ce76" office:value-type="float" office:value="151459">
            <text:p>151459</text:p>
          </table:table-cell>
          <table:table-cell table:style-name="ce53" office:value-type="string">
            <text:p>08:00 <text:s text:c="2"/>17:00</text:p>
          </table:table-cell>
          <table:table-cell table:style-name="ce57" office:value-type="string">
            <text:p>Michelle Forrest</text:p>
          </table:table-cell>
          <table:table-cell table:style-name="ce96" office:value-type="float" office:value="117620">
            <text:p>117620</text:p>
          </table:table-cell>
          <table:table-cell table:style-name="ce105"/>
          <table:table-cell table:number-columns-repeated="1014"/>
        </table:table-row>
        <table:table-row table:style-name="ro2">
          <table:table-cell/>
          <table:table-cell table:style-name="ce14" office:value-type="string">
            <text:p>Ramos</text:p>
          </table:table-cell>
          <table:table-cell table:style-name="ce41" office:value-type="string">
            <text:p>Tomas</text:p>
          </table:table-cell>
          <table:table-cell table:style-name="ce56" office:value-type="float" office:value="784789">
            <text:p>784789</text:p>
          </table:table-cell>
          <table:table-cell table:style-name="ce65" office:value-type="string">
            <text:p>784789@fedex.com</text:p>
          </table:table-cell>
          <table:table-cell table:style-name="ce79" office:value-type="float" office:value="151396">
            <text:p>151396</text:p>
          </table:table-cell>
          <table:table-cell table:style-name="ce56" office:value-type="string">
            <text:p>07:30 <text:s/>16:30</text:p>
          </table:table-cell>
          <table:table-cell table:style-name="ce57" office:value-type="string">
            <text:p>Angela Curtis</text:p>
          </table:table-cell>
          <table:table-cell table:style-name="ce96" office:value-type="float" office:value="130182">
            <text:p>130182</text:p>
          </table:table-cell>
          <table:table-cell table:style-name="ce105"/>
          <table:table-cell table:number-columns-repeated="1014"/>
        </table:table-row>
        <table:table-row table:style-name="ro2">
          <table:table-cell/>
          <table:table-cell table:style-name="ce10" office:value-type="string">
            <text:p>Ward</text:p>
          </table:table-cell>
          <table:table-cell table:style-name="ce40" office:value-type="string">
            <text:p>William</text:p>
          </table:table-cell>
          <table:table-cell table:style-name="ce53" office:value-type="float" office:value="661643">
            <text:p>661643</text:p>
          </table:table-cell>
          <table:table-cell table:style-name="ce63" office:value-type="string">
            <text:p>661643@fedex.com</text:p>
          </table:table-cell>
          <table:table-cell table:style-name="ce76" office:value-type="float" office:value="151041">
            <text:p>151041</text:p>
          </table:table-cell>
          <table:table-cell table:style-name="ce53" office:value-type="string">
            <text:p>08:00 <text:s text:c="2"/>16:30</text:p>
          </table:table-cell>
          <table:table-cell table:style-name="ce57" office:value-type="string">
            <text:p>Ken Duffin</text:p>
          </table:table-cell>
          <table:table-cell table:style-name="ce97" office:value-type="float" office:value="395793">
            <text:p>395793</text:p>
          </table:table-cell>
          <table:table-cell table:style-name="ce105"/>
          <table:table-cell table:number-columns-repeated="1014"/>
        </table:table-row>
        <table:table-row table:style-name="ro2">
          <table:table-cell/>
          <table:table-cell table:style-name="ce10" office:value-type="string">
            <text:p>Rogers</text:p>
          </table:table-cell>
          <table:table-cell table:style-name="ce36" office:value-type="string">
            <text:p>Kyle</text:p>
          </table:table-cell>
          <table:table-cell table:style-name="ce53" office:value-type="float" office:value="781580">
            <text:p>781580</text:p>
          </table:table-cell>
          <table:table-cell table:style-name="ce63" table:formula="of:=CONCATENATE([.D26];&quot;@fedex.com&quot;)" office:value-type="string" office:string-value="781580@fedex.com">
            <text:p>781580@fedex.com</text:p>
          </table:table-cell>
          <table:table-cell table:style-name="ce45" office:value-type="float" office:value="151341">
            <text:p>151341</text:p>
          </table:table-cell>
          <table:table-cell table:style-name="ce53" office:value-type="string">
            <text:p>08:00 <text:s text:c="2"/>17:00</text:p>
          </table:table-cell>
          <table:table-cell table:style-name="ce46" office:value-type="string">
            <text:p>Tony Middleton</text:p>
          </table:table-cell>
          <table:table-cell table:style-name="ce46" office:value-type="float" office:value="256179">
            <text:p>256179</text:p>
          </table:table-cell>
          <table:table-cell table:style-name="ce105"/>
          <table:table-cell table:number-columns-repeated="1014"/>
        </table:table-row>
        <table:table-row table:style-name="ro2">
          <table:table-cell/>
          <table:table-cell table:style-name="ce10" office:value-type="string">
            <text:p>Ward</text:p>
          </table:table-cell>
          <table:table-cell table:style-name="ce40" office:value-type="string">
            <text:p>William</text:p>
          </table:table-cell>
          <table:table-cell table:style-name="ce53" office:value-type="float" office:value="661643">
            <text:p>661643</text:p>
          </table:table-cell>
          <table:table-cell table:style-name="ce63" office:value-type="string">
            <text:p>661643@fedex.com</text:p>
          </table:table-cell>
          <table:table-cell table:style-name="ce76" office:value-type="float" office:value="151041">
            <text:p>151041</text:p>
          </table:table-cell>
          <table:table-cell table:style-name="ce53" office:value-type="string">
            <text:p>08:00 <text:s text:c="2"/>16:30</text:p>
          </table:table-cell>
          <table:table-cell table:style-name="ce57" office:value-type="string">
            <text:p>Roz Knighten</text:p>
          </table:table-cell>
          <table:table-cell table:style-name="ce97" office:value-type="float" office:value="64156">
            <text:p>64156</text:p>
          </table:table-cell>
          <table:table-cell table:style-name="ce105"/>
          <table:table-cell table:number-columns-repeated="1014"/>
        </table:table-row>
        <table:table-row table:style-name="ro2">
          <table:table-cell/>
          <table:table-cell table:style-name="ce15" office:value-type="string" table:number-columns-spanned="8" table:number-rows-spanned="1">
            <text:p>West Team</text:p>
          </table:table-cell>
          <table:covered-table-cell table:number-columns-repeated="6" table:style-name="ce42"/>
          <table:covered-table-cell table:style-name="ce98"/>
          <table:table-cell table:style-name="ce98"/>
          <table:table-cell table:number-columns-repeated="1014"/>
        </table:table-row>
        <table:table-row table:style-name="ro2">
          <table:table-cell/>
          <table:table-cell table:style-name="ce16" office:value-type="string" table:number-columns-spanned="9" table:number-rows-spanned="1">
            <text:p>FedEx Manager for the West Team is Steve McCarver: 22031</text:p>
          </table:table-cell>
          <table:covered-table-cell table:number-columns-repeated="7" table:style-name="ce43"/>
          <table:covered-table-cell table:style-name="ce108"/>
          <table:table-cell table:number-columns-repeated="1014"/>
        </table:table-row>
        <table:table-row table:style-name="ro2">
          <table:table-cell/>
          <table:table-cell table:style-name="ce13" office:value-type="string" table:number-columns-spanned="2" table:number-rows-spanned="1">
            <text:p>Agent Name</text:p>
          </table:table-cell>
          <table:covered-table-cell table:style-name="ce39"/>
          <table:table-cell table:style-name="ce39" office:value-type="string">
            <text:p>Fedex #</text:p>
          </table:table-cell>
          <table:table-cell table:style-name="ce39" office:value-type="string">
            <text:p>FedEx Email</text:p>
          </table:table-cell>
          <table:table-cell table:style-name="ce78" office:value-type="string">
            <text:p>Ext.#</text:p>
          </table:table-cell>
          <table:table-cell table:style-name="ce78" office:value-type="string">
            <text:p>Work Hrs</text:p>
          </table:table-cell>
          <table:table-cell table:style-name="ce39" office:value-type="string">
            <text:p>FSSC PARTNER</text:p>
          </table:table-cell>
          <table:table-cell table:style-name="ce39" office:value-type="string">
            <text:p>Fedex #</text:p>
          </table:table-cell>
          <table:table-cell table:style-name="ce105"/>
          <table:table-cell table:number-columns-repeated="56"/>
          <table:table-cell table:style-name="ce1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style-name="ce115"/>
          <table:table-cell/>
          <table:table-cell table:style-name="ce1" table:number-columns-repeated="2"/>
          <table:table-cell table:number-columns-repeated="781"/>
        </table:table-row>
        <table:table-row table:style-name="ro5">
          <table:table-cell/>
          <table:table-cell table:style-name="ce10" office:value-type="string">
            <text:p>Fox</text:p>
          </table:table-cell>
          <table:table-cell table:style-name="ce40" office:value-type="string">
            <text:p>Colin</text:p>
          </table:table-cell>
          <table:table-cell table:style-name="ce53" office:value-type="float" office:value="738906">
            <text:p>738906</text:p>
          </table:table-cell>
          <table:table-cell table:style-name="ce63" office:value-type="string">
            <text:p><text:a xlink:href="mailto:738906@fedex.com">738906@fedex.com</text:a></text:p>
          </table:table-cell>
          <table:table-cell table:style-name="ce76" office:value-type="float" office:value="151158">
            <text:p>151158</text:p>
          </table:table-cell>
          <table:table-cell table:style-name="ce53" office:value-type="string">
            <text:p>09:30 <text:s text:c="2"/>18:30</text:p>
          </table:table-cell>
          <table:table-cell table:style-name="ce90" office:value-type="string">
            <text:p>Cindy Dong</text:p>
          </table:table-cell>
          <table:table-cell table:style-name="ce97" office:value-type="float" office:value="456861">
            <text:p>456861</text:p>
          </table:table-cell>
          <table:table-cell table:style-name="ce105"/>
          <table:table-cell table:number-columns-repeated="1014"/>
        </table:table-row>
        <table:table-row table:style-name="ro4">
          <table:table-cell/>
          <table:table-cell table:style-name="ce10" office:value-type="string">
            <text:p>Noal</text:p>
          </table:table-cell>
          <table:table-cell table:style-name="ce40" office:value-type="string">
            <text:p>Beth</text:p>
          </table:table-cell>
          <table:table-cell table:style-name="ce53" office:value-type="float" office:value="817951">
            <text:p>817951</text:p>
          </table:table-cell>
          <table:table-cell table:style-name="ce66" office:value-type="string">
            <text:p><text:a xlink:href="mailto:817951@fedex.com">817951@fedex.com</text:a></text:p>
          </table:table-cell>
          <table:table-cell table:style-name="ce36" office:value-type="float" office:value="151138">
            <text:p>151138</text:p>
          </table:table-cell>
          <table:table-cell table:style-name="ce53" office:value-type="string">
            <text:p>09:30 <text:s/>18:00</text:p>
          </table:table-cell>
          <table:table-cell table:style-name="ce91" office:value-type="string">
            <text:p>Jo Kramer</text:p>
          </table:table-cell>
          <table:table-cell table:style-name="ce99" office:value-type="float" office:value="25574">
            <text:p>25574</text:p>
          </table:table-cell>
          <table:table-cell table:style-name="ce105"/>
          <table:table-cell table:number-columns-repeated="1014"/>
        </table:table-row>
        <table:table-row table:style-name="ro5">
          <table:table-cell/>
          <table:table-cell table:style-name="ce10" office:value-type="string">
            <text:p>Holybee</text:p>
          </table:table-cell>
          <table:table-cell table:style-name="ce40" office:value-type="string">
            <text:p>Lindsey</text:p>
          </table:table-cell>
          <table:table-cell table:style-name="ce55" office:value-type="float" office:value="836516">
            <text:p>836516</text:p>
          </table:table-cell>
          <table:table-cell table:style-name="ce67" office:value-type="string">
            <text:p><text:a xlink:href="mailto:836516@fedex.com">836516@fedex.com</text:a></text:p>
          </table:table-cell>
          <table:table-cell table:style-name="ce36" office:value-type="float" office:value="151456">
            <text:p>151456</text:p>
          </table:table-cell>
          <table:table-cell table:style-name="ce53" office:value-type="string">
            <text:p>07:30 <text:s text:c="2"/>16:30</text:p>
          </table:table-cell>
          <table:table-cell table:style-name="ce90" office:value-type="string">
            <text:p>Wendy Bricking</text:p>
          </table:table-cell>
          <table:table-cell table:style-name="ce97" office:value-type="float" office:value="66245">
            <text:p>66245</text:p>
          </table:table-cell>
          <table:table-cell table:style-name="ce105"/>
          <table:table-cell table:number-columns-repeated="1014"/>
        </table:table-row>
        <table:table-row table:style-name="ro2">
          <table:table-cell/>
          <table:table-cell table:style-name="ce17" office:value-type="string">
            <text:p>Solanzo</text:p>
          </table:table-cell>
          <table:table-cell table:style-name="ce40" office:value-type="string">
            <text:p>Danny</text:p>
          </table:table-cell>
          <table:table-cell table:style-name="ce53" office:value-type="float" office:value="781557">
            <text:p>781557</text:p>
          </table:table-cell>
          <table:table-cell table:style-name="ce63" table:formula="of:=CONCATENATE([.D34];&quot;@fedex.com&quot;)" office:value-type="string" office:string-value="781557@fedex.com">
            <text:p>781557@fedex.com</text:p>
          </table:table-cell>
          <table:table-cell table:style-name="ce45" office:value-type="float" office:value="151343">
            <text:p>151343</text:p>
          </table:table-cell>
          <table:table-cell table:style-name="ce53" office:value-type="string">
            <text:p>08:30 <text:s/>17:30</text:p>
          </table:table-cell>
          <table:table-cell table:style-name="ce90" office:value-type="string">
            <text:p>Johnny Rodriguez</text:p>
          </table:table-cell>
          <table:table-cell table:style-name="ce97" office:value-type="float" office:value="438769">
            <text:p>438769</text:p>
          </table:table-cell>
          <table:table-cell table:style-name="ce105"/>
          <table:table-cell table:style-name="ce23"/>
          <table:table-cell table:number-columns-repeated="1013"/>
        </table:table-row>
        <table:table-row table:style-name="ro2">
          <table:table-cell/>
          <table:table-cell table:style-name="ce18" office:value-type="string" table:number-columns-spanned="9" table:number-rows-spanned="1">
            <text:p>West Team Floaters</text:p>
          </table:table-cell>
          <table:covered-table-cell table:number-columns-repeated="7" table:style-name="ce44"/>
          <table:covered-table-cell table:style-name="ce109"/>
          <table:table-cell table:number-columns-repeated="1014"/>
        </table:table-row>
        <table:table-row table:style-name="ro5">
          <table:table-cell/>
          <table:table-cell table:style-name="ce10" office:value-type="string">
            <text:p>Wirtz</text:p>
          </table:table-cell>
          <table:table-cell table:style-name="ce40" office:value-type="string">
            <text:p>Theresa</text:p>
          </table:table-cell>
          <table:table-cell table:style-name="ce36" office:value-type="float" office:value="761113">
            <text:p>761113</text:p>
          </table:table-cell>
          <table:table-cell table:style-name="ce63" office:value-type="string">
            <text:p><text:a xlink:href="mailto:777271@fedex.com">761113@fedex.com</text:a></text:p>
          </table:table-cell>
          <table:table-cell table:style-name="ce45" office:value-type="float" office:value="151252">
            <text:p>151252</text:p>
          </table:table-cell>
          <table:table-cell table:style-name="ce53" office:value-type="string">
            <text:p>10:00 <text:s text:c="2"/>18:30</text:p>
          </table:table-cell>
          <table:table-cell table:style-name="ce90" office:value-type="string">
            <text:p>Lead/Floater</text:p>
          </table:table-cell>
          <table:table-cell table:style-name="ce92"/>
          <table:table-cell table:style-name="ce109"/>
          <table:table-cell table:number-columns-repeated="1014"/>
        </table:table-row>
        <table:table-row table:style-name="ro5">
          <table:table-cell/>
          <table:table-cell table:style-name="ce19" office:value-type="string">
            <text:p>Quiocho</text:p>
          </table:table-cell>
          <table:table-cell table:style-name="ce45" office:value-type="string">
            <text:p>Shanelle</text:p>
          </table:table-cell>
          <table:table-cell table:style-name="ce53" office:value-type="float" office:value="830492">
            <text:p>830492</text:p>
          </table:table-cell>
          <table:table-cell table:style-name="ce68" office:value-type="string">
            <text:p><text:a xlink:href="mailto:830492@fedex.com">830492@fedex.com</text:a></text:p>
          </table:table-cell>
          <table:table-cell table:style-name="ce45" office:value-type="float" office:value="151200">
            <text:p>151200</text:p>
          </table:table-cell>
          <table:table-cell table:style-name="ce53" office:value-type="string">
            <text:p>10:30 <text:s text:c="2"/>19:00</text:p>
          </table:table-cell>
          <table:table-cell table:style-name="ce90" office:value-type="string">
            <text:p>Floater</text:p>
          </table:table-cell>
          <table:table-cell table:style-name="ce92"/>
          <table:table-cell table:style-name="ce109"/>
          <table:table-cell table:number-columns-repeated="1014"/>
        </table:table-row>
        <table:table-row table:style-name="ro2">
          <table:table-cell/>
          <table:table-cell table:style-name="ce18" office:value-type="string" table:number-columns-spanned="9" table:number-rows-spanned="1">
            <text:p>ACIC Team</text:p>
          </table:table-cell>
          <table:covered-table-cell table:number-columns-repeated="7" table:style-name="ce44"/>
          <table:covered-table-cell table:style-name="ce109"/>
          <table:table-cell table:number-columns-repeated="1014"/>
        </table:table-row>
        <table:table-row table:style-name="ro5" table:visibility="collapse">
          <table:table-cell/>
          <table:table-cell table:style-name="ce20" office:value-type="string">
            <text:p>Sarman</text:p>
          </table:table-cell>
          <table:table-cell table:style-name="ce46" office:value-type="string">
            <text:p>Shaill</text:p>
          </table:table-cell>
          <table:table-cell table:style-name="ce57" office:value-type="float" office:value="777269">
            <text:p>777269</text:p>
          </table:table-cell>
          <table:table-cell table:style-name="ce69" office:value-type="string">
            <text:p><text:a xlink:href="mailto:777269@fedex.com">777269@fedex.com</text:a></text:p>
          </table:table-cell>
          <table:table-cell table:style-name="ce80" office:value-type="float" office:value="151296">
            <text:p>151296</text:p>
          </table:table-cell>
          <table:table-cell table:style-name="ce84" office:value-type="string">
            <text:p>10:00 <text:s text:c="3"/>19:00</text:p>
          </table:table-cell>
          <table:table-cell table:style-name="ce92" office:value-type="string">
            <text:p>West</text:p>
          </table:table-cell>
          <table:table-cell table:style-name="ce92"/>
          <table:table-cell table:style-name="ce109"/>
          <table:table-cell table:number-columns-repeated="1014"/>
        </table:table-row>
        <table:table-row table:style-name="ro5" table:visibility="collapse">
          <table:table-cell/>
          <table:table-cell table:style-name="ce20" office:value-type="string">
            <text:p>Montgomery</text:p>
          </table:table-cell>
          <table:table-cell table:style-name="ce46" office:value-type="string">
            <text:p>Michael </text:p>
          </table:table-cell>
          <table:table-cell table:style-name="ce58" office:value-type="float" office:value="769736">
            <text:p>769736</text:p>
          </table:table-cell>
          <table:table-cell table:style-name="ce70" office:value-type="string">
            <text:p><text:a xlink:href="mailto:769736@fedex.com">769736@fedex.com</text:a></text:p>
          </table:table-cell>
          <table:table-cell table:style-name="ce57" office:value-type="float" office:value="151067">
            <text:p>151067</text:p>
          </table:table-cell>
          <table:table-cell table:style-name="ce85" office:value-type="string">
            <text:p>07:30 <text:s text:c="2"/>16:30</text:p>
          </table:table-cell>
          <table:table-cell table:style-name="ce92" office:value-type="string">
            <text:p>East</text:p>
          </table:table-cell>
          <table:table-cell table:style-name="ce92" office:value-type="string">
            <text:p>Floater</text:p>
          </table:table-cell>
          <table:table-cell table:style-name="ce109"/>
          <table:table-cell table:number-columns-repeated="1014"/>
        </table:table-row>
        <table:table-row table:style-name="ro5">
          <table:table-cell/>
          <table:table-cell table:style-name="ce20" office:value-type="string">
            <text:p>Montgomery</text:p>
          </table:table-cell>
          <table:table-cell table:style-name="ce46" office:value-type="string">
            <text:p>Michael </text:p>
          </table:table-cell>
          <table:table-cell table:style-name="ce58" office:value-type="float" office:value="769736">
            <text:p>769736</text:p>
          </table:table-cell>
          <table:table-cell table:style-name="ce70" office:value-type="string">
            <text:p><text:a xlink:href="mailto:769736@fedex.com">769736@fedex.com</text:a></text:p>
          </table:table-cell>
          <table:table-cell table:style-name="ce57" office:value-type="float" office:value="151067">
            <text:p>151067</text:p>
          </table:table-cell>
          <table:table-cell table:style-name="ce85" office:value-type="string">
            <text:p>07:30 <text:s text:c="2"/>16:30</text:p>
          </table:table-cell>
          <table:table-cell table:style-name="ce90" office:value-type="string">
            <text:p>Wendy Bricking</text:p>
          </table:table-cell>
          <table:table-cell table:style-name="ce97" office:value-type="float" office:value="66245">
            <text:p>66245</text:p>
          </table:table-cell>
          <table:table-cell table:style-name="ce109"/>
          <table:table-cell table:number-columns-repeated="1014"/>
        </table:table-row>
        <table:table-row table:style-name="ro5">
          <table:table-cell/>
          <table:table-cell table:style-name="ce21" office:value-type="string">
            <text:p>Sarman</text:p>
          </table:table-cell>
          <table:table-cell table:style-name="ce47" office:value-type="string">
            <text:p>Shaill</text:p>
          </table:table-cell>
          <table:table-cell table:style-name="ce59" office:value-type="float" office:value="777269">
            <text:p>777269</text:p>
          </table:table-cell>
          <table:table-cell table:style-name="ce71" office:value-type="string">
            <text:p><text:a xlink:href="mailto:777269@fedex.com">777269@fedex.com</text:a></text:p>
          </table:table-cell>
          <table:table-cell table:style-name="ce81" office:value-type="float" office:value="151296">
            <text:p>151296</text:p>
          </table:table-cell>
          <table:table-cell table:style-name="ce86" office:value-type="string">
            <text:p>10:00 <text:s text:c="3"/>19:00</text:p>
          </table:table-cell>
          <table:table-cell table:style-name="ce93" office:value-type="string">
            <text:p>Robert Sandoval</text:p>
          </table:table-cell>
          <table:table-cell table:style-name="ce95" office:value-type="float" office:value="609854">
            <text:p>609854</text:p>
          </table:table-cell>
          <table:table-cell table:style-name="ce110"/>
          <table:table-cell table:number-columns-repeated="1014"/>
        </table:table-row>
        <table:table-row table:style-name="ro2">
          <table:table-cell/>
          <table:table-cell table:style-name="ce22" office:value-type="string" table:number-columns-spanned="9" table:number-rows-spanned="1">
            <text:p>Last Revision 10/11/11 by Troy Hicks - v 125</text:p>
          </table:table-cell>
          <table:covered-table-cell table:number-columns-repeated="7" table:style-name="ce48"/>
          <table:covered-table-cell table:style-name="ce11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>
            <text:p>New Hires</text:p>
          </table:table-cell>
          <table:table-cell table:style-name="ce24"/>
          <table:table-cell table:number-columns-repeated="1021"/>
        </table:table-row>
        <table:table-row table:style-name="ro2">
          <table:table-cell/>
          <table:table-cell table:style-name="ce25" office:value-type="string">
            <text:p>Team Leads</text:p>
          </table:table-cell>
          <table:table-cell table:style-name="ce25"/>
          <table:table-cell table:number-columns-repeated="1021"/>
        </table:table-row>
        <table:table-row table:style-name="ro2">
          <table:table-cell/>
          <table:table-cell table:style-name="ce26" office:value-type="string">
            <text:p>Spanish speaking Agents</text:p>
          </table:table-cell>
          <table:table-cell table:style-name="ce26"/>
          <table:table-cell table:number-columns-repeated="1021"/>
        </table:table-row>
        <table:table-row table:style-name="ro2">
          <table:table-cell/>
          <table:table-cell table:style-name="ce27" office:value-type="string">
            <text:p>Dual Alignment</text:p>
          </table:table-cell>
          <table:table-cell table:style-name="ce27"/>
          <table:table-cell table:style-name="ce23"/>
          <table:table-cell table:style-name="ce72"/>
          <table:table-cell table:style-name="ce23" table:number-columns-repeated="2"/>
          <table:table-cell table:number-columns-repeated="3"/>
          <table:table-cell table:style-name="ce23"/>
          <table:table-cell table:number-columns-repeated="1013"/>
        </table:table-row>
        <table:table-row table:style-name="ro2">
          <table:table-cell table:number-columns-repeated="10"/>
          <table:table-cell table:style-name="ce23"/>
          <table:table-cell table:number-columns-repeated="1013"/>
        </table:table-row>
        <table:table-row table:style-name="ro2">
          <table:table-cell table:number-columns-repeated="3"/>
          <table:table-cell table:style-name="ce23"/>
          <table:table-cell table:style-name="ce72"/>
          <table:table-cell table:style-name="ce23" table:number-columns-repeated="2"/>
          <table:table-cell table:number-columns-repeated="3"/>
          <table:table-cell table:style-name="ce23"/>
          <table:table-cell table:number-columns-repeated="1013"/>
        </table:table-row>
        <table:table-row table:style-name="ro2">
          <table:table-cell/>
          <table:table-cell office:value-type="string">
            <text:p>Kalu</text:p>
          </table:table-cell>
          <table:table-cell office:value-type="float" office:value="20">
            <text:p>20</text:p>
          </table:table-cell>
          <table:table-cell table:style-name="ce23"/>
          <table:table-cell table:style-name="ce72"/>
          <table:table-cell table:style-name="ce23" table:number-columns-repeated="2"/>
          <table:table-cell table:number-columns-repeated="3"/>
          <table:table-cell table:style-name="ce23"/>
          <table:table-cell table:number-columns-repeated="1013"/>
        </table:table-row>
        <table:table-row table:style-name="ro2">
          <table:table-cell table:number-columns-repeated="3"/>
          <table:table-cell table:style-name="ce23"/>
          <table:table-cell table:style-name="ce72"/>
          <table:table-cell table:style-name="ce23" table:number-columns-repeated="2"/>
          <table:table-cell table:number-columns-repeated="3"/>
          <table:table-cell table:style-name="ce23"/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Roster2.$A$1" table:cell-range-address="$Roster2.$B$1:.$J$43" table:range-usable-as="print-range"/>
        </table:named-expressions>
      </table:table>
      <table:table table:name="HH Roster" table:style-name="ta2" table:print-ranges="'HH Roster'.A1:'HH Roster'.H66">
        <table:table-column table:style-name="co17" table:default-cell-style-name="ce6"/>
        <table:table-column table:style-name="co18" table:default-cell-style-name="ce31"/>
        <table:table-column table:style-name="co4" table:default-cell-style-name="ce184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number-columns-repeated="1015" table:default-cell-style-name="Default"/>
        <table:table-row table:style-name="ro6">
          <table:table-cell table:style-name="ce119" office:value-type="string" table:number-columns-spanned="8" table:number-rows-spanned="1">
            <text:p>Harte-Hanks SSC Team Roster - v 158</text:p>
          </table:table-cell>
          <table:covered-table-cell table:number-columns-repeated="6" table:style-name="ce151"/>
          <table:covered-table-cell table:style-name="ce238"/>
          <table:table-cell table:style-name="ce248"/>
          <table:table-cell table:number-columns-repeated="1015"/>
        </table:table-row>
        <table:table-row table:style-name="ro2">
          <table:table-cell table:style-name="ce120" office:value-type="string" table:number-columns-spanned="8" table:number-rows-spanned="1">
            <text:p>Management</text:p>
          </table:table-cell>
          <table:covered-table-cell table:number-columns-repeated="7" table:style-name="ce120"/>
          <table:table-cell/>
          <table:table-cell table:style-name="ce249"/>
          <table:table-cell table:number-columns-repeated="1014"/>
        </table:table-row>
        <table:table-row table:style-name="ro2">
          <table:table-cell table:style-name="ce121" office:value-type="string" table:number-columns-spanned="2" table:number-rows-spanned="1">
            <text:p>Name</text:p>
          </table:table-cell>
          <table:covered-table-cell table:style-name="ce121"/>
          <table:table-cell table:style-name="ce121" office:value-type="string">
            <text:p>FedEx #</text:p>
          </table:table-cell>
          <table:table-cell table:style-name="ce121" office:value-type="string">
            <text:p>Email</text:p>
          </table:table-cell>
          <table:table-cell table:style-name="ce121" office:value-type="string">
            <text:p>Fedex Email</text:p>
          </table:table-cell>
          <table:table-cell table:style-name="ce223" office:value-type="string">
            <text:p>Phone #</text:p>
          </table:table-cell>
          <table:table-cell table:style-name="ce121" office:value-type="string" table:number-columns-spanned="2" table:number-rows-spanned="1">
            <text:p>Title</text:p>
          </table:table-cell>
          <table:covered-table-cell table:style-name="ce239"/>
          <table:table-cell/>
          <table:table-cell table:style-name="ce249"/>
          <table:table-cell table:number-columns-repeated="1014"/>
        </table:table-row>
        <table:table-row table:style-name="ro2">
          <table:table-cell table:style-name="ce122" office:value-type="string">
            <text:p>Bomar</text:p>
          </table:table-cell>
          <table:table-cell table:style-name="ce122" office:value-type="string">
            <text:p>David</text:p>
          </table:table-cell>
          <table:table-cell table:style-name="ce52" office:value-type="float" office:value="866250">
            <text:p>866250</text:p>
          </table:table-cell>
          <table:table-cell table:style-name="ce191" office:value-type="string">
            <text:p><text:a xlink:href="mailto:David_Bomar@harte-hanks.com">David_Bomar@harte-hanks.com</text:a></text:p>
          </table:table-cell>
          <table:table-cell table:style-name="ce209" office:value-type="string">
            <text:p><text:a xlink:href="mailto:866250@fedex.com">866250@fedex.com</text:a></text:p>
          </table:table-cell>
          <table:table-cell table:style-name="ce52" office:value-type="string">
            <text:p>512.434.1164</text:p>
          </table:table-cell>
          <table:table-cell table:style-name="ce234" office:value-type="string" table:number-columns-spanned="2" table:number-rows-spanned="1">
            <text:p>Program Manager</text:p>
          </table:table-cell>
          <table:covered-table-cell table:style-name="ce234"/>
          <table:table-cell/>
          <table:table-cell table:style-name="ce251"/>
          <table:table-cell table:number-columns-repeated="1014"/>
        </table:table-row>
        <table:table-row table:style-name="ro7">
          <table:table-cell table:style-name="ce122" office:value-type="string">
            <text:p>Whitney</text:p>
          </table:table-cell>
          <table:table-cell table:style-name="ce122" office:value-type="string">
            <text:p>Cyrus</text:p>
          </table:table-cell>
          <table:table-cell table:style-name="ce167" office:value-type="float" office:value="865249">
            <text:p>865249</text:p>
          </table:table-cell>
          <table:table-cell table:style-name="ce191" office:value-type="string">
            <text:p><text:a xlink:href="mailto:Whitney_Cyrus@harte-hanks.com">Whitney_Cyrus@harte-hanks.com</text:a></text:p>
          </table:table-cell>
          <table:table-cell table:style-name="ce209" office:value-type="string">
            <text:p><text:a xlink:href="mailto:865249@fedex.com">865249@fedex.com</text:a></text:p>
          </table:table-cell>
          <table:table-cell table:style-name="ce52" office:value-type="string">
            <text:p>512.434.1296</text:p>
          </table:table-cell>
          <table:table-cell table:style-name="ce234" office:value-type="string" table:number-columns-spanned="2" table:number-rows-spanned="1">
            <text:p>Supervisor </text:p>
          </table:table-cell>
          <table:covered-table-cell table:style-name="ce234"/>
          <table:table-cell/>
          <table:table-cell table:style-name="ce249"/>
          <table:table-cell table:number-columns-repeated="1014"/>
        </table:table-row>
        <table:table-row table:style-name="ro8">
          <table:table-cell table:style-name="ce122" office:value-type="string">
            <text:p>Peters</text:p>
          </table:table-cell>
          <table:table-cell table:style-name="ce122" office:value-type="string">
            <text:p>Jean</text:p>
          </table:table-cell>
          <table:table-cell table:style-name="ce52" office:value-type="float" office:value="561365">
            <text:p>561365</text:p>
          </table:table-cell>
          <table:table-cell table:style-name="ce191" office:value-type="string">
            <text:p>Jean_Peters@harte-hanks.com</text:p>
          </table:table-cell>
          <table:table-cell table:style-name="ce209" office:value-type="string">
            <text:p>561365@fedex.com</text:p>
          </table:table-cell>
          <table:table-cell table:style-name="ce52" office:value-type="string">
            <text:p>512.434.1257</text:p>
          </table:table-cell>
          <table:table-cell table:style-name="ce234" office:value-type="string" table:number-columns-spanned="2" table:number-rows-spanned="1">
            <text:p><text:s/>Supervisor</text:p>
          </table:table-cell>
          <table:covered-table-cell table:style-name="ce234"/>
          <table:table-cell table:number-columns-repeated="1016"/>
        </table:table-row>
        <table:table-row table:style-name="ro8">
          <table:table-cell table:style-name="ce122" office:value-type="string">
            <text:p>Moreno</text:p>
          </table:table-cell>
          <table:table-cell table:style-name="ce122" office:value-type="string">
            <text:p>Alvaro</text:p>
          </table:table-cell>
          <table:table-cell table:style-name="ce52" office:value-type="float" office:value="769390">
            <text:p>769390</text:p>
          </table:table-cell>
          <table:table-cell table:style-name="ce191" office:value-type="string">
            <text:p>Al_Moreno@harte-hanks.com</text:p>
          </table:table-cell>
          <table:table-cell table:style-name="ce209" office:value-type="string">
            <text:p>769390@fedex.com</text:p>
          </table:table-cell>
          <table:table-cell table:style-name="ce52" office:value-type="string">
            <text:p>EXT.151017</text:p>
          </table:table-cell>
          <table:table-cell table:style-name="ce234" office:value-type="string" table:number-columns-spanned="2" table:number-rows-spanned="1">
            <text:p>Quality Analyst</text:p>
          </table:table-cell>
          <table:covered-table-cell table:style-name="ce234"/>
          <table:table-cell table:number-columns-repeated="1016"/>
        </table:table-row>
        <table:table-row table:style-name="ro9">
          <table:table-cell table:style-name="ce123" office:value-type="string" table:number-columns-spanned="8" table:number-rows-spanned="1">
            <text:p>ASSC Phone Number for Customers: 888-214-1421 <text:span text:style-name="T1">(if you press silent option 5, you can then enter an agent's specific extension)</text:span></text:p>
          </table:table-cell>
          <table:covered-table-cell table:number-columns-repeated="7" table:style-name="ce123"/>
          <table:table-cell table:style-name="ce249" table:number-columns-repeated="1016"/>
        </table:table-row>
        <table:table-row table:style-name="ro2">
          <table:table-cell table:style-name="ce124" office:value-type="string" table:number-columns-spanned="8" table:number-rows-spanned="1">
            <text:p>Optimized/Scheduling Function </text:p>
          </table:table-cell>
          <table:covered-table-cell table:number-columns-repeated="6" table:style-name="ce152"/>
          <table:covered-table-cell table:style-name="ce240"/>
          <table:table-cell table:number-columns-repeated="1016"/>
        </table:table-row>
        <table:table-row table:style-name="ro2">
          <table:table-cell table:style-name="ce125" office:value-type="string" table:number-columns-spanned="2" table:number-rows-spanned="1">
            <text:p>Agent Name</text:p>
          </table:table-cell>
          <table:covered-table-cell table:style-name="ce125"/>
          <table:table-cell table:style-name="ce125" office:value-type="string">
            <text:p>FedEx #</text:p>
          </table:table-cell>
          <table:table-cell table:style-name="ce125" office:value-type="string">
            <text:p>Fedex Email</text:p>
          </table:table-cell>
          <table:table-cell table:style-name="ce210" office:value-type="string">
            <text:p>Ext.#</text:p>
          </table:table-cell>
          <table:table-cell table:style-name="ce210" office:value-type="string">
            <text:p>Work Hrs</text:p>
          </table:table-cell>
          <table:table-cell table:style-name="ce125" office:value-type="string">
            <text:p>Supervisor</text:p>
          </table:table-cell>
          <table:table-cell table:style-name="ce125" office:value-type="string">
            <text:p>Agent Count</text:p>
          </table:table-cell>
          <table:table-cell table:number-columns-repeated="1016"/>
        </table:table-row>
        <table:table-row table:style-name="ro7">
          <table:table-cell table:style-name="ce126" office:value-type="string">
            <text:p>Hobson</text:p>
          </table:table-cell>
          <table:table-cell table:style-name="ce153" office:value-type="string">
            <text:p>Charisse</text:p>
          </table:table-cell>
          <table:table-cell table:style-name="ce168" office:value-type="float" office:value="879091">
            <text:p>879091</text:p>
          </table:table-cell>
          <table:table-cell table:style-name="ce192" office:value-type="string">
            <text:p><text:a xlink:href="mailto:879091@fedex.com">879091@fedex.com</text:a></text:p>
          </table:table-cell>
          <table:table-cell table:style-name="ce211" office:value-type="float" office:value="202157">
            <text:p>202157</text:p>
          </table:table-cell>
          <table:table-cell table:style-name="ce224" office:value-type="string">
            <text:p>09:00 <text:s text:c="3"/>18:00</text:p>
          </table:table-cell>
          <table:table-cell table:style-name="ce235" office:value-type="string">
            <text:p>Whitney Cyrus</text:p>
          </table:table-cell>
          <table:table-cell table:style-name="ce197" office:value-type="float" office:value="1">
            <text:p>1</text:p>
          </table:table-cell>
          <table:table-cell table:style-name="ce249" table:number-columns-repeated="1016"/>
        </table:table-row>
        <table:table-row table:style-name="ro8">
          <table:table-cell table:style-name="ce32" office:value-type="string">
            <text:p>Rodriguez</text:p>
          </table:table-cell>
          <table:table-cell table:style-name="ce32" office:value-type="string">
            <text:p>Timothy</text:p>
          </table:table-cell>
          <table:table-cell table:style-name="ce169" office:value-type="float" office:value="691518">
            <text:p>691518</text:p>
          </table:table-cell>
          <table:table-cell table:style-name="ce193" office:value-type="string">
            <text:p>691518@fedex.com</text:p>
          </table:table-cell>
          <table:table-cell table:style-name="ce51" office:value-type="float" office:value="151389">
            <text:p>151389</text:p>
          </table:table-cell>
          <table:table-cell table:style-name="ce224" office:value-type="string">
            <text:p>07:00 <text:s text:c="2"/>16:0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2">
            <text:p>2</text:p>
          </table:table-cell>
          <table:table-cell table:number-columns-repeated="1016"/>
        </table:table-row>
        <table:table-row table:style-name="ro7">
          <table:table-cell table:style-name="ce127" office:value-type="string">
            <text:p>Wright</text:p>
          </table:table-cell>
          <table:table-cell table:style-name="ce127" office:value-type="string">
            <text:p>Willard</text:p>
          </table:table-cell>
          <table:table-cell table:style-name="ce170" office:value-type="float" office:value="879090">
            <text:p>879090</text:p>
          </table:table-cell>
          <table:table-cell table:style-name="ce194" office:value-type="string">
            <text:p><text:a xlink:href="mailto:879090@fedex.com">879090@fedex.com</text:a></text:p>
          </table:table-cell>
          <table:table-cell table:style-name="ce212" office:value-type="float" office:value="204290">
            <text:p>204290</text:p>
          </table:table-cell>
          <table:table-cell table:style-name="ce225" office:value-type="string">
            <text:p>10:00 <text:s text:c="2"/>19:00</text:p>
          </table:table-cell>
          <table:table-cell table:style-name="ce235" office:value-type="string">
            <text:p>Whitney Cyrus</text:p>
          </table:table-cell>
          <table:table-cell table:style-name="ce197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ce128" office:value-type="string" table:number-columns-spanned="8" table:number-rows-spanned="1">
            <text:p>Enhancement Function</text:p>
          </table:table-cell>
          <table:covered-table-cell table:number-columns-repeated="6" table:style-name="ce154"/>
          <table:covered-table-cell table:style-name="ce241"/>
          <table:table-cell table:number-columns-repeated="1016"/>
        </table:table-row>
        <table:table-row table:style-name="ro2">
          <table:table-cell table:style-name="ce125" office:value-type="string" table:number-columns-spanned="2" table:number-rows-spanned="1">
            <text:p>Agent Name</text:p>
          </table:table-cell>
          <table:covered-table-cell table:style-name="ce125"/>
          <table:table-cell table:style-name="ce125" office:value-type="string">
            <text:p>FedEx #</text:p>
          </table:table-cell>
          <table:table-cell table:style-name="ce125" office:value-type="string">
            <text:p>FedEx Email</text:p>
          </table:table-cell>
          <table:table-cell table:style-name="ce210" office:value-type="string">
            <text:p>Ext.#</text:p>
          </table:table-cell>
          <table:table-cell table:style-name="ce210" office:value-type="string">
            <text:p>Work Hrs</text:p>
          </table:table-cell>
          <table:table-cell table:style-name="ce125" office:value-type="string">
            <text:p>Supervisor</text:p>
          </table:table-cell>
          <table:table-cell table:style-name="ce125" office:value-type="string">
            <text:p>Agent Count</text:p>
          </table:table-cell>
          <table:table-cell table:number-columns-repeated="1016"/>
        </table:table-row>
        <table:table-row table:style-name="ro8">
          <table:table-cell table:style-name="ce129" office:value-type="string">
            <text:p>Alvarado </text:p>
          </table:table-cell>
          <table:table-cell table:style-name="ce155" office:value-type="string">
            <text:p>Dania</text:p>
          </table:table-cell>
          <table:table-cell table:style-name="ce171" office:value-type="float" office:value="654769">
            <text:p>654769</text:p>
          </table:table-cell>
          <table:table-cell table:style-name="ce195" office:value-type="string">
            <text:p>654769@fedex.com</text:p>
          </table:table-cell>
          <table:table-cell table:style-name="ce213" office:value-type="float" office:value="151015">
            <text:p>151015</text:p>
          </table:table-cell>
          <table:table-cell table:style-name="ce224" office:value-type="string">
            <text:p>08:00 <text:s text:c="2"/>16:30</text:p>
          </table:table-cell>
          <table:table-cell table:style-name="ce236" office:value-type="string">
            <text:p>Whitney Cyrus</text:p>
          </table:table-cell>
          <table:table-cell table:style-name="ce197" office:value-type="float" office:value="4">
            <text:p>4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Coe</text:p>
          </table:table-cell>
          <table:table-cell table:style-name="ce122" office:value-type="string">
            <text:p>William</text:p>
          </table:table-cell>
          <table:table-cell table:style-name="ce167" office:value-type="float" office:value="784764">
            <text:p>784764</text:p>
          </table:table-cell>
          <table:table-cell table:style-name="ce196" office:value-type="string">
            <text:p>784764@fedex.com</text:p>
          </table:table-cell>
          <table:table-cell table:style-name="ce52" office:value-type="float" office:value="151283">
            <text:p>151283</text:p>
          </table:table-cell>
          <table:table-cell table:style-name="ce226" office:value-type="string">
            <text:p>08:00 <text:s text:c="2"/>16:3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5">
            <text:p>5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Compton</text:p>
          </table:table-cell>
          <table:table-cell table:style-name="ce32" office:value-type="string">
            <text:p>Sherra </text:p>
          </table:table-cell>
          <table:table-cell table:style-name="ce50" office:value-type="float" office:value="781563">
            <text:p>781563</text:p>
          </table:table-cell>
          <table:table-cell table:style-name="ce197" table:formula="of:=CONCATENATE([.C18];&quot;@fedex.com&quot;)" office:value-type="string" office:string-value="781563@fedex.com">
            <text:p>781563@fedex.com</text:p>
          </table:table-cell>
          <table:table-cell table:style-name="ce214" office:value-type="float" office:value="151318">
            <text:p>151318</text:p>
          </table:table-cell>
          <table:table-cell table:style-name="ce224" office:value-type="string">
            <text:p>08:00 <text:s text:c="2"/>17:0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6">
            <text:p>6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Bailey </text:p>
          </table:table-cell>
          <table:table-cell table:style-name="ce122" office:value-type="string">
            <text:p>Myesha</text:p>
          </table:table-cell>
          <table:table-cell table:style-name="ce167" office:value-type="float" office:value="817948">
            <text:p>817948</text:p>
          </table:table-cell>
          <table:table-cell table:style-name="ce198" office:value-type="string">
            <text:p>817948@fedex.com</text:p>
          </table:table-cell>
          <table:table-cell table:style-name="ce167" office:value-type="float" office:value="151093">
            <text:p>151093</text:p>
          </table:table-cell>
          <table:table-cell table:style-name="ce227" office:value-type="string">
            <text:p>07:30 <text:s text:c="2"/>16:0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7">
            <text:p>7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Brea</text:p>
          </table:table-cell>
          <table:table-cell table:style-name="ce32" office:value-type="string">
            <text:p>Iesha</text:p>
          </table:table-cell>
          <table:table-cell table:style-name="ce172" office:value-type="float" office:value="836514">
            <text:p>836514</text:p>
          </table:table-cell>
          <table:table-cell table:style-name="ce199" office:value-type="string">
            <text:p>836514@fedex.com</text:p>
          </table:table-cell>
          <table:table-cell table:style-name="ce50" office:value-type="float" office:value="151471">
            <text:p>151471</text:p>
          </table:table-cell>
          <table:table-cell table:style-name="ce224" office:value-type="string">
            <text:p>07:00 <text:s text:c="2"/>16:0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8">
            <text:p>8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Fike</text:p>
          </table:table-cell>
          <table:table-cell table:style-name="ce32" office:value-type="string">
            <text:p>Allison</text:p>
          </table:table-cell>
          <table:table-cell table:style-name="ce169" office:value-type="float" office:value="817950">
            <text:p>817950</text:p>
          </table:table-cell>
          <table:table-cell table:style-name="ce200" office:value-type="string">
            <text:p>817950@fedex.com</text:p>
          </table:table-cell>
          <table:table-cell table:style-name="ce51" office:value-type="float" office:value="151125">
            <text:p>151125</text:p>
          </table:table-cell>
          <table:table-cell table:style-name="ce224" office:value-type="string">
            <text:p>08:00 <text:s text:c="2"/>16:3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9">
            <text:p>9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Kreun</text:p>
          </table:table-cell>
          <table:table-cell table:style-name="ce32" office:value-type="string">
            <text:p>Ed</text:p>
          </table:table-cell>
          <table:table-cell table:style-name="ce173" office:value-type="float" office:value="830494">
            <text:p>830494</text:p>
          </table:table-cell>
          <table:table-cell table:style-name="ce198" office:value-type="string">
            <text:p>830494@fedex.com</text:p>
          </table:table-cell>
          <table:table-cell table:style-name="ce173" office:value-type="float" office:value="151161">
            <text:p>151161</text:p>
          </table:table-cell>
          <table:table-cell table:style-name="ce225" office:value-type="string">
            <text:p>10:00 <text:s text:c="2"/>19:00</text:p>
          </table:table-cell>
          <table:table-cell table:style-name="ce163" office:value-type="string">
            <text:p>Whitney Cyrus</text:p>
          </table:table-cell>
          <table:table-cell table:style-name="ce197" office:value-type="float" office:value="10">
            <text:p>10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Leggett</text:p>
          </table:table-cell>
          <table:table-cell table:style-name="ce122" office:value-type="string">
            <text:p>Eileen</text:p>
          </table:table-cell>
          <table:table-cell table:style-name="ce167" office:value-type="float" office:value="847842">
            <text:p>847842</text:p>
          </table:table-cell>
          <table:table-cell table:style-name="ce197" office:value-type="string">
            <text:p>847842@fedex.com</text:p>
          </table:table-cell>
          <table:table-cell table:style-name="ce180" office:value-type="float" office:value="151078">
            <text:p>151078</text:p>
          </table:table-cell>
          <table:table-cell table:style-name="ce228" office:value-type="string">
            <text:p>08:00 <text:s text:c="2"/>16:3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11">
            <text:p>11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Long</text:p>
          </table:table-cell>
          <table:table-cell table:style-name="ce32" office:value-type="string">
            <text:p>Janis</text:p>
          </table:table-cell>
          <table:table-cell table:style-name="ce172" office:value-type="float" office:value="836857">
            <text:p>836857</text:p>
          </table:table-cell>
          <table:table-cell table:style-name="ce198" office:value-type="string">
            <text:p>836857@fedex.com</text:p>
          </table:table-cell>
          <table:table-cell table:style-name="ce51" office:value-type="float" office:value="151459">
            <text:p>151459</text:p>
          </table:table-cell>
          <table:table-cell table:style-name="ce224" office:value-type="string">
            <text:p>08:00 <text:s text:c="2"/>17:00</text:p>
          </table:table-cell>
          <table:table-cell table:style-name="ce163" office:value-type="string">
            <text:p>Whitney Cyrus</text:p>
          </table:table-cell>
          <table:table-cell table:style-name="ce197" office:value-type="float" office:value="12">
            <text:p>12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Magallanez</text:p>
          </table:table-cell>
          <table:table-cell table:style-name="ce122" office:value-type="string">
            <text:p>Edward</text:p>
          </table:table-cell>
          <table:table-cell table:style-name="ce167" office:value-type="float" office:value="847832">
            <text:p>847832</text:p>
          </table:table-cell>
          <table:table-cell table:style-name="ce197" office:value-type="string">
            <text:p>847832@fedex.com</text:p>
          </table:table-cell>
          <table:table-cell table:style-name="ce180" office:value-type="float" office:value="151057">
            <text:p>151057</text:p>
          </table:table-cell>
          <table:table-cell table:style-name="ce228" office:value-type="string">
            <text:p>10:00 <text:s text:c="2"/>19:00</text:p>
          </table:table-cell>
          <table:table-cell table:style-name="ce163" office:value-type="string">
            <text:p>Whitney Cyrus</text:p>
          </table:table-cell>
          <table:table-cell table:style-name="ce197" office:value-type="float" office:value="13">
            <text:p>13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Marvin</text:p>
          </table:table-cell>
          <table:table-cell table:style-name="ce122" office:value-type="string">
            <text:p>Austin</text:p>
          </table:table-cell>
          <table:table-cell table:style-name="ce167" office:value-type="float" office:value="784785">
            <text:p>784785</text:p>
          </table:table-cell>
          <table:table-cell table:style-name="ce197" office:value-type="string">
            <text:p>784785@fedex.com</text:p>
          </table:table-cell>
          <table:table-cell table:style-name="ce52" office:value-type="float" office:value="151358">
            <text:p>151358</text:p>
          </table:table-cell>
          <table:table-cell table:style-name="ce228" office:value-type="string">
            <text:p>07:30 <text:s text:c="2"/>16:00</text:p>
          </table:table-cell>
          <table:table-cell table:style-name="ce163" office:value-type="string">
            <text:p>Whitney Cyrus</text:p>
          </table:table-cell>
          <table:table-cell table:style-name="ce197" office:value-type="float" office:value="14">
            <text:p>14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McElveen</text:p>
          </table:table-cell>
          <table:table-cell table:style-name="ce122" office:value-type="string">
            <text:p>Kelli</text:p>
          </table:table-cell>
          <table:table-cell table:style-name="ce167" office:value-type="float" office:value="847836">
            <text:p>847836</text:p>
          </table:table-cell>
          <table:table-cell table:style-name="ce197" office:value-type="string">
            <text:p>847836@fedex.com</text:p>
          </table:table-cell>
          <table:table-cell table:style-name="ce180" office:value-type="float" office:value="151083">
            <text:p>151083</text:p>
          </table:table-cell>
          <table:table-cell table:style-name="ce228" office:value-type="string">
            <text:p>7:00 <text:s text:c="2"/>16:00</text:p>
          </table:table-cell>
          <table:table-cell table:style-name="ce163" office:value-type="string">
            <text:p>Whitney Cyrus</text:p>
          </table:table-cell>
          <table:table-cell table:style-name="ce197" office:value-type="float" office:value="15">
            <text:p>15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Noal</text:p>
          </table:table-cell>
          <table:table-cell table:style-name="ce32" office:value-type="string">
            <text:p>Beth</text:p>
          </table:table-cell>
          <table:table-cell table:style-name="ce50" office:value-type="float" office:value="817951">
            <text:p>817951</text:p>
          </table:table-cell>
          <table:table-cell table:style-name="ce201" office:value-type="string">
            <text:p>817951@fedex.com</text:p>
          </table:table-cell>
          <table:table-cell table:style-name="ce50" office:value-type="float" office:value="151138">
            <text:p>151138</text:p>
          </table:table-cell>
          <table:table-cell table:style-name="ce225" office:value-type="string">
            <text:p>10:00 <text:s text:c="2"/>19:00</text:p>
          </table:table-cell>
          <table:table-cell table:style-name="ce163" office:value-type="string">
            <text:p>Jean Peters</text:p>
          </table:table-cell>
          <table:table-cell table:style-name="ce197" office:value-type="float" office:value="16">
            <text:p>16</text:p>
          </table:table-cell>
          <table:table-cell table:number-columns-repeated="1016"/>
        </table:table-row>
        <table:table-row table:style-name="ro8">
          <table:table-cell table:style-name="ce130" office:value-type="string">
            <text:p>Quiocho</text:p>
          </table:table-cell>
          <table:table-cell table:style-name="ce130" office:value-type="string">
            <text:p>Shanelle</text:p>
          </table:table-cell>
          <table:table-cell table:style-name="ce174" office:value-type="float" office:value="830492">
            <text:p>830492</text:p>
          </table:table-cell>
          <table:table-cell table:style-name="ce202" office:value-type="string">
            <text:p>830492@fedex.com</text:p>
          </table:table-cell>
          <table:table-cell table:style-name="ce215" office:value-type="float" office:value="151200">
            <text:p>151200</text:p>
          </table:table-cell>
          <table:table-cell table:style-name="ce224" office:value-type="string">
            <text:p>07:00 <text:s text:c="2"/>15:30</text:p>
          </table:table-cell>
          <table:table-cell table:style-name="ce163" office:value-type="string">
            <text:p>Whitney Cyrus</text:p>
          </table:table-cell>
          <table:table-cell table:style-name="ce197" office:value-type="float" office:value="17">
            <text:p>17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Rogers</text:p>
          </table:table-cell>
          <table:table-cell office:value-type="string">
            <text:p>Kyle</text:p>
          </table:table-cell>
          <table:table-cell table:style-name="ce50" office:value-type="float" office:value="781580">
            <text:p>781580</text:p>
          </table:table-cell>
          <table:table-cell table:style-name="ce197" table:formula="of:=CONCATENATE([.C30];&quot;@fedex.com&quot;)" office:value-type="string" office:string-value="781580@fedex.com">
            <text:p>781580@fedex.com</text:p>
          </table:table-cell>
          <table:table-cell table:style-name="ce214" office:value-type="float" office:value="151341">
            <text:p>151341</text:p>
          </table:table-cell>
          <table:table-cell table:style-name="ce224" office:value-type="string">
            <text:p>08:00 <text:s text:c="2"/>17:00</text:p>
          </table:table-cell>
          <table:table-cell table:style-name="ce163" office:value-type="string">
            <text:p>Whitney Cyrus</text:p>
          </table:table-cell>
          <table:table-cell table:style-name="ce197"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style-name="ce131" office:value-type="string" table:number-columns-spanned="8" table:number-rows-spanned="1">
            <text:p>Calendar/Training Function</text:p>
          </table:table-cell>
          <table:covered-table-cell table:number-columns-repeated="6" table:style-name="ce156"/>
          <table:covered-table-cell table:style-name="ce242"/>
          <table:table-cell table:number-columns-repeated="1016"/>
        </table:table-row>
        <table:table-row table:style-name="ro2">
          <table:table-cell table:style-name="ce125" office:value-type="string" table:number-columns-spanned="2" table:number-rows-spanned="1">
            <text:p>Agent Name</text:p>
          </table:table-cell>
          <table:covered-table-cell table:style-name="ce125"/>
          <table:table-cell table:style-name="ce125" office:value-type="string">
            <text:p>FedEx #</text:p>
          </table:table-cell>
          <table:table-cell table:style-name="ce125" office:value-type="string">
            <text:p>FedEx Email</text:p>
          </table:table-cell>
          <table:table-cell table:style-name="ce210" office:value-type="string">
            <text:p>Ext.#</text:p>
          </table:table-cell>
          <table:table-cell table:style-name="ce210" office:value-type="string">
            <text:p>Work Hrs</text:p>
          </table:table-cell>
          <table:table-cell table:style-name="ce125" office:value-type="string">
            <text:p>Supervisor</text:p>
          </table:table-cell>
          <table:table-cell table:style-name="ce125" office:value-type="string">
            <text:p>Agent Count</text:p>
          </table:table-cell>
          <table:table-cell table:number-columns-repeated="1016"/>
        </table:table-row>
        <table:table-row table:style-name="ro7">
          <table:table-cell table:style-name="ce32" office:value-type="string">
            <text:p>Burt</text:p>
          </table:table-cell>
          <table:table-cell table:style-name="ce32" office:value-type="string">
            <text:p>Adam</text:p>
          </table:table-cell>
          <table:table-cell table:style-name="ce50" office:value-type="float" office:value="880771">
            <text:p>880771</text:p>
          </table:table-cell>
          <table:table-cell table:style-name="ce203" office:value-type="string">
            <text:p><text:a xlink:href="mailto:880771@fedex.com">880771@fedex.com</text:a></text:p>
          </table:table-cell>
          <table:table-cell table:style-name="ce51" office:value-type="float" office:value="151321">
            <text:p>151321</text:p>
          </table:table-cell>
          <table:table-cell table:style-name="ce227" office:value-type="string">
            <text:p>10:00 <text:s text:c="2"/>19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19">
            <text:p>19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32" office:value-type="string">
            <text:p>Collins</text:p>
          </table:table-cell>
          <table:table-cell table:style-name="ce32" office:value-type="string">
            <text:p>Mark</text:p>
          </table:table-cell>
          <table:table-cell table:style-name="ce50" office:value-type="float" office:value="847827">
            <text:p>847827</text:p>
          </table:table-cell>
          <table:table-cell table:style-name="ce197" office:value-type="string">
            <text:p>847827@fedex.com</text:p>
          </table:table-cell>
          <table:table-cell table:style-name="ce214" office:value-type="float" office:value="151013">
            <text:p>151013</text:p>
          </table:table-cell>
          <table:table-cell table:style-name="ce224" office:value-type="string">
            <text:p>10:00 <text:s text:c="2"/>19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20">
            <text:p>20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Fox</text:p>
          </table:table-cell>
          <table:table-cell table:style-name="ce32" office:value-type="string">
            <text:p>Colin</text:p>
          </table:table-cell>
          <table:table-cell table:style-name="ce50" office:value-type="float" office:value="738906">
            <text:p>738906</text:p>
          </table:table-cell>
          <table:table-cell table:style-name="ce198" office:value-type="string">
            <text:p>738906@fedex.com</text:p>
          </table:table-cell>
          <table:table-cell table:style-name="ce51" office:value-type="float" office:value="151158">
            <text:p>151158</text:p>
          </table:table-cell>
          <table:table-cell table:style-name="ce224" office:value-type="string">
            <text:p>09:30 <text:s text:c="2"/>18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21">
            <text:p>21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Giauque</text:p>
          </table:table-cell>
          <table:table-cell table:style-name="ce122" office:value-type="string">
            <text:p>Mick</text:p>
          </table:table-cell>
          <table:table-cell table:style-name="ce167" office:value-type="float" office:value="555913">
            <text:p>555913</text:p>
          </table:table-cell>
          <table:table-cell table:style-name="ce167" office:value-type="string">
            <text:p>555913@fedex.com</text:p>
          </table:table-cell>
          <table:table-cell table:style-name="ce167" office:value-type="float" office:value="151033">
            <text:p>151033</text:p>
          </table:table-cell>
          <table:table-cell table:style-name="ce227" office:value-type="string">
            <text:p>07:00 <text:s text:c="2"/>15:3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22">
            <text:p>22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Gouldsmith</text:p>
          </table:table-cell>
          <table:table-cell table:style-name="ce122" office:value-type="string">
            <text:p>Mark</text:p>
          </table:table-cell>
          <table:table-cell table:style-name="ce167" office:value-type="float" office:value="858853">
            <text:p>858853</text:p>
          </table:table-cell>
          <table:table-cell table:style-name="ce167" office:value-type="string">
            <text:p>858853@fedex.com</text:p>
          </table:table-cell>
          <table:table-cell table:style-name="ce167" office:value-type="float" office:value="151236">
            <text:p>151236</text:p>
          </table:table-cell>
          <table:table-cell table:style-name="ce227" office:value-type="string">
            <text:p>10:00 <text:s text:c="2"/>18:3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23">
            <text:p>23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Grofe</text:p>
          </table:table-cell>
          <table:table-cell table:style-name="ce122" office:value-type="string">
            <text:p>Laura</text:p>
          </table:table-cell>
          <table:table-cell table:style-name="ce167" office:value-type="float" office:value="858844">
            <text:p>858844</text:p>
          </table:table-cell>
          <table:table-cell table:style-name="ce167" office:value-type="string">
            <text:p>858844@fedex.com</text:p>
          </table:table-cell>
          <table:table-cell table:style-name="ce167" office:value-type="float" office:value="151240">
            <text:p>151240</text:p>
          </table:table-cell>
          <table:table-cell table:style-name="ce227" office:value-type="string">
            <text:p>10:00 <text:s text:c="2"/>19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24">
            <text:p>24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Hardie</text:p>
          </table:table-cell>
          <table:table-cell table:style-name="ce122" office:value-type="string">
            <text:p>Latoia </text:p>
          </table:table-cell>
          <table:table-cell table:style-name="ce167" office:value-type="float" office:value="858847">
            <text:p>858847</text:p>
          </table:table-cell>
          <table:table-cell table:style-name="ce167" office:value-type="string">
            <text:p>858847@fedex.com</text:p>
          </table:table-cell>
          <table:table-cell table:style-name="ce167" office:value-type="float" office:value="151248">
            <text:p>151248</text:p>
          </table:table-cell>
          <table:table-cell table:style-name="ce227" office:value-type="string">
            <text:p>10:00 <text:s text:c="2"/>19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25">
            <text:p>25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Holub</text:p>
          </table:table-cell>
          <table:table-cell table:style-name="ce122" office:value-type="string">
            <text:p>Kelli</text:p>
          </table:table-cell>
          <table:table-cell table:style-name="ce167" office:value-type="float" office:value="867534">
            <text:p>867534</text:p>
          </table:table-cell>
          <table:table-cell table:style-name="ce167" office:value-type="string">
            <text:p>867534@fedex.com</text:p>
          </table:table-cell>
          <table:table-cell table:style-name="ce167" office:value-type="float" office:value="151237">
            <text:p>151237</text:p>
          </table:table-cell>
          <table:table-cell table:style-name="ce227" office:value-type="string">
            <text:p>08:30 <text:s text:c="2"/>17:3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27">
            <text:p>27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Johnston</text:p>
          </table:table-cell>
          <table:table-cell table:style-name="ce32" office:value-type="string">
            <text:p>Michael </text:p>
          </table:table-cell>
          <table:table-cell table:style-name="ce172" office:value-type="float" office:value="865998">
            <text:p>865998</text:p>
          </table:table-cell>
          <table:table-cell table:style-name="ce199" office:value-type="string">
            <text:p>865998@fedex.com</text:p>
          </table:table-cell>
          <table:table-cell table:style-name="ce50" office:value-type="float" office:value="151155">
            <text:p>151155</text:p>
          </table:table-cell>
          <table:table-cell table:style-name="ce224" office:value-type="string">
            <text:p>09:00 <text:s text:c="3"/>18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28">
            <text:p>28</text:p>
          </table:table-cell>
          <table:table-cell table:number-columns-repeated="1016"/>
        </table:table-row>
        <table:table-row table:style-name="ro7">
          <table:table-cell table:style-name="ce32" office:value-type="string">
            <text:p>Knight</text:p>
          </table:table-cell>
          <table:table-cell table:style-name="ce32" office:value-type="string">
            <text:p>Khristina</text:p>
          </table:table-cell>
          <table:table-cell table:style-name="ce50" office:value-type="float" office:value="880779">
            <text:p>880779</text:p>
          </table:table-cell>
          <table:table-cell table:style-name="ce203" office:value-type="string">
            <text:p><text:a xlink:href="mailto:880779@fedex.com">880779@fedex.com</text:a></text:p>
          </table:table-cell>
          <table:table-cell table:style-name="ce51" office:value-type="float" office:value="151363">
            <text:p>151363</text:p>
          </table:table-cell>
          <table:table-cell table:style-name="ce224" office:value-type="string">
            <text:p>09:00 <text:s text:c="3"/>18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29">
            <text:p>29</text:p>
          </table:table-cell>
          <table:table-cell table:style-name="ce250"/>
          <table:table-cell table:number-columns-repeated="1015"/>
        </table:table-row>
        <table:table-row table:style-name="ro7">
          <table:table-cell table:style-name="ce32" office:value-type="string">
            <text:p>Lucia</text:p>
          </table:table-cell>
          <table:table-cell table:style-name="ce32" office:value-type="string">
            <text:p>Nicholas</text:p>
          </table:table-cell>
          <table:table-cell table:style-name="ce50" office:value-type="float" office:value="880782">
            <text:p>880782</text:p>
          </table:table-cell>
          <table:table-cell table:style-name="ce203" office:value-type="string">
            <text:p><text:a xlink:href="mailto:880782@fedex.com">880782@fedex.com</text:a></text:p>
          </table:table-cell>
          <table:table-cell table:style-name="ce51" office:value-type="float" office:value="151365">
            <text:p>151365</text:p>
          </table:table-cell>
          <table:table-cell table:style-name="ce224" office:value-type="string">
            <text:p>09:00 <text:s text:c="3"/>18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30">
            <text:p>30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32" office:value-type="string">
            <text:p>Madu</text:p>
          </table:table-cell>
          <table:table-cell table:style-name="ce32" office:value-type="string">
            <text:p>Stephanie</text:p>
          </table:table-cell>
          <table:table-cell table:style-name="ce169" office:value-type="float" office:value="781564">
            <text:p>781564</text:p>
          </table:table-cell>
          <table:table-cell table:style-name="ce193" table:formula="of:=CONCATENATE([.C44];&quot;@fedex.com&quot;)" office:value-type="string" office:string-value="781564@fedex.com">
            <text:p>781564@fedex.com</text:p>
          </table:table-cell>
          <table:table-cell table:style-name="ce51" office:value-type="float" office:value="151334">
            <text:p>151334</text:p>
          </table:table-cell>
          <table:table-cell table:style-name="ce224" office:value-type="string">
            <text:p>07:00 <text:s text:c="2"/>16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31">
            <text:p>31</text:p>
          </table:table-cell>
          <table:table-cell table:number-columns-repeated="1016"/>
        </table:table-row>
        <table:table-row table:style-name="ro7">
          <table:table-cell table:style-name="ce32" office:value-type="string">
            <text:p>Mahan</text:p>
          </table:table-cell>
          <table:table-cell table:style-name="ce32" office:value-type="string">
            <text:p>Terri</text:p>
          </table:table-cell>
          <table:table-cell table:style-name="ce50" office:value-type="float" office:value="880783">
            <text:p>880783</text:p>
          </table:table-cell>
          <table:table-cell table:style-name="ce203" office:value-type="string">
            <text:p><text:a xlink:href="mailto:880783@fedex.com">880783@fedex.com</text:a></text:p>
          </table:table-cell>
          <table:table-cell table:style-name="ce51" office:value-type="float" office:value="151367">
            <text:p>151367</text:p>
          </table:table-cell>
          <table:table-cell table:style-name="ce227" office:value-type="string">
            <text:p>10:00 <text:s text:c="2"/>19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32">
            <text:p>32</text:p>
          </table:table-cell>
          <table:table-cell table:style-name="ce250"/>
          <table:table-cell table:number-columns-repeated="1015"/>
        </table:table-row>
        <table:table-row table:style-name="ro7">
          <table:table-cell table:style-name="ce32" office:value-type="string">
            <text:p>Martinez</text:p>
          </table:table-cell>
          <table:table-cell table:style-name="ce32" office:value-type="string">
            <text:p>Kirstin</text:p>
          </table:table-cell>
          <table:table-cell table:style-name="ce50" office:value-type="float" office:value="880785">
            <text:p>880785</text:p>
          </table:table-cell>
          <table:table-cell table:style-name="ce203" office:value-type="string">
            <text:p><text:a xlink:href="mailto:880785@fedex.com">880785@fedex.com</text:a></text:p>
          </table:table-cell>
          <table:table-cell table:style-name="ce51" office:value-type="float" office:value="151377">
            <text:p>151377</text:p>
          </table:table-cell>
          <table:table-cell table:style-name="ce227" office:value-type="string">
            <text:p>10:00 <text:s text:c="2"/>19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33">
            <text:p>33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122" office:value-type="string">
            <text:p>Montgomery</text:p>
          </table:table-cell>
          <table:table-cell table:style-name="ce122" office:value-type="string">
            <text:p>Michael </text:p>
          </table:table-cell>
          <table:table-cell table:style-name="ce175" office:value-type="float" office:value="769736">
            <text:p>769736</text:p>
          </table:table-cell>
          <table:table-cell table:style-name="ce204" office:value-type="string">
            <text:p>769736@fedex.com</text:p>
          </table:table-cell>
          <table:table-cell table:style-name="ce167" office:value-type="float" office:value="151067">
            <text:p>151067</text:p>
          </table:table-cell>
          <table:table-cell table:style-name="ce227" office:value-type="string">
            <text:p>07:30 <text:s text:c="2"/>16:3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34">
            <text:p>34</text:p>
          </table:table-cell>
          <table:table-cell table:number-columns-repeated="1016"/>
        </table:table-row>
        <table:table-row table:style-name="ro8">
          <table:table-cell table:style-name="ce32" office:value-type="string">
            <text:p>Moskal</text:p>
          </table:table-cell>
          <table:table-cell office:value-type="string">
            <text:p>Lloyd</text:p>
          </table:table-cell>
          <table:table-cell table:style-name="ce50" office:value-type="float" office:value="607214">
            <text:p>607214</text:p>
          </table:table-cell>
          <table:table-cell table:style-name="ce197" office:value-type="string">
            <text:p>607214@fedex.com</text:p>
          </table:table-cell>
          <table:table-cell table:style-name="ce51" office:value-type="float" office:value="151069">
            <text:p>151069</text:p>
          </table:table-cell>
          <table:table-cell table:style-name="ce224" office:value-type="string">
            <text:p>07:00 <text:s text:c="2"/>16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35">
            <text:p>35</text:p>
          </table:table-cell>
          <table:table-cell table:number-columns-repeated="1016"/>
        </table:table-row>
        <table:table-row table:style-name="ro8">
          <table:table-cell table:style-name="ce122" office:value-type="string">
            <text:p>Ndubueze</text:p>
          </table:table-cell>
          <table:table-cell table:style-name="ce122" office:value-type="string">
            <text:p>Victor</text:p>
          </table:table-cell>
          <table:table-cell table:style-name="ce167" office:value-type="float" office:value="585498">
            <text:p>585498</text:p>
          </table:table-cell>
          <table:table-cell table:style-name="ce197" office:value-type="string">
            <text:p>585498@fedex.com</text:p>
          </table:table-cell>
          <table:table-cell table:style-name="ce52" office:value-type="float" office:value="151020">
            <text:p>151020</text:p>
          </table:table-cell>
          <table:table-cell table:style-name="ce228" office:value-type="string">
            <text:p>08:00 <text:s text:c="2"/>16:3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36">
            <text:p>36</text:p>
          </table:table-cell>
          <table:table-cell table:number-columns-repeated="1016"/>
        </table:table-row>
        <table:table-row table:style-name="ro7">
          <table:table-cell table:style-name="ce32" office:value-type="string">
            <text:p>Palacios</text:p>
          </table:table-cell>
          <table:table-cell table:style-name="ce32" office:value-type="string">
            <text:p>Cristal</text:p>
          </table:table-cell>
          <table:table-cell table:style-name="ce50" office:value-type="float" office:value="880788">
            <text:p>880788</text:p>
          </table:table-cell>
          <table:table-cell table:style-name="ce203" office:value-type="string">
            <text:p><text:a xlink:href="mailto:880788@fedex.com">880788@fedex.com</text:a></text:p>
          </table:table-cell>
          <table:table-cell table:style-name="ce51" office:value-type="float" office:value="151413">
            <text:p>151413</text:p>
          </table:table-cell>
          <table:table-cell table:style-name="ce227" office:value-type="string">
            <text:p>08:30 <text:s text:c="2"/>18:3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37">
            <text:p>37</text:p>
          </table:table-cell>
          <table:table-cell table:style-name="ce250"/>
          <table:table-cell table:number-columns-repeated="1015"/>
        </table:table-row>
        <table:table-row table:style-name="ro7">
          <table:table-cell table:style-name="ce32" office:value-type="string">
            <text:p>Paul</text:p>
          </table:table-cell>
          <table:table-cell table:style-name="ce32" office:value-type="string">
            <text:p>Nick</text:p>
          </table:table-cell>
          <table:table-cell table:style-name="ce50" office:value-type="float" office:value="880790">
            <text:p>880790</text:p>
          </table:table-cell>
          <table:table-cell table:style-name="ce203" office:value-type="string">
            <text:p><text:a xlink:href="mailto:880790@fedex.com">880790@fedex.com</text:a></text:p>
          </table:table-cell>
          <table:table-cell table:style-name="ce51" office:value-type="float" office:value="151415">
            <text:p>151415</text:p>
          </table:table-cell>
          <table:table-cell table:style-name="ce224" office:value-type="string">
            <text:p>09:30 <text:s text:c="3"/>18:3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38">
            <text:p>38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132" office:value-type="string">
            <text:p>Pollard</text:p>
          </table:table-cell>
          <table:table-cell table:style-name="ce132" office:value-type="string">
            <text:p>Stephanie</text:p>
          </table:table-cell>
          <table:table-cell table:style-name="ce176" office:value-type="float" office:value="875211">
            <text:p>875211</text:p>
          </table:table-cell>
          <table:table-cell table:style-name="ce193" table:formula="of:=CONCATENATE([.C52];&quot;@fedex.com&quot;)" office:value-type="string" office:string-value="875211@fedex.com">
            <text:p>875211@fedex.com</text:p>
          </table:table-cell>
          <table:table-cell table:style-name="ce176" office:value-type="float" office:value="151400">
            <text:p>151400</text:p>
          </table:table-cell>
          <table:table-cell table:style-name="ce228" office:value-type="string">
            <text:p>08:00 <text:s text:c="2"/>17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39">
            <text:p>39</text:p>
          </table:table-cell>
          <table:table-cell table:number-columns-repeated="1016"/>
        </table:table-row>
        <table:table-row table:style-name="ro8">
          <table:table-cell table:style-name="ce132" office:value-type="string">
            <text:p>Postenrieder</text:p>
          </table:table-cell>
          <table:table-cell table:style-name="ce132" office:value-type="string">
            <text:p>Jason</text:p>
          </table:table-cell>
          <table:table-cell table:style-name="ce176" office:value-type="float" office:value="865996">
            <text:p>865996</text:p>
          </table:table-cell>
          <table:table-cell table:style-name="ce202" office:value-type="string">
            <text:p>865996@fedex.com</text:p>
          </table:table-cell>
          <table:table-cell table:style-name="ce176" office:value-type="float" office:value="151203">
            <text:p>151203</text:p>
          </table:table-cell>
          <table:table-cell table:style-name="ce229" office:value-type="string">
            <text:p>08:00 <text:s text:c="2"/>17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40">
            <text:p>40</text:p>
          </table:table-cell>
          <table:table-cell table:number-columns-repeated="1016"/>
        </table:table-row>
        <table:table-row table:style-name="ro8">
          <table:table-cell table:style-name="ce133" office:value-type="string">
            <text:p>Qualm</text:p>
          </table:table-cell>
          <table:table-cell table:style-name="ce133" office:value-type="string">
            <text:p>Adam</text:p>
          </table:table-cell>
          <table:table-cell table:style-name="ce177" office:value-type="float" office:value="769391">
            <text:p>769391</text:p>
          </table:table-cell>
          <table:table-cell table:style-name="ce174" office:value-type="string">
            <text:p>769391@fedex.com</text:p>
          </table:table-cell>
          <table:table-cell table:style-name="ce216" office:value-type="float" office:value="151059">
            <text:p>151059</text:p>
          </table:table-cell>
          <table:table-cell table:style-name="ce230" office:value-type="string">
            <text:p>08:00 <text:s text:c="2"/>17:0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41">
            <text:p>41</text:p>
          </table:table-cell>
          <table:table-cell table:style-name="ce249"/>
          <table:table-cell table:number-columns-repeated="1015"/>
        </table:table-row>
        <table:table-row table:style-name="ro7">
          <table:table-cell table:style-name="ce32" office:value-type="string">
            <text:p>Rodriguez</text:p>
          </table:table-cell>
          <table:table-cell table:style-name="ce32" office:value-type="string">
            <text:p>John</text:p>
          </table:table-cell>
          <table:table-cell table:style-name="ce50" office:value-type="float" office:value="880792">
            <text:p>880792</text:p>
          </table:table-cell>
          <table:table-cell table:style-name="ce193" office:value-type="string">
            <text:p><text:a xlink:href="mailto:880792@fedex.com">880792@fedex.com</text:a></text:p>
          </table:table-cell>
          <table:table-cell table:style-name="ce51" office:value-type="float" office:value="151458">
            <text:p>151458</text:p>
          </table:table-cell>
          <table:table-cell table:style-name="ce224" office:value-type="string">
            <text:p>07:00 <text:s text:c="2"/>16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42">
            <text:p>42</text:p>
          </table:table-cell>
          <table:table-cell table:style-name="ce250"/>
          <table:table-cell table:number-columns-repeated="1015"/>
        </table:table-row>
        <table:table-row table:style-name="ro7">
          <table:table-cell table:style-name="ce134" office:value-type="string">
            <text:p>Sanchez</text:p>
          </table:table-cell>
          <table:table-cell table:style-name="ce134" office:value-type="string">
            <text:p>Yanim</text:p>
          </table:table-cell>
          <table:table-cell table:style-name="ce178" office:value-type="float" office:value="880793">
            <text:p>880793</text:p>
          </table:table-cell>
          <table:table-cell table:style-name="ce205" office:value-type="string">
            <text:p><text:a xlink:href="mailto:880793@fedex.com">880793@fedex.com</text:a></text:p>
          </table:table-cell>
          <table:table-cell table:style-name="ce217" office:value-type="float" office:value="151464">
            <text:p>151464</text:p>
          </table:table-cell>
          <table:table-cell table:style-name="ce231" office:value-type="string">
            <text:p>09:00 <text:s text:c="2"/>18:00</text:p>
          </table:table-cell>
          <table:table-cell table:style-name="ce236" office:value-type="string">
            <text:p>Jean Peters</text:p>
          </table:table-cell>
          <table:table-cell table:style-name="ce243" office:value-type="float" office:value="43">
            <text:p>43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32" office:value-type="string">
            <text:p>Singletary</text:p>
          </table:table-cell>
          <table:table-cell office:value-type="string">
            <text:p>Atlas</text:p>
          </table:table-cell>
          <table:table-cell table:style-name="ce50" office:value-type="float" office:value="858852">
            <text:p>858852</text:p>
          </table:table-cell>
          <table:table-cell table:style-name="ce197" office:value-type="string">
            <text:p>858852@fedex.com</text:p>
          </table:table-cell>
          <table:table-cell table:style-name="ce214" office:value-type="float" office:value="151279">
            <text:p>151279</text:p>
          </table:table-cell>
          <table:table-cell table:style-name="ce231" office:value-type="string">
            <text:p>09:00 <text:s text:c="2"/>18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44">
            <text:p>44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32" office:value-type="string">
            <text:p>Smith</text:p>
          </table:table-cell>
          <table:table-cell office:value-type="string">
            <text:p>Richard</text:p>
          </table:table-cell>
          <table:table-cell table:style-name="ce50" office:value-type="float" office:value="875212">
            <text:p>875212</text:p>
          </table:table-cell>
          <table:table-cell table:style-name="ce193" table:formula="of:=CONCATENATE([.C58];&quot;@fedex.com&quot;)" office:value-type="string" office:string-value="875212@fedex.com">
            <text:p>875212@fedex.com</text:p>
          </table:table-cell>
          <table:table-cell table:style-name="ce214" office:value-type="float" office:value="151402">
            <text:p>151402</text:p>
          </table:table-cell>
          <table:table-cell table:style-name="ce224" office:value-type="string">
            <text:p>07:00 <text:s text:c="2"/>15:3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45">
            <text:p>45</text:p>
          </table:table-cell>
          <table:table-cell table:style-name="ce250"/>
          <table:table-cell table:number-columns-repeated="1015"/>
        </table:table-row>
        <table:table-row table:style-name="ro7">
          <table:table-cell table:style-name="ce135" office:value-type="string">
            <text:p>Syth</text:p>
          </table:table-cell>
          <table:table-cell table:style-name="ce157" office:value-type="string">
            <text:p>Greg </text:p>
          </table:table-cell>
          <table:table-cell table:style-name="ce179" office:value-type="float" office:value="880796">
            <text:p>880796</text:p>
          </table:table-cell>
          <table:table-cell table:style-name="ce203" office:value-type="string">
            <text:p><text:a xlink:href="mailto:880796@fedex.com">880796@fedex.com</text:a></text:p>
          </table:table-cell>
          <table:table-cell table:style-name="ce218" office:value-type="float" office:value="151481">
            <text:p>151481</text:p>
          </table:table-cell>
          <table:table-cell table:style-name="ce176" office:value-type="string">
            <text:p>08:00 <text:s text:c="2"/>17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46">
            <text:p>46</text:p>
          </table:table-cell>
          <table:table-cell table:style-name="ce250"/>
          <table:table-cell table:style-name="ce249" table:number-columns-repeated="1015"/>
        </table:table-row>
        <table:table-row table:style-name="ro8">
          <table:table-cell table:style-name="ce136" office:value-type="string">
            <text:p>Tatum</text:p>
          </table:table-cell>
          <table:table-cell table:style-name="ce136" office:value-type="string">
            <text:p>Gary</text:p>
          </table:table-cell>
          <table:table-cell table:style-name="ce180" office:value-type="float" office:value="640690">
            <text:p>640690</text:p>
          </table:table-cell>
          <table:table-cell table:style-name="ce180" office:value-type="string">
            <text:p>640690@fedex.com</text:p>
          </table:table-cell>
          <table:table-cell table:style-name="ce180" office:value-type="float" office:value="151114">
            <text:p>151114</text:p>
          </table:table-cell>
          <table:table-cell table:style-name="ce232" office:value-type="string">
            <text:p>09:30 <text:s text:c="2"/>18:00</text:p>
          </table:table-cell>
          <table:table-cell table:style-name="ce163" office:value-type="string">
            <text:p>Jean Peters</text:p>
          </table:table-cell>
          <table:table-cell table:style-name="ce243" office:value-type="float" office:value="47">
            <text:p>47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32" office:value-type="string">
            <text:p>Ward</text:p>
          </table:table-cell>
          <table:table-cell table:style-name="ce32" office:value-type="string">
            <text:p>William</text:p>
          </table:table-cell>
          <table:table-cell table:style-name="ce50" office:value-type="float" office:value="661643">
            <text:p>661643</text:p>
          </table:table-cell>
          <table:table-cell table:style-name="ce197" office:value-type="string">
            <text:p>661643@fedex.com</text:p>
          </table:table-cell>
          <table:table-cell table:style-name="ce51" office:value-type="float" office:value="151041">
            <text:p>151041</text:p>
          </table:table-cell>
          <table:table-cell table:style-name="ce224" office:value-type="string">
            <text:p>08:00 <text:s text:c="2"/>16:30</text:p>
          </table:table-cell>
          <table:table-cell table:style-name="ce163" office:value-type="string">
            <text:p>Whitney Cyrus</text:p>
          </table:table-cell>
          <table:table-cell table:style-name="ce243" office:value-type="float" office:value="48">
            <text:p>48</text:p>
          </table:table-cell>
          <table:table-cell table:style-name="ce250"/>
          <table:table-cell table:number-columns-repeated="1015"/>
        </table:table-row>
        <table:table-row table:style-name="ro8">
          <table:table-cell table:style-name="ce135" office:value-type="string">
            <text:p>Winn</text:p>
          </table:table-cell>
          <table:table-cell table:style-name="ce157" office:value-type="string">
            <text:p>David</text:p>
          </table:table-cell>
          <table:table-cell table:style-name="ce179" office:value-type="float" office:value="875209">
            <text:p>875209</text:p>
          </table:table-cell>
          <table:table-cell table:style-name="ce203" table:formula="of:=CONCATENATE([.C62];&quot;@fedex.com&quot;)" office:value-type="string" office:string-value="875209@fedex.com">
            <text:p>875209@fedex.com</text:p>
          </table:table-cell>
          <table:table-cell table:style-name="ce218" office:value-type="float" office:value="151405">
            <text:p>151405</text:p>
          </table:table-cell>
          <table:table-cell table:style-name="ce233" office:value-type="string">
            <text:p>09:00 <text:s text:c="3"/>18:00</text:p>
          </table:table-cell>
          <table:table-cell table:style-name="ce237" office:value-type="string">
            <text:p>Whitney Cyrus</text:p>
          </table:table-cell>
          <table:table-cell table:style-name="ce243" office:value-type="float" office:value="49">
            <text:p>49</text:p>
          </table:table-cell>
          <table:table-cell table:style-name="ce250"/>
          <table:table-cell table:number-columns-repeated="1015"/>
        </table:table-row>
        <table:table-row table:style-name="ro2">
          <table:table-cell table:style-name="ce137" office:value-type="string" table:number-columns-spanned="8" table:number-rows-spanned="1">
            <text:p>ACIC Team</text:p>
          </table:table-cell>
          <table:covered-table-cell table:number-columns-repeated="6" table:style-name="ce158"/>
          <table:covered-table-cell table:style-name="ce244"/>
          <table:table-cell table:style-name="ce248"/>
          <table:table-cell table:number-columns-repeated="1015"/>
        </table:table-row>
        <table:table-row table:style-name="ro2">
          <table:table-cell table:style-name="ce138" office:value-type="string">
            <text:p>Montgomery</text:p>
          </table:table-cell>
          <table:table-cell table:style-name="ce138" office:value-type="string">
            <text:p>Michael </text:p>
          </table:table-cell>
          <table:table-cell table:style-name="ce181" office:value-type="float" office:value="769736">
            <text:p>769736</text:p>
          </table:table-cell>
          <table:table-cell table:style-name="ce206" office:value-type="string">
            <text:p>769736@fedex.com</text:p>
          </table:table-cell>
          <table:table-cell table:style-name="ce219" office:value-type="float" office:value="151067">
            <text:p>151067</text:p>
          </table:table-cell>
          <table:table-cell table:style-name="ce233" office:value-type="string">
            <text:p>07:30 <text:s text:c="2"/>16:30</text:p>
          </table:table-cell>
          <table:table-cell table:style-name="ce163" office:value-type="string">
            <text:p>Jean Peters</text:p>
          </table:table-cell>
          <table:table-cell table:style-name="ce245"/>
          <table:table-cell table:style-name="ce248"/>
          <table:table-cell table:number-columns-repeated="1015"/>
        </table:table-row>
        <table:table-row table:style-name="ro2">
          <table:table-cell table:style-name="ce32" office:value-type="string">
            <text:p>Collins</text:p>
          </table:table-cell>
          <table:table-cell table:style-name="ce32" office:value-type="string">
            <text:p>Mark</text:p>
          </table:table-cell>
          <table:table-cell table:style-name="ce50" office:value-type="float" office:value="847827">
            <text:p>847827</text:p>
          </table:table-cell>
          <table:table-cell table:style-name="ce197" office:value-type="string">
            <text:p>847827@fedex.com</text:p>
          </table:table-cell>
          <table:table-cell table:style-name="ce214" office:value-type="float" office:value="151013">
            <text:p>151013</text:p>
          </table:table-cell>
          <table:table-cell table:style-name="ce224" office:value-type="string">
            <text:p>10:00 <text:s text:c="2"/>19:00</text:p>
          </table:table-cell>
          <table:table-cell table:style-name="ce163" office:value-type="string">
            <text:p>Jean Peters</text:p>
          </table:table-cell>
          <table:table-cell table:style-name="ce246"/>
          <table:table-cell table:style-name="ce248"/>
          <table:table-cell table:number-columns-repeated="1015"/>
        </table:table-row>
        <table:table-row table:style-name="ro2">
          <table:table-cell table:style-name="ce139" office:value-type="string" table:number-columns-spanned="8" table:number-rows-spanned="1">
            <text:p>Last Revision 6/13/12 by David Bomar - v 158</text:p>
          </table:table-cell>
          <table:covered-table-cell table:number-columns-repeated="6" table:style-name="ce159"/>
          <table:covered-table-cell table:style-name="ce247"/>
          <table:table-cell table:number-columns-repeated="1016"/>
        </table:table-row>
        <table:table-row table:style-name="ro10">
          <table:table-cell table:style-name="ce140" office:value-type="string">
            <text:p>New Hires</text:p>
          </table:table-cell>
          <table:table-cell table:style-name="Normal_20_4" table:number-columns-repeated="2"/>
          <table:table-cell/>
          <table:table-cell table:style-name="Normal_20_4" table:number-columns-repeated="4"/>
          <table:table-cell table:number-columns-repeated="1016"/>
        </table:table-row>
        <table:table-row table:style-name="ro2">
          <table:table-cell table:style-name="ce141" office:value-type="string">
            <text:p>Special Project</text:p>
          </table:table-cell>
          <table:table-cell table:style-name="Normal_20_4" table:number-columns-repeated="2"/>
          <table:table-cell/>
          <table:table-cell table:style-name="Normal_20_4" table:number-columns-repeated="4"/>
          <table:table-cell table:number-columns-repeated="1016"/>
        </table:table-row>
        <table:table-row table:style-name="ro11">
          <table:table-cell table:style-name="ce142" office:value-type="string">
            <text:p>Spanish Speaking Agents</text:p>
          </table:table-cell>
          <table:table-cell table:style-name="Default" table:number-columns-repeated="2"/>
          <table:table-cell/>
          <table:table-cell table:style-name="ce220"/>
          <table:table-cell table:number-columns-repeated="1019"/>
        </table:table-row>
        <table:table-row table:style-name="ro2">
          <table:table-cell table:style-name="Default" table:number-columns-repeated="3"/>
          <table:table-cell/>
          <table:table-cell table:style-name="ce118"/>
          <table:table-cell table:number-columns-repeated="1019"/>
        </table:table-row>
        <table:table-row table:style-name="ro2">
          <table:table-cell table:style-name="ce143" office:value-type="string" table:number-columns-spanned="2" table:number-rows-spanned="1">
            <text:p>FedEx Team Managers</text:p>
          </table:table-cell>
          <table:covered-table-cell table:style-name="ce160"/>
          <table:table-cell table:style-name="ce182" office:value-type="string">
            <text:p>FedEx #</text:p>
          </table:table-cell>
          <table:table-cell table:style-name="ce207" office:value-type="string">
            <text:p>REGION</text:p>
          </table:table-cell>
          <table:table-cell table:style-name="ce221"/>
          <table:table-cell table:number-columns-repeated="1019"/>
        </table:table-row>
        <table:table-row table:style-name="ro2">
          <table:table-cell table:style-name="ce144" office:value-type="string">
            <text:p>Oppedisano</text:p>
          </table:table-cell>
          <table:table-cell table:style-name="ce144" office:value-type="string">
            <text:p>Bridgette</text:p>
          </table:table-cell>
          <table:table-cell table:style-name="ce183" office:value-type="float" office:value="27324">
            <text:p>27324</text:p>
          </table:table-cell>
          <table:table-cell table:style-name="ce208" office:value-type="string">
            <text:p>East</text:p>
          </table:table-cell>
          <table:table-cell table:style-name="ce221"/>
          <table:table-cell table:number-columns-repeated="1019"/>
        </table:table-row>
        <table:table-row table:style-name="ro2">
          <table:table-cell table:style-name="ce5" office:value-type="string">
            <text:p>Johnson</text:p>
          </table:table-cell>
          <table:table-cell table:style-name="ce5" office:value-type="string">
            <text:p>Lois</text:p>
          </table:table-cell>
          <table:table-cell office:value-type="float" office:value="39534">
            <text:p>39534</text:p>
          </table:table-cell>
          <table:table-cell table:style-name="ce208" office:value-type="string">
            <text:p>Central</text:p>
          </table:table-cell>
          <table:table-cell table:style-name="ce221"/>
          <table:table-cell table:number-columns-repeated="1019"/>
        </table:table-row>
        <table:table-row table:style-name="ro2">
          <table:table-cell table:style-name="ce5" office:value-type="string">
            <text:p>McCarver</text:p>
          </table:table-cell>
          <table:table-cell table:style-name="ce5" office:value-type="string">
            <text:p>Steve</text:p>
          </table:table-cell>
          <table:table-cell office:value-type="float" office:value="22031">
            <text:p>22031</text:p>
          </table:table-cell>
          <table:table-cell table:style-name="ce208" office:value-type="string">
            <text:p>West</text:p>
          </table:table-cell>
          <table:table-cell table:style-name="ce221"/>
          <table:table-cell table:number-columns-repeated="1019"/>
        </table:table-row>
        <table:table-row table:style-name="ro2">
          <table:table-cell table:style-name="ce145" office:value-type="string" table:number-columns-spanned="2" table:number-rows-spanned="1">
            <text:p>FSSC AND TSSC Name</text:p>
          </table:table-cell>
          <table:covered-table-cell table:style-name="ce161"/>
          <table:table-cell table:style-name="ce185" office:value-type="string">
            <text:p>FedEx #</text:p>
          </table:table-cell>
          <table:table-cell/>
          <table:table-cell table:style-name="ce222"/>
          <table:table-cell table:number-columns-repeated="1019"/>
        </table:table-row>
        <table:table-row table:style-name="ro8">
          <table:table-cell table:style-name="ce146" office:value-type="string">
            <text:p>Abbott</text:p>
          </table:table-cell>
          <table:table-cell table:style-name="ce162" office:value-type="string">
            <text:p>Dave </text:p>
          </table:table-cell>
          <table:table-cell table:style-name="ce186" office:value-type="float" office:value="617246">
            <text:p>617246</text:p>
          </table:table-cell>
          <table:table-cell table:number-columns-repeated="1021"/>
        </table:table-row>
        <table:table-row table:style-name="ro8">
          <table:table-cell office:value-type="string">
            <text:p>Alleman</text:p>
          </table:table-cell>
          <table:table-cell office:value-type="string">
            <text:p>Laura </text:p>
          </table:table-cell>
          <table:table-cell office:value-type="float" office:value="396755">
            <text:p>396755</text:p>
          </table:table-cell>
          <table:table-cell table:number-columns-repeated="1021"/>
        </table:table-row>
        <table:table-row table:style-name="ro8">
          <table:table-cell office:value-type="string">
            <text:p>Amabile</text:p>
          </table:table-cell>
          <table:table-cell office:value-type="string">
            <text:p>Pat </text:p>
          </table:table-cell>
          <table:table-cell office:value-type="float" office:value="396637">
            <text:p>396637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Beck</text:p>
          </table:table-cell>
          <table:table-cell table:style-name="ce163" office:value-type="string">
            <text:p>Amanda</text:p>
          </table:table-cell>
          <table:table-cell table:style-name="ce183" office:value-type="float" office:value="504199">
            <text:p>504199</text:p>
          </table:table-cell>
          <table:table-cell table:number-columns-repeated="1021"/>
        </table:table-row>
        <table:table-row table:style-name="ro8">
          <table:table-cell office:value-type="string">
            <text:p>Boykin</text:p>
          </table:table-cell>
          <table:table-cell office:value-type="string">
            <text:p>Michael</text:p>
          </table:table-cell>
          <table:table-cell office:value-type="float" office:value="292463">
            <text:p>292463</text:p>
          </table:table-cell>
          <table:table-cell table:number-columns-repeated="1021"/>
        </table:table-row>
        <table:table-row table:style-name="ro8">
          <table:table-cell office:value-type="string">
            <text:p>Bricking</text:p>
          </table:table-cell>
          <table:table-cell office:value-type="string">
            <text:p>Wendy </text:p>
          </table:table-cell>
          <table:table-cell office:value-type="float" office:value="66245">
            <text:p>66245</text:p>
          </table:table-cell>
          <table:table-cell table:number-columns-repeated="1021"/>
        </table:table-row>
        <table:table-row table:style-name="ro8">
          <table:table-cell office:value-type="string">
            <text:p><text:s/>Brown </text:p>
          </table:table-cell>
          <table:table-cell office:value-type="string">
            <text:p>Derek <text:s/></text:p>
          </table:table-cell>
          <table:table-cell office:value-type="float" office:value="625747">
            <text:p>625747</text:p>
          </table:table-cell>
          <table:table-cell table:number-columns-repeated="1021"/>
        </table:table-row>
        <table:table-row table:style-name="ro8">
          <table:table-cell office:value-type="string">
            <text:p>Burnside</text:p>
          </table:table-cell>
          <table:table-cell office:value-type="string">
            <text:p>Angelique </text:p>
          </table:table-cell>
          <table:table-cell office:value-type="float" office:value="628300">
            <text:p>628300</text:p>
          </table:table-cell>
          <table:table-cell table:number-columns-repeated="1021"/>
        </table:table-row>
        <table:table-row table:style-name="ro8">
          <table:table-cell office:value-type="string">
            <text:p><text:s/>Clark</text:p>
          </table:table-cell>
          <table:table-cell office:value-type="string">
            <text:p>Tina </text:p>
          </table:table-cell>
          <table:table-cell office:value-type="float" office:value="438406">
            <text:p>438406</text:p>
          </table:table-cell>
          <table:table-cell table:number-columns-repeated="1021"/>
        </table:table-row>
        <table:table-row table:style-name="ro8">
          <table:table-cell office:value-type="string">
            <text:p><text:s/>Curtis</text:p>
          </table:table-cell>
          <table:table-cell office:value-type="string">
            <text:p>Angela</text:p>
          </table:table-cell>
          <table:table-cell table:style-name="ce187" office:value-type="float" office:value="130182">
            <text:p>130182</text:p>
          </table:table-cell>
          <table:table-cell table:number-columns-repeated="1021"/>
        </table:table-row>
        <table:table-row table:style-name="ro8">
          <table:table-cell office:value-type="string">
            <text:p><text:s/>Dong</text:p>
          </table:table-cell>
          <table:table-cell office:value-type="string">
            <text:p>Cindy</text:p>
          </table:table-cell>
          <table:table-cell office:value-type="float" office:value="456861">
            <text:p>456861</text:p>
          </table:table-cell>
          <table:table-cell table:number-columns-repeated="1021"/>
        </table:table-row>
        <table:table-row table:style-name="ro8">
          <table:table-cell office:value-type="string">
            <text:p><text:s/>Duffin</text:p>
          </table:table-cell>
          <table:table-cell office:value-type="string">
            <text:p>Ken </text:p>
          </table:table-cell>
          <table:table-cell office:value-type="float" office:value="395793">
            <text:p>395793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Ferguson</text:p>
          </table:table-cell>
          <table:table-cell table:style-name="ce163" office:value-type="string">
            <text:p>Leigh </text:p>
          </table:table-cell>
          <table:table-cell table:style-name="ce183" office:value-type="float" office:value="50412">
            <text:p>50412</text:p>
          </table:table-cell>
          <table:table-cell table:number-columns-repeated="1021"/>
        </table:table-row>
        <table:table-row table:style-name="ro8">
          <table:table-cell office:value-type="string">
            <text:p><text:s/>Forneris</text:p>
          </table:table-cell>
          <table:table-cell office:value-type="string">
            <text:p>Chris </text:p>
          </table:table-cell>
          <table:table-cell table:style-name="ce187" office:value-type="float" office:value="34936">
            <text:p>34936</text:p>
          </table:table-cell>
          <table:table-cell table:number-columns-repeated="1021"/>
        </table:table-row>
        <table:table-row table:style-name="ro8">
          <table:table-cell office:value-type="string">
            <text:p><text:s/>Forrest</text:p>
          </table:table-cell>
          <table:table-cell office:value-type="string">
            <text:p>Michelle</text:p>
          </table:table-cell>
          <table:table-cell table:style-name="ce187" office:value-type="float" office:value="117620">
            <text:p>117620</text:p>
          </table:table-cell>
          <table:table-cell table:number-columns-repeated="1021"/>
        </table:table-row>
        <table:table-row table:style-name="ro8">
          <table:table-cell office:value-type="string">
            <text:p><text:s/>Gill</text:p>
          </table:table-cell>
          <table:table-cell office:value-type="string">
            <text:p>Christine </text:p>
          </table:table-cell>
          <table:table-cell office:value-type="float" office:value="20268">
            <text:p>20268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Glaser</text:p>
          </table:table-cell>
          <table:table-cell table:style-name="ce163" office:value-type="string">
            <text:p>Mike </text:p>
          </table:table-cell>
          <table:table-cell table:style-name="ce183" office:value-type="float" office:value="456869">
            <text:p>456869</text:p>
          </table:table-cell>
          <table:table-cell table:number-columns-repeated="1021"/>
        </table:table-row>
        <table:table-row table:style-name="ro8">
          <table:table-cell office:value-type="string">
            <text:p><text:s/>Hernandez</text:p>
          </table:table-cell>
          <table:table-cell office:value-type="string">
            <text:p>Dave </text:p>
          </table:table-cell>
          <table:table-cell table:style-name="ce187" office:value-type="float" office:value="434395">
            <text:p>434395</text:p>
          </table:table-cell>
          <table:table-cell table:number-columns-repeated="1021"/>
        </table:table-row>
        <table:table-row table:style-name="ro8">
          <table:table-cell office:value-type="string">
            <text:p><text:s/>Howard</text:p>
          </table:table-cell>
          <table:table-cell office:value-type="string">
            <text:p>Ronda </text:p>
          </table:table-cell>
          <table:table-cell office:value-type="float" office:value="37083">
            <text:p>37083</text:p>
          </table:table-cell>
          <table:table-cell table:number-columns-repeated="1021"/>
        </table:table-row>
        <table:table-row table:style-name="ro8">
          <table:table-cell office:value-type="string">
            <text:p>Java</text:p>
          </table:table-cell>
          <table:table-cell office:value-type="string">
            <text:p>Bob </text:p>
          </table:table-cell>
          <table:table-cell table:style-name="ce187" office:value-type="float" office:value="66486">
            <text:p>66486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Jones</text:p>
          </table:table-cell>
          <table:table-cell table:style-name="ce163" office:value-type="string">
            <text:p>Candy </text:p>
          </table:table-cell>
          <table:table-cell table:style-name="ce183" office:value-type="float" office:value="16226">
            <text:p>16226</text:p>
          </table:table-cell>
          <table:table-cell table:number-columns-repeated="1021"/>
        </table:table-row>
        <table:table-row table:style-name="ro8">
          <table:table-cell office:value-type="string">
            <text:p><text:s/>Joyner</text:p>
          </table:table-cell>
          <table:table-cell office:value-type="string">
            <text:p>Jackie</text:p>
          </table:table-cell>
          <table:table-cell office:value-type="float" office:value="116701">
            <text:p>116701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Kenaan</text:p>
          </table:table-cell>
          <table:table-cell table:style-name="ce163" office:value-type="string">
            <text:p>Sean </text:p>
          </table:table-cell>
          <table:table-cell table:style-name="ce183" office:value-type="float" office:value="439029">
            <text:p>439029</text:p>
          </table:table-cell>
          <table:table-cell table:number-columns-repeated="1021"/>
        </table:table-row>
        <table:table-row table:style-name="ro8">
          <table:table-cell office:value-type="string">
            <text:p><text:s/>Knighten</text:p>
          </table:table-cell>
          <table:table-cell office:value-type="string">
            <text:p>Roz </text:p>
          </table:table-cell>
          <table:table-cell office:value-type="float" office:value="64156">
            <text:p>64156</text:p>
          </table:table-cell>
          <table:table-cell table:number-columns-repeated="1021"/>
        </table:table-row>
        <table:table-row table:style-name="ro8">
          <table:table-cell table:style-name="ce148" office:value-type="string">
            <text:p><text:s/>Kramer</text:p>
          </table:table-cell>
          <table:table-cell table:style-name="ce164" office:value-type="string">
            <text:p>Jo </text:p>
          </table:table-cell>
          <table:table-cell table:style-name="ce188" office:value-type="float" office:value="25574">
            <text:p>25574</text:p>
          </table:table-cell>
          <table:table-cell table:number-columns-repeated="1021"/>
        </table:table-row>
        <table:table-row table:style-name="ro8">
          <table:table-cell office:value-type="string">
            <text:p><text:s/>Lane</text:p>
          </table:table-cell>
          <table:table-cell office:value-type="string">
            <text:p>Kenneth </text:p>
          </table:table-cell>
          <table:table-cell table:style-name="ce187" office:value-type="float" office:value="445981">
            <text:p>445981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McDonald</text:p>
          </table:table-cell>
          <table:table-cell table:style-name="ce163" office:value-type="string">
            <text:p>Trish </text:p>
          </table:table-cell>
          <table:table-cell table:style-name="ce183" office:value-type="float" office:value="53033">
            <text:p>53033</text:p>
          </table:table-cell>
          <table:table-cell table:number-columns-repeated="1021"/>
        </table:table-row>
        <table:table-row table:style-name="ro8">
          <table:table-cell office:value-type="string">
            <text:p><text:s/>Middleton</text:p>
          </table:table-cell>
          <table:table-cell table:style-name="ce32" office:value-type="string">
            <text:p>Tony </text:p>
          </table:table-cell>
          <table:table-cell table:style-name="ce187" office:value-type="float" office:value="256179">
            <text:p>256179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Miner</text:p>
          </table:table-cell>
          <table:table-cell table:style-name="ce163" office:value-type="string">
            <text:p>Kevin </text:p>
          </table:table-cell>
          <table:table-cell table:style-name="ce183" office:value-type="float" office:value="111099">
            <text:p>111099</text:p>
          </table:table-cell>
          <table:table-cell table:number-columns-repeated="1021"/>
        </table:table-row>
        <table:table-row table:style-name="ro8">
          <table:table-cell office:value-type="string">
            <text:p><text:s/>Muga</text:p>
          </table:table-cell>
          <table:table-cell office:value-type="string">
            <text:p>Daniel</text:p>
          </table:table-cell>
          <table:table-cell office:value-type="float" office:value="591925">
            <text:p>591925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Munoz</text:p>
          </table:table-cell>
          <table:table-cell table:style-name="ce163" office:value-type="string">
            <text:p>Jana</text:p>
          </table:table-cell>
          <table:table-cell table:style-name="ce183" office:value-type="float" office:value="82396">
            <text:p>82396</text:p>
          </table:table-cell>
          <table:table-cell table:number-columns-repeated="1021"/>
        </table:table-row>
        <table:table-row table:style-name="ro8">
          <table:table-cell table:style-name="ce149" office:value-type="string">
            <text:p><text:s/>Niemeier</text:p>
          </table:table-cell>
          <table:table-cell table:style-name="ce165" office:value-type="string">
            <text:p>Debbie </text:p>
          </table:table-cell>
          <table:table-cell table:style-name="ce189" office:value-type="float" office:value="38258">
            <text:p>38258</text:p>
          </table:table-cell>
          <table:table-cell table:number-columns-repeated="1021"/>
        </table:table-row>
        <table:table-row table:style-name="ro8">
          <table:table-cell office:value-type="string">
            <text:p><text:s/>Norton</text:p>
          </table:table-cell>
          <table:table-cell office:value-type="string">
            <text:p>Cindy </text:p>
          </table:table-cell>
          <table:table-cell office:value-type="float" office:value="181069">
            <text:p>181069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Robbins</text:p>
          </table:table-cell>
          <table:table-cell table:style-name="ce163" office:value-type="string">
            <text:p>James </text:p>
          </table:table-cell>
          <table:table-cell table:style-name="ce183" office:value-type="float" office:value="58385">
            <text:p>58385</text:p>
          </table:table-cell>
          <table:table-cell table:number-columns-repeated="1021"/>
        </table:table-row>
        <table:table-row table:style-name="ro8">
          <table:table-cell office:value-type="string">
            <text:p>Rodriguez</text:p>
          </table:table-cell>
          <table:table-cell office:value-type="string">
            <text:p>Johnny </text:p>
          </table:table-cell>
          <table:table-cell office:value-type="float" office:value="438769">
            <text:p>438769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Rogers</text:p>
          </table:table-cell>
          <table:table-cell table:style-name="ce163" office:value-type="string">
            <text:p>Debbie </text:p>
          </table:table-cell>
          <table:table-cell table:style-name="ce183" office:value-type="float" office:value="34934">
            <text:p>34934</text:p>
          </table:table-cell>
          <table:table-cell table:number-columns-repeated="1021"/>
        </table:table-row>
        <table:table-row table:style-name="ro8">
          <table:table-cell office:value-type="string">
            <text:p><text:s/>Sandoval</text:p>
          </table:table-cell>
          <table:table-cell office:value-type="string">
            <text:p>Robert </text:p>
          </table:table-cell>
          <table:table-cell office:value-type="float" office:value="609854">
            <text:p>609854</text:p>
          </table:table-cell>
          <table:table-cell table:number-columns-repeated="1021"/>
        </table:table-row>
        <table:table-row table:style-name="ro8">
          <table:table-cell office:value-type="string">
            <text:p>Schmelzer</text:p>
          </table:table-cell>
          <table:table-cell office:value-type="string">
            <text:p>Mike </text:p>
          </table:table-cell>
          <table:table-cell office:value-type="float" office:value="41384">
            <text:p>41384</text:p>
          </table:table-cell>
          <table:table-cell table:number-columns-repeated="1021"/>
        </table:table-row>
        <table:table-row table:style-name="ro8">
          <table:table-cell office:value-type="string">
            <text:p><text:s/>Tamburini</text:p>
          </table:table-cell>
          <table:table-cell office:value-type="string">
            <text:p>Marisa </text:p>
          </table:table-cell>
          <table:table-cell office:value-type="float" office:value="35338">
            <text:p>35338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<text:s/>Tollefson</text:p>
          </table:table-cell>
          <table:table-cell table:style-name="ce163" office:value-type="string">
            <text:p>Stacy</text:p>
          </table:table-cell>
          <table:table-cell table:style-name="ce183" office:value-type="float" office:value="116526">
            <text:p>116526</text:p>
          </table:table-cell>
          <table:table-cell table:number-columns-repeated="1021"/>
        </table:table-row>
        <table:table-row table:style-name="ro8">
          <table:table-cell office:value-type="string">
            <text:p><text:s/>Veney</text:p>
          </table:table-cell>
          <table:table-cell office:value-type="string">
            <text:p>Gerry </text:p>
          </table:table-cell>
          <table:table-cell office:value-type="float" office:value="361735">
            <text:p>361735</text:p>
          </table:table-cell>
          <table:table-cell table:number-columns-repeated="1021"/>
        </table:table-row>
        <table:table-row table:style-name="ro8">
          <table:table-cell table:style-name="ce147" office:value-type="string">
            <text:p>Washington</text:p>
          </table:table-cell>
          <table:table-cell table:style-name="ce163" office:value-type="string">
            <text:p>IIda </text:p>
          </table:table-cell>
          <table:table-cell table:style-name="ce183" office:value-type="float" office:value="436929">
            <text:p>436929</text:p>
          </table:table-cell>
          <table:table-cell table:number-columns-repeated="1021"/>
        </table:table-row>
        <table:table-row table:style-name="ro8">
          <table:table-cell table:style-name="ce150" office:value-type="string">
            <text:p><text:s/>Wells</text:p>
          </table:table-cell>
          <table:table-cell table:style-name="ce166" office:value-type="string">
            <text:p>Donna </text:p>
          </table:table-cell>
          <table:table-cell table:style-name="ce190" office:value-type="float" office:value="233191">
            <text:p>233191</text:p>
          </table:table-cell>
          <table:table-cell table:number-columns-repeated="1021"/>
        </table:table-row>
        <table:named-expressions>
          <table:named-range table:name="_xlnm.Print_Area" table:base-cell-address="$Roster2.$A$1" table:cell-range-address="$'HH Roster'.$A$1:.$H$66" table:range-usable-as="print-range"/>
        </table:named-expressions>
      </table:table>
      <table:table table:name="FedEx Roster" table:style-name="ta3" table:print-ranges="'FedEx Roster'.A1:'FedEx Roster'.H57">
        <office:forms form:automatic-focus="false" form:apply-design-mode="false"/>
        <table:table-column table:style-name="co17" table:default-cell-style-name="ce271"/>
        <table:table-column table:style-name="co18" table:default-cell-style-name="ce288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number-columns-repeated="1015" table:default-cell-style-name="Default"/>
        <table:table-row table:style-name="ro6">
          <table:table-cell table:style-name="ce119" office:value-type="string" table:number-columns-spanned="8" table:number-rows-spanned="1">
            <text:p>FedEx Austin ASSC Team Roster - v 236</text:p>
          </table:table-cell>
          <table:covered-table-cell table:number-columns-repeated="6" table:style-name="ce151"/>
          <table:covered-table-cell table:style-name="ce238"/>
          <table:table-cell table:style-name="ce248"/>
          <table:table-cell table:number-columns-repeated="1015"/>
        </table:table-row>
        <table:table-row table:style-name="ro2">
          <table:table-cell table:style-name="ce252" office:value-type="string" table:number-columns-spanned="8" table:number-rows-spanned="1">
            <text:p>Management</text:p>
          </table:table-cell>
          <table:covered-table-cell table:number-columns-repeated="6" table:style-name="ce275"/>
          <table:covered-table-cell table:style-name="ce327"/>
          <table:table-cell/>
          <table:table-cell table:style-name="ce249"/>
          <table:table-cell table:number-columns-repeated="1014"/>
        </table:table-row>
        <table:table-row table:style-name="ro2">
          <table:table-cell table:style-name="ce253" office:value-type="string" table:number-columns-spanned="2" table:number-rows-spanned="1">
            <text:p>Name</text:p>
          </table:table-cell>
          <table:covered-table-cell table:style-name="ce121"/>
          <table:table-cell table:style-name="ce121" office:value-type="string">
            <text:p>FedEx #</text:p>
          </table:table-cell>
          <table:table-cell table:style-name="ce121" office:value-type="string">
            <text:p>Email</text:p>
          </table:table-cell>
          <table:table-cell table:style-name="ce121" office:value-type="string">
            <text:p>Fedex Email</text:p>
          </table:table-cell>
          <table:table-cell table:style-name="ce223" office:value-type="string">
            <text:p>Phone #</text:p>
          </table:table-cell>
          <table:table-cell table:style-name="ce320" office:value-type="string" table:number-columns-spanned="2" table:number-rows-spanned="1">
            <text:p>Title</text:p>
          </table:table-cell>
          <table:covered-table-cell table:style-name="ce328"/>
          <table:table-cell/>
          <table:table-cell table:style-name="ce249"/>
          <table:table-cell table:number-columns-repeated="1014"/>
        </table:table-row>
        <table:table-row table:style-name="ro2">
          <table:table-cell table:style-name="ce254" office:value-type="string">
            <text:p>Lewis</text:p>
          </table:table-cell>
          <table:table-cell table:style-name="ce122" office:value-type="string">
            <text:p>Gerald</text:p>
          </table:table-cell>
          <table:table-cell table:style-name="ce52" office:value-type="float" office:value="782406">
            <text:p>782406</text:p>
          </table:table-cell>
          <table:table-cell table:style-name="ce201" office:value-type="string">
            <text:p>gerald.lewis@hartehanks.com</text:p>
          </table:table-cell>
          <table:table-cell table:style-name="ce201" office:value-type="string">
            <text:p>782406@fedex.com</text:p>
          </table:table-cell>
          <table:table-cell table:style-name="ce52" office:value-type="string">
            <text:p>512.231.2307</text:p>
          </table:table-cell>
          <table:table-cell table:style-name="ce321" office:value-type="string" table:number-columns-spanned="2" table:number-rows-spanned="1">
            <text:p>Program Manager</text:p>
          </table:table-cell>
          <table:covered-table-cell table:style-name="ce321"/>
          <table:table-cell/>
          <table:table-cell table:style-name="ce251"/>
          <table:table-cell table:number-columns-repeated="1014"/>
        </table:table-row>
        <table:table-row table:style-name="ro8">
          <table:table-cell table:style-name="ce254" office:value-type="string">
            <text:p>Compton</text:p>
          </table:table-cell>
          <table:table-cell table:style-name="ce122" office:value-type="string">
            <text:p>Sherra </text:p>
          </table:table-cell>
          <table:table-cell table:style-name="ce52" office:value-type="float" office:value="781563">
            <text:p>781563</text:p>
          </table:table-cell>
          <table:table-cell table:style-name="ce201" office:value-type="string">
            <text:p>sherra.compton@hartehanks.com</text:p>
          </table:table-cell>
          <table:table-cell table:style-name="ce201" office:value-type="string">
            <text:p>781563@fedex.com</text:p>
          </table:table-cell>
          <table:table-cell table:style-name="ce52" office:value-type="string">
            <text:p>512.434.1172</text:p>
          </table:table-cell>
          <table:table-cell table:style-name="ce321" office:value-type="string" table:number-columns-spanned="2" table:number-rows-spanned="1">
            <text:p>Supervisor </text:p>
          </table:table-cell>
          <table:covered-table-cell table:style-name="ce329"/>
          <table:table-cell/>
          <table:table-cell table:style-name="ce336" office:value-type="string">
            <text:p>,</text:p>
          </table:table-cell>
          <table:table-cell table:number-columns-repeated="1014"/>
        </table:table-row>
        <table:table-row table:style-name="ro8">
          <table:table-cell table:style-name="ce254" office:value-type="string">
            <text:p>Poklemba</text:p>
          </table:table-cell>
          <table:table-cell table:style-name="ce122" office:value-type="string">
            <text:p>Robert</text:p>
          </table:table-cell>
          <table:table-cell table:style-name="ce52" office:value-type="float" office:value="937468">
            <text:p>937468</text:p>
          </table:table-cell>
          <table:table-cell table:style-name="ce201" office:value-type="string">
            <text:p>robert.poklemba@hartehanks.com</text:p>
          </table:table-cell>
          <table:table-cell table:style-name="ce201" office:value-type="string">
            <text:p>937468@fedex.com</text:p>
          </table:table-cell>
          <table:table-cell table:style-name="ce52" office:value-type="string">
            <text:p>512.434.1256</text:p>
          </table:table-cell>
          <table:table-cell table:style-name="ce321" office:value-type="string" table:number-columns-spanned="2" table:number-rows-spanned="1">
            <text:p>Supervisor </text:p>
          </table:table-cell>
          <table:covered-table-cell table:style-name="ce329"/>
          <table:table-cell/>
          <table:table-cell table:style-name="ce249"/>
          <table:table-cell table:number-columns-repeated="1014"/>
        </table:table-row>
        <table:table-row table:style-name="ro8">
          <table:table-cell table:style-name="ce254" office:value-type="string">
            <text:p>Magallanez</text:p>
          </table:table-cell>
          <table:table-cell table:style-name="ce122" office:value-type="string">
            <text:p>Ed</text:p>
          </table:table-cell>
          <table:table-cell table:style-name="ce52" office:value-type="float" office:value="847832">
            <text:p>847832</text:p>
          </table:table-cell>
          <table:table-cell table:style-name="ce201" office:value-type="string">
            <text:p>edward.magallanez@hartehanks.com</text:p>
          </table:table-cell>
          <table:table-cell table:style-name="ce201" office:value-type="string">
            <text:p>847832@fedex.com</text:p>
          </table:table-cell>
          <table:table-cell table:style-name="ce52" office:value-type="string">
            <text:p>EXT.155026</text:p>
          </table:table-cell>
          <table:table-cell table:style-name="ce321" office:value-type="string" table:number-columns-spanned="2" table:number-rows-spanned="1">
            <text:p>Quality Analyst</text:p>
          </table:table-cell>
          <table:covered-table-cell table:style-name="ce321"/>
          <table:table-cell/>
          <table:table-cell table:style-name="ce249"/>
          <table:table-cell table:number-columns-repeated="1014"/>
        </table:table-row>
        <table:table-row table:style-name="ro8">
          <table:table-cell table:style-name="ce254" office:value-type="string">
            <text:p>Moreno</text:p>
          </table:table-cell>
          <table:table-cell table:style-name="ce122" office:value-type="string">
            <text:p>Al</text:p>
          </table:table-cell>
          <table:table-cell table:style-name="ce52" office:value-type="float" office:value="769390">
            <text:p>769390</text:p>
          </table:table-cell>
          <table:table-cell table:style-name="ce201" office:value-type="string">
            <text:p>alvaro.moreno@hartehanks.com</text:p>
          </table:table-cell>
          <table:table-cell table:style-name="ce201" office:value-type="string">
            <text:p>769390@fedex.com</text:p>
          </table:table-cell>
          <table:table-cell table:style-name="ce52" office:value-type="string">
            <text:p>EXT.155052</text:p>
          </table:table-cell>
          <table:table-cell table:style-name="ce321" office:value-type="string" table:number-columns-spanned="2" table:number-rows-spanned="1">
            <text:p>Quality Analyst</text:p>
          </table:table-cell>
          <table:covered-table-cell table:style-name="ce321"/>
          <table:table-cell table:number-columns-repeated="1016"/>
        </table:table-row>
        <table:table-row table:style-name="ro2">
          <table:table-cell table:style-name="ce255" office:value-type="string" table:number-columns-spanned="8" table:number-rows-spanned="1">
            <text:p>ASSC Phone Number for Customers: 888.214.1421 </text:p>
          </table:table-cell>
          <table:covered-table-cell table:number-columns-repeated="6" table:style-name="ce276"/>
          <table:covered-table-cell table:style-name="ce330"/>
          <table:table-cell table:style-name="ce249" table:number-columns-repeated="1016"/>
        </table:table-row>
        <table:table-row table:style-name="ro2">
          <table:table-cell table:style-name="ce256" office:value-type="string" table:number-columns-spanned="8" table:number-rows-spanned="1">
            <text:p>ASSC Agents</text:p>
          </table:table-cell>
          <table:covered-table-cell table:number-columns-repeated="6" table:style-name="ce277"/>
          <table:covered-table-cell table:style-name="ce331"/>
          <table:table-cell table:number-columns-repeated="1016"/>
        </table:table-row>
        <table:table-row table:style-name="ro2">
          <table:table-cell table:style-name="ce257" office:value-type="string" table:number-columns-spanned="2" table:number-rows-spanned="1">
            <text:p>Agent Name</text:p>
          </table:table-cell>
          <table:covered-table-cell table:style-name="ce125"/>
          <table:table-cell table:style-name="ce125" office:value-type="string">
            <text:p>FedEx #</text:p>
          </table:table-cell>
          <table:table-cell table:style-name="ce125" office:value-type="string">
            <text:p>FedEx Email</text:p>
          </table:table-cell>
          <table:table-cell table:style-name="ce210" office:value-type="string">
            <text:p>Ext.#</text:p>
          </table:table-cell>
          <table:table-cell table:style-name="ce125" office:value-type="string">
            <text:p>Supervisor</text:p>
          </table:table-cell>
          <table:table-cell table:style-name="ce125" office:value-type="string">
            <text:p># of Agents</text:p>
          </table:table-cell>
          <table:table-cell table:style-name="ce332" office:value-type="string">
            <text:p>Agent Count</text:p>
          </table:table-cell>
          <table:table-cell/>
          <table:table-cell table:style-name="ce337"/>
          <table:table-cell table:number-columns-repeated="1014"/>
        </table:table-row>
        <table:table-row table:style-name="ro8">
          <table:table-cell table:style-name="ce258" office:value-type="string">
            <text:p>Albers</text:p>
          </table:table-cell>
          <table:table-cell table:style-name="ce278" office:value-type="string">
            <text:p>Kayla</text:p>
          </table:table-cell>
          <table:table-cell table:style-name="ce243" office:value-type="float" office:value="933878">
            <text:p>933878</text:p>
          </table:table-cell>
          <table:table-cell table:style-name="ce300" office:value-type="string">
            <text:p>933878@fedex.com</text:p>
          </table:table-cell>
          <table:table-cell table:style-name="ce308" office:value-type="float" office:value="155017">
            <text:p>155017</text:p>
          </table:table-cell>
          <table:table-cell table:style-name="ce315" office:value-type="string">
            <text:p>Robert Poklemba</text:p>
          </table:table-cell>
          <table:table-cell table:style-name="ce322" office:value-type="float" office:value="38" table:number-columns-spanned="1" table:number-rows-spanned="38">
            <text:p>38</text:p>
          </table:table-cell>
          <table:table-cell table:style-name="ce333" office:value-type="float" office:value="1">
            <text:p>1</text:p>
          </table:table-cell>
          <table:table-cell table:style-name="ce249" table:number-columns-repeated="1016"/>
        </table:table-row>
        <table:table-row table:style-name="ro8">
          <table:table-cell table:style-name="ce259" office:value-type="string">
            <text:p>Andrus</text:p>
          </table:table-cell>
          <table:table-cell table:style-name="ce279" office:value-type="string">
            <text:p>Stuart</text:p>
          </table:table-cell>
          <table:table-cell table:style-name="ce292" office:value-type="float" office:value="5013659">
            <text:p>5013659</text:p>
          </table:table-cell>
          <table:table-cell table:style-name="ce301" table:formula="of:=CONCATENATE([.C13];&quot;@fedex.com&quot;)" office:value-type="string" office:string-value="5013659@fedex.com">
            <text:p>5013659@fedex.com</text:p>
          </table:table-cell>
          <table:table-cell table:style-name="ce309" office:value-type="float" office:value="155028">
            <text:p>155028</text:p>
          </table:table-cell>
          <table:table-cell table:style-name="ce316" office:value-type="string">
            <text:p>Sherra Compton</text:p>
          </table:table-cell>
          <table:covered-table-cell table:style-name="ce323"/>
          <table:table-cell table:style-name="ce333" office:value-type="float" office:value="2">
            <text:p>2</text:p>
          </table:table-cell>
          <table:table-cell table:style-name="ce249" table:number-columns-repeated="1016"/>
        </table:table-row>
        <table:table-row table:style-name="ro8">
          <table:table-cell table:style-name="ce6" office:value-type="string">
            <text:p>Booksh</text:p>
          </table:table-cell>
          <table:table-cell table:style-name="ce32" office:value-type="string">
            <text:p>Morgan</text:p>
          </table:table-cell>
          <table:table-cell table:style-name="ce50" office:value-type="float" office:value="954525">
            <text:p>954525</text:p>
          </table:table-cell>
          <table:table-cell table:style-name="ce193" table:formula="of:=CONCATENATE([.C14];&quot;@fedex.com&quot;)" office:value-type="string" office:string-value="954525@fedex.com">
            <text:p>954525@fedex.com</text:p>
          </table:table-cell>
          <table:table-cell table:style-name="ce51" office:value-type="float" office:value="155029">
            <text:p>155029</text:p>
          </table:table-cell>
          <table:table-cell table:style-name="ce315" office:value-type="string">
            <text:p>Robert Poklemba</text:p>
          </table:table-cell>
          <table:covered-table-cell table:style-name="ce323"/>
          <table:table-cell table:style-name="ce333" office:value-type="float" office:value="3">
            <text:p>3</text:p>
          </table:table-cell>
          <table:table-cell table:style-name="ce249" table:number-columns-repeated="1016"/>
        </table:table-row>
        <table:table-row table:style-name="ro8">
          <table:table-cell table:style-name="ce6" office:value-type="string">
            <text:p>Brea</text:p>
          </table:table-cell>
          <table:table-cell table:style-name="ce32" office:value-type="string">
            <text:p>Iesha</text:p>
          </table:table-cell>
          <table:table-cell table:style-name="ce172" office:value-type="float" office:value="836514">
            <text:p>836514</text:p>
          </table:table-cell>
          <table:table-cell table:style-name="ce199" office:value-type="string">
            <text:p>836514@fedex.com</text:p>
          </table:table-cell>
          <table:table-cell table:style-name="ce50" office:value-type="float" office:value="155005">
            <text:p>155005</text:p>
          </table:table-cell>
          <table:table-cell table:style-name="ce315" office:value-type="string">
            <text:p>Sherra Compton</text:p>
          </table:table-cell>
          <table:covered-table-cell table:style-name="ce323"/>
          <table:table-cell table:style-name="ce333" office:value-type="float" office:value="4">
            <text:p>4</text:p>
          </table:table-cell>
          <table:table-cell table:style-name="ce249" table:number-columns-repeated="1016"/>
        </table:table-row>
        <table:table-row table:style-name="ro3">
          <table:table-cell table:style-name="ce6" office:value-type="string">
            <text:p>Escalante</text:p>
          </table:table-cell>
          <table:table-cell table:style-name="ce32" office:value-type="string">
            <text:p>Jason</text:p>
          </table:table-cell>
          <table:table-cell table:style-name="ce50" office:value-type="float" office:value="912427">
            <text:p>912427</text:p>
          </table:table-cell>
          <table:table-cell table:style-name="ce201" office:value-type="string">
            <text:p>912427@fedex.com</text:p>
          </table:table-cell>
          <table:table-cell table:style-name="ce214" office:value-type="float" office:value="155054">
            <text:p>155054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5">
            <text:p>5</text:p>
          </table:table-cell>
          <table:table-cell table:number-columns-repeated="1016"/>
        </table:table-row>
        <table:table-row table:style-name="ro3">
          <table:table-cell table:style-name="ce6" office:value-type="string">
            <text:p>Fike</text:p>
          </table:table-cell>
          <table:table-cell table:style-name="ce32" office:value-type="string">
            <text:p>Allison</text:p>
          </table:table-cell>
          <table:table-cell table:style-name="ce169" office:value-type="float" office:value="817950">
            <text:p>817950</text:p>
          </table:table-cell>
          <table:table-cell table:style-name="ce200" office:value-type="string">
            <text:p>817950@fedex.com</text:p>
          </table:table-cell>
          <table:table-cell table:style-name="ce51" office:value-type="float" office:value="155010">
            <text:p>155010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6">
            <text:p>6</text:p>
          </table:table-cell>
          <table:table-cell table:number-columns-repeated="1016"/>
        </table:table-row>
        <table:table-row table:style-name="ro3">
          <table:table-cell table:style-name="ce6" office:value-type="string">
            <text:p>Flint</text:p>
          </table:table-cell>
          <table:table-cell table:style-name="ce32" office:value-type="string">
            <text:p>Tom</text:p>
          </table:table-cell>
          <table:table-cell table:style-name="ce169" office:value-type="float" office:value="5003032">
            <text:p>5003032</text:p>
          </table:table-cell>
          <table:table-cell table:style-name="ce193" table:formula="of:=CONCATENATE([.C18];&quot;@fedex.com&quot;)" office:value-type="string" office:string-value="5003032@fedex.com">
            <text:p>5003032@fedex.com</text:p>
          </table:table-cell>
          <table:table-cell table:style-name="ce51" office:value-type="float" office:value="155003">
            <text:p>155003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7">
            <text:p>7</text:p>
          </table:table-cell>
          <table:table-cell table:number-columns-repeated="1016"/>
        </table:table-row>
        <table:table-row table:style-name="ro3">
          <table:table-cell table:style-name="ce260" office:value-type="string">
            <text:p>Folse</text:p>
          </table:table-cell>
          <table:table-cell table:style-name="ce280" office:value-type="string">
            <text:p>Bernard</text:p>
          </table:table-cell>
          <table:table-cell table:style-name="ce293" office:value-type="float" office:value="5013674">
            <text:p>5013674</text:p>
          </table:table-cell>
          <table:table-cell table:style-name="ce301" table:formula="of:=CONCATENATE([.C19];&quot;@fedex.com&quot;)" office:value-type="string" office:string-value="5013674@fedex.com">
            <text:p>5013674@fedex.com</text:p>
          </table:table-cell>
          <table:table-cell table:style-name="ce310" office:value-type="float" office:value="155002">
            <text:p>155002</text:p>
          </table:table-cell>
          <table:table-cell table:style-name="ce316" office:value-type="string">
            <text:p>Robert Poklemba</text:p>
          </table:table-cell>
          <table:covered-table-cell table:style-name="ce324"/>
          <table:table-cell table:style-name="ce333" office:value-type="float" office:value="8">
            <text:p>8</text:p>
          </table:table-cell>
          <table:table-cell table:number-columns-repeated="1016"/>
        </table:table-row>
        <table:table-row table:style-name="ro3">
          <table:table-cell table:style-name="ce6" office:value-type="string">
            <text:p>Fox</text:p>
          </table:table-cell>
          <table:table-cell table:style-name="ce32" office:value-type="string">
            <text:p>Colin</text:p>
          </table:table-cell>
          <table:table-cell table:style-name="ce50" office:value-type="float" office:value="738906">
            <text:p>738906</text:p>
          </table:table-cell>
          <table:table-cell table:style-name="ce198" office:value-type="string">
            <text:p>738906@fedex.com</text:p>
          </table:table-cell>
          <table:table-cell table:style-name="ce51" office:value-type="float" office:value="155011">
            <text:p>155011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9">
            <text:p>9</text:p>
          </table:table-cell>
          <table:table-cell/>
          <table:table-cell table:style-name="ce336"/>
          <table:table-cell table:number-columns-repeated="1014"/>
        </table:table-row>
        <table:table-row table:style-name="ro3">
          <table:table-cell table:style-name="ce261" office:value-type="string">
            <text:p>Garza</text:p>
          </table:table-cell>
          <table:table-cell table:style-name="ce134" office:value-type="string">
            <text:p>Homero</text:p>
          </table:table-cell>
          <table:table-cell table:style-name="ce178" office:value-type="float" office:value="954528">
            <text:p>954528</text:p>
          </table:table-cell>
          <table:table-cell table:style-name="ce302" table:formula="of:=CONCATENATE([.C21];&quot;@fedex.com&quot;)" office:value-type="string" office:string-value="954528@fedex.com">
            <text:p>954528@fedex.com</text:p>
          </table:table-cell>
          <table:table-cell table:style-name="ce217" office:value-type="float" office:value="155024">
            <text:p>155024</text:p>
          </table:table-cell>
          <table:table-cell table:style-name="ce317" office:value-type="string">
            <text:p>Sherra Compton</text:p>
          </table:table-cell>
          <table:covered-table-cell table:style-name="ce324"/>
          <table:table-cell table:style-name="ce333" office:value-type="float" office:value="10">
            <text:p>10</text:p>
          </table:table-cell>
          <table:table-cell table:number-columns-repeated="1016"/>
        </table:table-row>
        <table:table-row table:style-name="ro3">
          <table:table-cell table:style-name="ce254" office:value-type="string">
            <text:p>Giauque</text:p>
          </table:table-cell>
          <table:table-cell table:style-name="ce122" office:value-type="string">
            <text:p>Mick</text:p>
          </table:table-cell>
          <table:table-cell table:style-name="ce167" office:value-type="float" office:value="555913">
            <text:p>555913</text:p>
          </table:table-cell>
          <table:table-cell table:style-name="ce167" office:value-type="string">
            <text:p>555913@fedex.com</text:p>
          </table:table-cell>
          <table:table-cell table:style-name="ce167" office:value-type="float" office:value="155012">
            <text:p>155012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11">
            <text:p>11</text:p>
          </table:table-cell>
          <table:table-cell table:number-columns-repeated="1016"/>
        </table:table-row>
        <table:table-row table:style-name="ro3">
          <table:table-cell table:style-name="ce254" office:value-type="string">
            <text:p>Leggett</text:p>
          </table:table-cell>
          <table:table-cell table:style-name="ce122" office:value-type="string">
            <text:p>Eileen</text:p>
          </table:table-cell>
          <table:table-cell table:style-name="ce167" office:value-type="float" office:value="847842">
            <text:p>847842</text:p>
          </table:table-cell>
          <table:table-cell table:style-name="ce201" office:value-type="string">
            <text:p>847842@fedex.com</text:p>
          </table:table-cell>
          <table:table-cell table:style-name="ce180" office:value-type="float" office:value="155021">
            <text:p>155021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12">
            <text:p>12</text:p>
          </table:table-cell>
          <table:table-cell table:number-columns-repeated="1016"/>
        </table:table-row>
        <table:table-row table:style-name="ro3">
          <table:table-cell table:style-name="ce254" office:value-type="string">
            <text:p>Lenhart</text:p>
          </table:table-cell>
          <table:table-cell table:style-name="ce122" office:value-type="string">
            <text:p>Martin</text:p>
          </table:table-cell>
          <table:table-cell table:style-name="ce52" office:value-type="float" office:value="639233">
            <text:p>639233</text:p>
          </table:table-cell>
          <table:table-cell table:style-name="ce200" office:value-type="string">
            <text:p>639233@fedex.com</text:p>
          </table:table-cell>
          <table:table-cell table:style-name="ce51" office:value-type="float" office:value="155022">
            <text:p>155022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13">
            <text:p>13</text:p>
          </table:table-cell>
          <table:table-cell table:style-name="ce249" table:number-columns-repeated="1016"/>
        </table:table-row>
        <table:table-row table:style-name="ro3">
          <table:table-cell table:style-name="ce6" office:value-type="string">
            <text:p>Madu</text:p>
          </table:table-cell>
          <table:table-cell table:style-name="ce32" office:value-type="string">
            <text:p>Stephanie</text:p>
          </table:table-cell>
          <table:table-cell table:style-name="ce169" office:value-type="float" office:value="781564">
            <text:p>781564</text:p>
          </table:table-cell>
          <table:table-cell table:style-name="ce193" table:formula="of:=CONCATENATE([.C25];&quot;@fedex.com&quot;)" office:value-type="string" office:string-value="781564@fedex.com">
            <text:p>781564@fedex.com</text:p>
          </table:table-cell>
          <table:table-cell table:style-name="ce51" office:value-type="float" office:value="155025">
            <text:p>155025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14">
            <text:p>14</text:p>
          </table:table-cell>
          <table:table-cell table:style-name="ce249" table:number-columns-repeated="1016"/>
        </table:table-row>
        <table:table-row table:style-name="ro3">
          <table:table-cell table:style-name="ce254" office:value-type="string">
            <text:p>McElveen</text:p>
          </table:table-cell>
          <table:table-cell table:style-name="ce122" office:value-type="string">
            <text:p>Kelli</text:p>
          </table:table-cell>
          <table:table-cell table:style-name="ce167" office:value-type="float" office:value="847836">
            <text:p>847836</text:p>
          </table:table-cell>
          <table:table-cell table:style-name="ce197" office:value-type="string">
            <text:p>847836@fedex.com</text:p>
          </table:table-cell>
          <table:table-cell table:style-name="ce180" office:value-type="float" office:value="155030">
            <text:p>155030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15">
            <text:p>15</text:p>
          </table:table-cell>
          <table:table-cell table:style-name="ce249" table:number-columns-repeated="1016"/>
        </table:table-row>
        <table:table-row table:style-name="ro3">
          <table:table-cell table:style-name="ce261" office:value-type="string">
            <text:p>Melo</text:p>
          </table:table-cell>
          <table:table-cell table:style-name="ce134" office:value-type="string">
            <text:p>Martha</text:p>
          </table:table-cell>
          <table:table-cell table:style-name="ce294" office:value-type="float" office:value="943591">
            <text:p>943591</text:p>
          </table:table-cell>
          <table:table-cell table:style-name="ce302" table:formula="of:=CONCATENATE([.C27];&quot;@fedex.com&quot;)" office:value-type="string" office:string-value="943591@fedex.com">
            <text:p>943591@fedex.com</text:p>
          </table:table-cell>
          <table:table-cell table:style-name="ce217" office:value-type="float" office:value="155044">
            <text:p>155044</text:p>
          </table:table-cell>
          <table:table-cell table:style-name="ce318" office:value-type="string">
            <text:p>Sherra Compton</text:p>
          </table:table-cell>
          <table:covered-table-cell table:style-name="ce324"/>
          <table:table-cell table:style-name="ce333" office:value-type="float" office:value="16">
            <text:p>16</text:p>
          </table:table-cell>
          <table:table-cell table:style-name="ce249" table:number-columns-repeated="1016"/>
        </table:table-row>
        <table:table-row table:style-name="ro3">
          <table:table-cell table:style-name="ce6" office:value-type="string">
            <text:p>Moffet</text:p>
          </table:table-cell>
          <table:table-cell table:style-name="ce32" office:value-type="string">
            <text:p>Justin</text:p>
          </table:table-cell>
          <table:table-cell table:style-name="ce50" office:value-type="float" office:value="954540">
            <text:p>954540</text:p>
          </table:table-cell>
          <table:table-cell table:style-name="ce193" table:formula="of:=CONCATENATE([.C28];&quot;@fedex.com&quot;)" office:value-type="string" office:string-value="954540@fedex.com">
            <text:p>954540@fedex.com</text:p>
          </table:table-cell>
          <table:table-cell table:style-name="ce51" office:value-type="float" office:value="155007">
            <text:p>155007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17">
            <text:p>17</text:p>
          </table:table-cell>
          <table:table-cell table:style-name="ce249" table:number-columns-repeated="1016"/>
        </table:table-row>
        <table:table-row table:style-name="ro3">
          <table:table-cell table:style-name="ce254" office:value-type="string">
            <text:p>Montgomery</text:p>
          </table:table-cell>
          <table:table-cell table:style-name="ce122" office:value-type="string">
            <text:p>Leah</text:p>
          </table:table-cell>
          <table:table-cell table:style-name="ce175" office:value-type="float" office:value="769736">
            <text:p>769736</text:p>
          </table:table-cell>
          <table:table-cell table:style-name="ce204" office:value-type="string">
            <text:p>769736@fedex.com</text:p>
          </table:table-cell>
          <table:table-cell table:style-name="ce167" office:value-type="float" office:value="155031">
            <text:p>155031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18">
            <text:p>18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6" office:value-type="string">
            <text:p>Moskal</text:p>
          </table:table-cell>
          <table:table-cell table:style-name="ce31" office:value-type="string">
            <text:p>Lloyd</text:p>
          </table:table-cell>
          <table:table-cell table:style-name="ce50" office:value-type="float" office:value="607214">
            <text:p>607214</text:p>
          </table:table-cell>
          <table:table-cell table:style-name="ce197" office:value-type="string">
            <text:p>607214@fedex.com</text:p>
          </table:table-cell>
          <table:table-cell table:style-name="ce51" office:value-type="float" office:value="155032">
            <text:p>155032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19">
            <text:p>19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62" office:value-type="string">
            <text:p>Murphy</text:p>
          </table:table-cell>
          <table:table-cell table:style-name="ce281" office:value-type="string">
            <text:p>Yoninah</text:p>
          </table:table-cell>
          <table:table-cell table:style-name="ce295" office:value-type="float" office:value="973108">
            <text:p>973108</text:p>
          </table:table-cell>
          <table:table-cell table:style-name="ce303" table:formula="of:=CONCATENATE([.C31];&quot;@fedex.com&quot;)" office:value-type="string" office:string-value="973108@fedex.com">
            <text:p>973108@fedex.com</text:p>
          </table:table-cell>
          <table:table-cell table:style-name="ce311" office:value-type="float" office:value="155006">
            <text:p>155006</text:p>
          </table:table-cell>
          <table:table-cell table:style-name="ce317" office:value-type="string">
            <text:p>Sherra Compton</text:p>
          </table:table-cell>
          <table:covered-table-cell table:style-name="ce324"/>
          <table:table-cell table:style-name="ce333" office:value-type="float" office:value="20">
            <text:p>20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54" office:value-type="string">
            <text:p>Ndubueze</text:p>
          </table:table-cell>
          <table:table-cell table:style-name="ce122" office:value-type="string">
            <text:p>Victor</text:p>
          </table:table-cell>
          <table:table-cell table:style-name="ce167" office:value-type="float" office:value="585498">
            <text:p>585498</text:p>
          </table:table-cell>
          <table:table-cell table:style-name="ce197" office:value-type="string">
            <text:p>585498@fedex.com</text:p>
          </table:table-cell>
          <table:table-cell table:style-name="ce52" office:value-type="float" office:value="155033">
            <text:p>155033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21">
            <text:p>21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54" office:value-type="string">
            <text:p>Nowlin</text:p>
          </table:table-cell>
          <table:table-cell table:style-name="ce122" office:value-type="string">
            <text:p>David</text:p>
          </table:table-cell>
          <table:table-cell table:style-name="ce167" office:value-type="float" office:value="937418">
            <text:p>937418</text:p>
          </table:table-cell>
          <table:table-cell table:style-name="ce201" office:value-type="string">
            <text:p>937418@fedex.com</text:p>
          </table:table-cell>
          <table:table-cell table:style-name="ce52" office:value-type="float" office:value="155059">
            <text:p>155059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22">
            <text:p>22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6" office:value-type="string">
            <text:p>Palacios</text:p>
          </table:table-cell>
          <table:table-cell table:style-name="ce32" office:value-type="string">
            <text:p>Nicholas</text:p>
          </table:table-cell>
          <table:table-cell table:style-name="ce50" office:value-type="float" office:value="973109">
            <text:p>973109</text:p>
          </table:table-cell>
          <table:table-cell table:style-name="ce193" table:formula="of:=CONCATENATE([.C34];&quot;@fedex.com&quot;)" office:value-type="string" office:string-value="973109@fedex.com">
            <text:p>973109@fedex.com</text:p>
          </table:table-cell>
          <table:table-cell table:style-name="ce51" office:value-type="float" office:value="155039">
            <text:p>155039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23">
            <text:p>23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63" office:value-type="string">
            <text:p>Pollard</text:p>
          </table:table-cell>
          <table:table-cell table:style-name="ce282" office:value-type="string">
            <text:p>Stephanie</text:p>
          </table:table-cell>
          <table:table-cell table:style-name="ce296" office:value-type="float" office:value="875211">
            <text:p>875211</text:p>
          </table:table-cell>
          <table:table-cell table:style-name="ce304" table:formula="of:=CONCATENATE([.C35];&quot;@fedex.com&quot;)" office:value-type="string" office:string-value="875211@fedex.com">
            <text:p>875211@fedex.com</text:p>
          </table:table-cell>
          <table:table-cell table:style-name="ce296" office:value-type="float" office:value="155037">
            <text:p>155037</text:p>
          </table:table-cell>
          <table:table-cell table:style-name="ce319" office:value-type="string">
            <text:p>Robert Poklemba</text:p>
          </table:table-cell>
          <table:covered-table-cell table:style-name="ce324"/>
          <table:table-cell table:style-name="ce333" office:value-type="float" office:value="24">
            <text:p>24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64" office:value-type="string">
            <text:p>Quiocho</text:p>
          </table:table-cell>
          <table:table-cell table:style-name="ce130" office:value-type="string">
            <text:p>Shanelle</text:p>
          </table:table-cell>
          <table:table-cell table:style-name="ce174" office:value-type="float" office:value="830492">
            <text:p>830492</text:p>
          </table:table-cell>
          <table:table-cell table:style-name="ce202" office:value-type="string">
            <text:p>830492@fedex.com</text:p>
          </table:table-cell>
          <table:table-cell table:style-name="ce215" office:value-type="float" office:value="155040">
            <text:p>155040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25">
            <text:p>25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6" office:value-type="string">
            <text:p>Rodriguez</text:p>
          </table:table-cell>
          <table:table-cell table:style-name="ce32" office:value-type="string">
            <text:p>John</text:p>
          </table:table-cell>
          <table:table-cell table:style-name="ce50" office:value-type="float" office:value="880792">
            <text:p>880792</text:p>
          </table:table-cell>
          <table:table-cell table:style-name="ce193" office:value-type="string">
            <text:p><text:a xlink:href="mailto:880792@fedex.com">880792@fedex.com</text:a></text:p>
          </table:table-cell>
          <table:table-cell table:style-name="ce51" office:value-type="float" office:value="155041">
            <text:p>155041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26">
            <text:p>26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63" office:value-type="string">
            <text:p>Rodriguez</text:p>
          </table:table-cell>
          <table:table-cell table:style-name="ce282" office:value-type="string">
            <text:p>Timothy</text:p>
          </table:table-cell>
          <table:table-cell table:style-name="ce297" office:value-type="float" office:value="691518">
            <text:p>691518</text:p>
          </table:table-cell>
          <table:table-cell table:style-name="ce304" office:value-type="string">
            <text:p>691518@fedex.com</text:p>
          </table:table-cell>
          <table:table-cell table:style-name="ce312" office:value-type="float" office:value="155042">
            <text:p>155042</text:p>
          </table:table-cell>
          <table:table-cell table:style-name="ce319" office:value-type="string">
            <text:p>Robert Poklemba</text:p>
          </table:table-cell>
          <table:covered-table-cell table:style-name="ce324"/>
          <table:table-cell table:style-name="ce333" office:value-type="float" office:value="27">
            <text:p>27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63" office:value-type="string">
            <text:p>Rogers</text:p>
          </table:table-cell>
          <table:table-cell table:style-name="ce283" office:value-type="string">
            <text:p>Kyle</text:p>
          </table:table-cell>
          <table:table-cell table:style-name="ce296" office:value-type="float" office:value="781580">
            <text:p>781580</text:p>
          </table:table-cell>
          <table:table-cell table:style-name="ce305" table:formula="of:=CONCATENATE([.C39];&quot;@fedex.com&quot;)" office:value-type="string" office:string-value="781580@fedex.com">
            <text:p>781580@fedex.com</text:p>
          </table:table-cell>
          <table:table-cell table:style-name="ce313" office:value-type="float" office:value="155043">
            <text:p>155043</text:p>
          </table:table-cell>
          <table:table-cell table:style-name="ce319" office:value-type="string">
            <text:p>Robert Poklemba</text:p>
          </table:table-cell>
          <table:covered-table-cell table:style-name="ce324"/>
          <table:table-cell table:style-name="ce333" office:value-type="float" office:value="28">
            <text:p>28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6" office:value-type="string">
            <text:p>Sepeda</text:p>
          </table:table-cell>
          <table:table-cell table:style-name="ce32" office:value-type="string">
            <text:p>Shane</text:p>
          </table:table-cell>
          <table:table-cell table:style-name="ce50" office:value-type="float" office:value="965675">
            <text:p>965675</text:p>
          </table:table-cell>
          <table:table-cell table:style-name="ce193" table:formula="of:=CONCATENATE([.C40];&quot;@fedex.com&quot;)" office:value-type="string" office:string-value="965675@fedex.com">
            <text:p>965675@fedex.com</text:p>
          </table:table-cell>
          <table:table-cell table:style-name="ce51" office:value-type="float" office:value="155018">
            <text:p>155018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29">
            <text:p>29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6" office:value-type="string">
            <text:p>Smith</text:p>
          </table:table-cell>
          <table:table-cell table:style-name="ce31" office:value-type="string">
            <text:p>Richard</text:p>
          </table:table-cell>
          <table:table-cell table:style-name="ce50" office:value-type="float" office:value="875212">
            <text:p>875212</text:p>
          </table:table-cell>
          <table:table-cell table:style-name="ce193" table:formula="of:=CONCATENATE([.C41];&quot;@fedex.com&quot;)" office:value-type="string" office:string-value="875212@fedex.com">
            <text:p>875212@fedex.com</text:p>
          </table:table-cell>
          <table:table-cell table:style-name="ce214" office:value-type="float" office:value="155046">
            <text:p>155046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30">
            <text:p>30</text:p>
          </table:table-cell>
          <table:table-cell table:style-name="ce250"/>
          <table:table-cell table:number-columns-repeated="1015"/>
        </table:table-row>
        <table:table-row table:style-name="ro3">
          <table:table-cell table:style-name="ce6" office:value-type="string">
            <text:p>Smith</text:p>
          </table:table-cell>
          <table:table-cell table:style-name="ce31" office:value-type="string">
            <text:p>William</text:p>
          </table:table-cell>
          <table:table-cell table:style-name="ce50" office:value-type="float" office:value="933884">
            <text:p>933884</text:p>
          </table:table-cell>
          <table:table-cell table:style-name="ce201" office:value-type="string">
            <text:p>933884@fedex.com</text:p>
          </table:table-cell>
          <table:table-cell table:style-name="ce214" office:value-type="float" office:value="155036">
            <text:p>155036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31">
            <text:p>31</text:p>
          </table:table-cell>
          <table:table-cell table:style-name="ce250"/>
          <table:table-cell table:number-columns-repeated="1015"/>
        </table:table-row>
        <table:table-row table:style-name="ro3">
          <table:table-cell table:style-name="ce6" office:value-type="string">
            <text:p>Sun</text:p>
          </table:table-cell>
          <table:table-cell table:style-name="ce31" office:value-type="string">
            <text:p>Hao</text:p>
          </table:table-cell>
          <table:table-cell table:style-name="ce50" office:value-type="float" office:value="933873">
            <text:p>933873</text:p>
          </table:table-cell>
          <table:table-cell table:style-name="ce201" office:value-type="string">
            <text:p>933873@fedex.com</text:p>
          </table:table-cell>
          <table:table-cell table:style-name="ce214" office:value-type="float" office:value="155001">
            <text:p>155001</text:p>
          </table:table-cell>
          <table:table-cell table:style-name="ce315" office:value-type="string">
            <text:p>Robert Poklemba</text:p>
          </table:table-cell>
          <table:covered-table-cell table:style-name="ce324"/>
          <table:table-cell table:style-name="ce333" office:value-type="float" office:value="32">
            <text:p>32</text:p>
          </table:table-cell>
          <table:table-cell table:style-name="ce250"/>
          <table:table-cell table:number-columns-repeated="1015"/>
        </table:table-row>
        <table:table-row table:style-name="ro3">
          <table:table-cell table:style-name="ce262" office:value-type="string">
            <text:p>Syth</text:p>
          </table:table-cell>
          <table:table-cell table:style-name="ce281" office:value-type="string">
            <text:p>Greg </text:p>
          </table:table-cell>
          <table:table-cell table:style-name="ce295" office:value-type="float" office:value="880796">
            <text:p>880796</text:p>
          </table:table-cell>
          <table:table-cell table:style-name="ce303" office:value-type="string">
            <text:p><text:a xlink:href="mailto:880796@fedex.com">880796@fedex.com</text:a></text:p>
          </table:table-cell>
          <table:table-cell table:style-name="ce311" office:value-type="float" office:value="155047">
            <text:p>155047</text:p>
          </table:table-cell>
          <table:table-cell table:style-name="ce317" office:value-type="string">
            <text:p>Robert Poklemba</text:p>
          </table:table-cell>
          <table:covered-table-cell table:style-name="ce324"/>
          <table:table-cell table:style-name="ce333" office:value-type="float" office:value="33">
            <text:p>33</text:p>
          </table:table-cell>
          <table:table-cell table:style-name="ce250"/>
          <table:table-cell table:style-name="ce249" table:number-columns-repeated="1015"/>
        </table:table-row>
        <table:table-row table:style-name="ro3">
          <table:table-cell table:style-name="ce265" office:value-type="string">
            <text:p>Tatum</text:p>
          </table:table-cell>
          <table:table-cell table:style-name="ce136" office:value-type="string">
            <text:p>Gary</text:p>
          </table:table-cell>
          <table:table-cell table:style-name="ce180" office:value-type="float" office:value="640690">
            <text:p>640690</text:p>
          </table:table-cell>
          <table:table-cell table:style-name="ce180" office:value-type="string">
            <text:p>640690@fedex.com</text:p>
          </table:table-cell>
          <table:table-cell table:style-name="ce180" office:value-type="float" office:value="155048">
            <text:p>155048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34">
            <text:p>34</text:p>
          </table:table-cell>
          <table:table-cell table:style-name="ce250"/>
          <table:table-cell table:number-columns-repeated="1015"/>
        </table:table-row>
        <table:table-row table:style-name="ro3">
          <table:table-cell table:style-name="ce266" office:value-type="string">
            <text:p>Thomas</text:p>
          </table:table-cell>
          <table:table-cell table:style-name="ce284" office:value-type="string">
            <text:p>Samuel</text:p>
          </table:table-cell>
          <table:table-cell table:style-name="ce298" office:value-type="float" office:value="5013680">
            <text:p>5013680</text:p>
          </table:table-cell>
          <table:table-cell table:style-name="ce301" table:formula="of:=CONCATENATE([.C46];&quot;@fedex.com&quot;)" office:value-type="string" office:string-value="5013680@fedex.com">
            <text:p>5013680@fedex.com</text:p>
          </table:table-cell>
          <table:table-cell table:style-name="ce298" office:value-type="float" office:value="155020">
            <text:p>155020</text:p>
          </table:table-cell>
          <table:table-cell table:style-name="ce316" office:value-type="string">
            <text:p>Robert Poklemba</text:p>
          </table:table-cell>
          <table:covered-table-cell table:style-name="ce324"/>
          <table:table-cell table:style-name="ce333" office:value-type="float" office:value="35">
            <text:p>35</text:p>
          </table:table-cell>
          <table:table-cell table:style-name="ce250"/>
          <table:table-cell table:number-columns-repeated="1015"/>
        </table:table-row>
        <table:table-row table:style-name="ro3">
          <table:table-cell table:style-name="ce266" office:value-type="string">
            <text:p>Watkins</text:p>
          </table:table-cell>
          <table:table-cell table:style-name="ce284" office:value-type="string">
            <text:p>Daniel</text:p>
          </table:table-cell>
          <table:table-cell table:style-name="ce298" office:value-type="float" office:value="5013682">
            <text:p>5013682</text:p>
          </table:table-cell>
          <table:table-cell table:style-name="ce301" table:formula="of:=CONCATENATE([.C47];&quot;@fedex.com&quot;)" office:value-type="string" office:string-value="5013682@fedex.com">
            <text:p>5013682@fedex.com</text:p>
          </table:table-cell>
          <table:table-cell table:style-name="ce298" office:value-type="float" office:value="155013">
            <text:p>155013</text:p>
          </table:table-cell>
          <table:table-cell table:style-name="ce316" office:value-type="string">
            <text:p>Robert Poklemba</text:p>
          </table:table-cell>
          <table:covered-table-cell table:style-name="ce324"/>
          <table:table-cell table:style-name="ce333" office:value-type="float" office:value="36">
            <text:p>36</text:p>
          </table:table-cell>
          <table:table-cell table:style-name="ce250"/>
          <table:table-cell table:number-columns-repeated="1015"/>
        </table:table-row>
        <table:table-row table:style-name="ro3">
          <table:table-cell table:style-name="ce6" office:value-type="string">
            <text:p>Ward</text:p>
          </table:table-cell>
          <table:table-cell table:style-name="ce32" office:value-type="string">
            <text:p>William</text:p>
          </table:table-cell>
          <table:table-cell table:style-name="ce50" office:value-type="float" office:value="661643">
            <text:p>661643</text:p>
          </table:table-cell>
          <table:table-cell table:style-name="ce197" office:value-type="string">
            <text:p>661643@fedex.com</text:p>
          </table:table-cell>
          <table:table-cell table:style-name="ce51" office:value-type="float" office:value="155049">
            <text:p>155049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37">
            <text:p>37</text:p>
          </table:table-cell>
          <table:table-cell table:style-name="ce250"/>
          <table:table-cell table:number-columns-repeated="1015"/>
        </table:table-row>
        <table:table-row table:style-name="ro3">
          <table:table-cell table:style-name="ce6" office:value-type="string">
            <text:p>Winn</text:p>
          </table:table-cell>
          <table:table-cell table:style-name="ce32" office:value-type="string">
            <text:p>David</text:p>
          </table:table-cell>
          <table:table-cell table:style-name="ce50" office:value-type="float" office:value="875209">
            <text:p>875209</text:p>
          </table:table-cell>
          <table:table-cell table:style-name="ce193" table:formula="of:=CONCATENATE([.C49];&quot;@fedex.com&quot;)" office:value-type="string" office:string-value="875209@fedex.com">
            <text:p>875209@fedex.com</text:p>
          </table:table-cell>
          <table:table-cell table:style-name="ce51" office:value-type="float" office:value="155050">
            <text:p>155050</text:p>
          </table:table-cell>
          <table:table-cell table:style-name="ce315" office:value-type="string">
            <text:p>Sherra Compton</text:p>
          </table:table-cell>
          <table:covered-table-cell table:style-name="ce324"/>
          <table:table-cell table:style-name="ce333" office:value-type="float" office:value="38">
            <text:p>38</text:p>
          </table:table-cell>
          <table:table-cell table:style-name="ce250"/>
          <table:table-cell table:number-columns-repeated="1015"/>
        </table:table-row>
        <table:table-row table:style-name="ro2">
          <table:table-cell table:style-name="ce137" office:value-type="string" table:number-columns-spanned="8" table:number-rows-spanned="1">
            <text:p>ACIC Team</text:p>
          </table:table-cell>
          <table:covered-table-cell table:number-columns-repeated="6" table:style-name="ce158"/>
          <table:covered-table-cell table:style-name="ce244"/>
          <table:table-cell table:style-name="ce248"/>
          <table:table-cell table:number-columns-repeated="1015"/>
        </table:table-row>
        <table:table-row table:style-name="ro2">
          <table:table-cell table:style-name="ce6" office:value-type="string">
            <text:p>Winn</text:p>
          </table:table-cell>
          <table:table-cell table:style-name="ce32" office:value-type="string">
            <text:p>David</text:p>
          </table:table-cell>
          <table:table-cell table:style-name="ce50" office:value-type="float" office:value="875209">
            <text:p>875209</text:p>
          </table:table-cell>
          <table:table-cell table:style-name="ce193" table:formula="of:=CONCATENATE([.C51];&quot;@fedex.com&quot;)" office:value-type="string" office:string-value="875209@fedex.com">
            <text:p>875209@fedex.com</text:p>
          </table:table-cell>
          <table:table-cell table:style-name="ce51" office:value-type="float" office:value="155050">
            <text:p>155050</text:p>
          </table:table-cell>
          <table:table-cell table:style-name="ce315" office:value-type="string">
            <text:p>Sherra Compton</text:p>
          </table:table-cell>
          <table:table-cell table:style-name="ce325" office:value-type="string">
            <text:p>Duplicate agent</text:p>
          </table:table-cell>
          <table:table-cell table:style-name="ce334"/>
          <table:table-cell table:style-name="ce248"/>
          <table:table-cell table:number-columns-repeated="1015"/>
        </table:table-row>
        <table:table-row table:style-name="ro2">
          <table:table-cell table:style-name="ce6" office:value-type="string">
            <text:p>Syth</text:p>
          </table:table-cell>
          <table:table-cell table:style-name="ce32" office:value-type="string">
            <text:p>Greg </text:p>
          </table:table-cell>
          <table:table-cell table:style-name="ce50" office:value-type="float" office:value="880796">
            <text:p>880796</text:p>
          </table:table-cell>
          <table:table-cell table:style-name="ce193" office:value-type="string">
            <text:p><text:a xlink:href="mailto:880796@fedex.com">880796@fedex.com</text:a></text:p>
          </table:table-cell>
          <table:table-cell table:style-name="ce51" office:value-type="float" office:value="155047">
            <text:p>155047</text:p>
          </table:table-cell>
          <table:table-cell table:style-name="ce315" office:value-type="string">
            <text:p>Robert Poklemba</text:p>
          </table:table-cell>
          <table:table-cell table:style-name="ce326" office:value-type="string">
            <text:p>Duplicate agent</text:p>
          </table:table-cell>
          <table:table-cell table:style-name="ce335"/>
          <table:table-cell table:style-name="ce248"/>
          <table:table-cell table:number-columns-repeated="1015"/>
        </table:table-row>
        <table:table-row table:style-name="ro2">
          <table:table-cell table:style-name="ce139" office:value-type="string" table:number-columns-spanned="8" table:number-rows-spanned="1">
            <text:p>Last Revision 09.09.2014 by Gerald Lewis - v 236</text:p>
          </table:table-cell>
          <table:covered-table-cell table:number-columns-repeated="6" table:style-name="ce159"/>
          <table:covered-table-cell table:style-name="ce247"/>
          <table:table-cell table:number-columns-repeated="1016"/>
        </table:table-row>
        <table:table-row table:style-name="ro2">
          <table:table-cell table:style-name="ce140" office:value-type="string">
            <text:p>New Hire</text:p>
          </table:table-cell>
          <table:table-cell table:style-name="Normal_20_4" table:number-columns-repeated="6"/>
          <table:table-cell table:number-columns-repeated="1017"/>
        </table:table-row>
        <table:table-row table:style-name="ro2">
          <table:table-cell table:style-name="ce267" office:value-type="string">
            <text:p>Team Lead</text:p>
          </table:table-cell>
          <table:table-cell table:style-name="Normal_20_4" table:number-columns-repeated="6"/>
          <table:table-cell table:number-columns-repeated="1017"/>
        </table:table-row>
        <table:table-row table:style-name="ro12">
          <table:table-cell table:style-name="ce268" office:value-type="string">
            <text:p>Spanish Speaking Agent</text:p>
          </table:table-cell>
          <table:table-cell table:style-name="ce285"/>
          <table:table-cell table:style-name="ce299"/>
          <table:table-cell table:style-name="ce220"/>
          <table:table-cell table:style-name="ce314"/>
          <table:table-cell table:number-columns-repeated="1019"/>
        </table:table-row>
        <table:table-row table:style-name="ro13">
          <table:table-cell table:style-name="ce269" office:value-type="string">
            <text:p>Customer Automated Removal Agent</text:p>
          </table:table-cell>
          <table:table-cell table:style-name="ce286"/>
          <table:table-cell table:style-name="Normal_20_4"/>
          <table:table-cell/>
          <table:table-cell table:style-name="ce118"/>
          <table:table-cell table:style-name="Normal_20_4" table:number-columns-repeated="3"/>
          <table:table-cell table:number-columns-repeated="1016"/>
        </table:table-row>
        <table:table-row table:style-name="ro2">
          <table:table-cell table:style-name="ce270"/>
          <table:table-cell table:style-name="ce287"/>
          <table:table-cell table:number-columns-repeated="2"/>
          <table:table-cell table:style-name="ce118"/>
          <table:table-cell table:style-name="Normal_20_4" table:number-columns-repeated="3"/>
          <table:table-cell table:number-columns-repeated="1016"/>
        </table:table-row>
        <table:table-row table:style-name="ro2">
          <table:table-cell table:style-name="ce270"/>
          <table:table-cell table:style-name="ce287"/>
          <table:table-cell table:style-name="ce222"/>
          <table:table-cell table:style-name="ce306"/>
          <table:table-cell table:style-name="ce221"/>
          <table:table-cell table:style-name="ce222"/>
          <table:table-cell table:style-name="Normal_20_4" table:number-columns-repeated="2"/>
          <table:table-cell table:number-columns-repeated="1016"/>
        </table:table-row>
        <table:table-row table:style-name="ro2">
          <table:table-cell table:style-name="ce270"/>
          <table:table-cell table:style-name="ce287"/>
          <table:table-cell table:style-name="Normal_20_4"/>
          <table:table-cell table:style-name="ce307"/>
          <table:table-cell table:style-name="ce221"/>
          <table:table-cell table:style-name="Normal_20_4" table:number-columns-repeated="3"/>
          <table:table-cell table:number-columns-repeated="1016"/>
        </table:table-row>
        <table:table-row table:style-name="ro2" table:number-rows-repeated="2">
          <table:table-cell table:style-name="ce270"/>
          <table:table-cell table:style-name="ce287"/>
          <table:table-cell table:style-name="ce222"/>
          <table:table-cell table:style-name="ce249"/>
          <table:table-cell table:style-name="ce221"/>
          <table:table-cell table:style-name="ce222"/>
          <table:table-cell table:style-name="Normal_20_4" table:number-columns-repeated="2"/>
          <table:table-cell table:number-columns-repeated="1016"/>
        </table:table-row>
        <table:table-row table:style-name="ro2">
          <table:table-cell table:style-name="ce270"/>
          <table:table-cell table:style-name="ce287"/>
          <table:table-cell table:style-name="ce222"/>
          <table:table-cell table:style-name="ce249"/>
          <table:table-cell table:style-name="ce222" table:number-columns-repeated="2"/>
          <table:table-cell table:style-name="Normal_20_4" table:number-columns-repeated="2"/>
          <table:table-cell table:number-columns-repeated="1016"/>
        </table:table-row>
        <table:table-row table:style-name="ro2" table:number-rows-repeated="2">
          <table:table-cell table:style-name="ce270"/>
          <table:table-cell table:style-name="ce28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ce270"/>
          <table:table-cell table:style-name="ce28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0"/>
          <table:table-cell table:style-name="ce287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27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8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72"/>
          <table:table-cell table:style-name="ce29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28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3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74"/>
          <table:table-cell table:style-name="ce291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Roster2.$A$1" table:cell-range-address="$'FedEx Roster'.$A$1:.$H$57" table:range-usable-as="print-range"/>
        </table:named-expressions>
      </table:table>
      <table:table table:name="Sub ARF Project" table:style-name="ta4" table:print="false">
        <table:table-column table:style-name="co27" table:default-cell-style-name="Default"/>
        <table:table-column table:style-name="co27" table:default-cell-style-name="ce342"/>
        <table:table-column table:style-name="co28" table:default-cell-style-name="ce347"/>
        <table:table-column table:style-name="co29" table:default-cell-style-name="ce347"/>
        <table:table-column table:style-name="co30" table:visibility="collapse" table:default-cell-style-name="Default"/>
        <table:table-column table:style-name="co27" table:number-columns-repeated="1019" table:default-cell-style-name="Default"/>
        <table:table-row table:style-name="ro14">
          <table:table-cell/>
          <table:table-cell table:style-name="ce339" office:value-type="string" table:number-columns-spanned="2" table:number-rows-spanned="1">
            <text:p>Sub ARF Project</text:p>
          </table:table-cell>
          <table:covered-table-cell table:style-name="ce344"/>
          <table:table-cell table:style-name="ce348"/>
          <table:table-cell table:number-columns-repeated="1020"/>
        </table:table-row>
        <table:table-row table:style-name="ro15">
          <table:table-cell/>
          <table:table-cell table:style-name="ce340" office:value-type="string">
            <text:p>Region</text:p>
          </table:table-cell>
          <table:table-cell table:style-name="ce345" office:value-type="string">
            <text:p>SSC</text:p>
          </table:table-cell>
          <table:table-cell table:style-name="ce345" office:value-type="string">
            <text:p>On Project</text:p>
          </table:table-cell>
          <table:table-cell table:style-name="ce336" office:value-type="string">
            <text:p>phase</text:p>
          </table:table-cell>
          <table:table-cell table:number-columns-repeated="1019"/>
        </table:table-row>
        <table:table-row table:style-name="ro2">
          <table:table-cell/>
          <table:table-cell table:style-name="ce341" office:value-type="string">
            <text:p>East</text:p>
          </table:table-cell>
          <table:table-cell table:style-name="ce346" office:value-type="string">
            <text:p>Jackie Joyner</text:p>
          </table:table-cell>
          <table:table-cell table:style-name="ce346"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Chris Forneris</text:p>
          </table:table-cell>
          <table:table-cell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Ronda Howard</text:p>
          </table:table-cell>
          <table:table-cell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Jo Kramer</text:p>
          </table:table-cell>
          <table:table-cell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Jana Munoz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Tina Clark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Teri Root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Laura Alleman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Ilda Washington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Pat Amabile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Bob Java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Christine Gill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Ken Lane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Angela Curti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Michelle Forrest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Donna Well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James Robbin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Candy Jone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Mike Schmelzer</text:p>
          </table:table-cell>
          <table:table-cell office:value-type="string">
            <text:p> 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Kevin Miner</text:p>
          </table:table-cell>
          <table:table-cell table:style-name="ce349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Ken Duffin</text:p>
          </table:table-cell>
          <table:table-cell table:style-name="ce349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Gerry Veney</text:p>
          </table:table-cell>
          <table:table-cell table:style-name="ce349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Wendy Bricking</text:p>
          </table:table-cell>
          <table:table-cell table:style-name="ce349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341" office:value-type="string">
            <text:p>West</text:p>
          </table:table-cell>
          <table:table-cell table:style-name="ce341" office:value-type="string">
            <text:p>Johnny Rodriguez</text:p>
          </table:table-cell>
          <table:table-cell table:style-name="ce350" office:value-type="string">
            <text:p>Phase 4</text:p>
          </table:table-cell>
          <table:table-cell office:value-type="float" office:value="4">
            <text:p>4</text:p>
          </table:table-cell>
          <table:table-cell table:style-name="ce355"/>
          <table:table-cell table:number-columns-repeated="1018"/>
        </table:table-row>
        <table:table-row table:style-name="ro2">
          <table:table-cell table:style-name="ce338"/>
          <table:table-cell office:value-type="string">
            <text:p>Central</text:p>
          </table:table-cell>
          <table:table-cell table:style-name="ce342" office:value-type="string">
            <text:p>Tony Middleton</text:p>
          </table:table-cell>
          <table:table-cell table:style-name="ce351" office:value-type="string">
            <text:p>Phase 5?</text:p>
          </table:table-cell>
          <table:table-cell/>
          <table:table-cell table:style-name="ce355" office:value-type="string">
            <text:p>Verbally Communicated by Marsha on External Calibration 5/14 that these 2 FSSC's will convert to sub-arf process effective 5/17</text:p>
          </table:table-cell>
          <table:table-cell table:number-columns-repeated="1018"/>
        </table:table-row>
        <table:table-row table:style-name="ro2">
          <table:table-cell table:style-name="ce338"/>
          <table:table-cell table:style-name="ce343" office:value-type="string">
            <text:p>Central</text:p>
          </table:table-cell>
          <table:table-cell table:style-name="ce343" office:value-type="string">
            <text:p>Debbie Rogers</text:p>
          </table:table-cell>
          <table:table-cell table:style-name="ce352" office:value-type="string">
            <text:p>Phase 5?</text:p>
          </table:table-cell>
          <table:table-cell/>
          <table:table-cell table:style-name="ce355" office:value-type="string">
            <text:p>Verbally Communicated by Marsha on External Calibration 5/14 that these 2 FSSC's will convert to sub-arf process effective 5/17</text:p>
          </table:table-cell>
          <table:table-cell table:number-columns-repeated="1018"/>
        </table:table-row>
        <table:table-row table:style-name="ro2">
          <table:table-cell table:style-name="ce338"/>
          <table:table-cell office:value-type="string">
            <text:p>East</text:p>
          </table:table-cell>
          <table:table-cell table:style-name="ce342" office:value-type="string">
            <text:p>Trish</text:p>
          </table:table-cell>
          <table:table-cell table:style-name="ce353" office:value-type="string">
            <text:p>Phase 6</text:p>
          </table:table-cell>
          <table:table-cell/>
          <table:table-cell table:style-name="ce355"/>
          <table:table-cell table:number-columns-repeated="1018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Cindy Norton</text:p>
          </table:table-cell>
          <table:table-cell table:style-name="ce353" office:value-type="string">
            <text:p>Phase 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Mike </text:p>
          </table:table-cell>
          <table:table-cell table:style-name="ce353" office:value-type="string">
            <text:p>Phase 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Derrick</text:p>
          </table:table-cell>
          <table:table-cell table:style-name="ce353" office:value-type="string">
            <text:p>Phase 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Leigh</text:p>
          </table:table-cell>
          <table:table-cell table:style-name="ce354" office:value-type="date" office:date-value="2010-05-26">
            <text:p>5/26/20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Roz</text:p>
          </table:table-cell>
          <table:table-cell table:style-name="ce354" office:value-type="date" office:date-value="2010-05-26">
            <text:p>5/26/2010</text:p>
          </table:table-cell>
          <table:table-cell table:number-columns-repeated="1020"/>
        </table:table-row>
        <table:table-row table:style-name="ro8" table:visibility="collapse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Marisa Tamburini</text:p>
          </table:table-cell>
          <table:table-cell table:style-name="ce354" office:value-type="date" office:date-value="2010-05-25">
            <text:p>5/25/20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Dave Hernandez</text:p>
          </table:table-cell>
          <table:table-cell table:style-name="ce354" office:value-type="date" office:date-value="2010-05-25">
            <text:p>5/25/20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Cindy Dong</text:p>
          </table:table-cell>
          <table:table-cell table:style-name="ce354" office:value-type="date" office:date-value="2010-05-25">
            <text:p>5/25/2010</text:p>
          </table:table-cell>
          <table:table-cell table:number-columns-repeated="1020"/>
        </table:table-row>
        <table:named-expressions/>
      </table:table>
      <table:table table:name="Pods" table:style-name="ta5" table:print="false">
        <table:table-column table:style-name="co31" table:default-cell-style-name="ce359"/>
        <table:table-column table:style-name="co14" table:number-columns-repeated="2" table:default-cell-style-name="ce315"/>
        <table:table-column table:style-name="co32" table:default-cell-style-name="ce315"/>
        <table:table-column table:style-name="co8" table:default-cell-style-name="ce183"/>
        <table:table-column table:style-name="co27" table:number-columns-repeated="1019" table:default-cell-style-name="Default"/>
        <table:table-row table:style-name="ro16">
          <table:table-cell table:style-name="ce356" office:value-type="string" table:number-columns-spanned="5" table:number-rows-spanned="1">
            <text:p>Pods</text:p>
          </table:table-cell>
          <table:covered-table-cell table:number-columns-repeated="3" table:style-name="ce366"/>
          <table:covered-table-cell table:style-name="ce387"/>
          <table:table-cell table:number-columns-repeated="1019"/>
        </table:table-row>
        <table:table-row table:style-name="ro16">
          <table:table-cell table:style-name="ce357" office:value-type="string" table:number-columns-spanned="5" table:number-rows-spanned="1">
            <text:p>Buddy Pods</text:p>
          </table:table-cell>
          <table:covered-table-cell table:number-columns-repeated="3" table:style-name="ce367"/>
          <table:covered-table-cell table:style-name="ce388"/>
          <table:table-cell table:number-columns-repeated="1019"/>
        </table:table-row>
        <table:table-row table:style-name="ro16">
          <table:table-cell table:style-name="ce358" office:value-type="string" table:number-columns-spanned="5" table:number-rows-spanned="1">
            <text:p>Early</text:p>
          </table:table-cell>
          <table:covered-table-cell table:number-columns-repeated="3" table:style-name="ce368"/>
          <table:covered-table-cell table:style-name="ce389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369" office:value-type="string">
            <text:p>John Rodriguez</text:p>
          </table:table-cell>
          <table:table-cell office:value-type="string">
            <text:p>Austin Marvin</text:p>
          </table:table-cell>
          <table:table-cell office:value-type="string">
            <text:p>Bill Ward</text:p>
          </table:table-cell>
          <table:table-cell table:style-name="ce390"/>
          <table:table-cell table:number-columns-repeated="1019"/>
        </table:table-row>
        <table:table-row table:style-name="ro2">
          <table:table-cell office:value-type="string">
            <text:p>Pod 2</text:p>
          </table:table-cell>
          <table:table-cell table:style-name="ce370" office:value-type="string">
            <text:p>Richard Smith</text:p>
          </table:table-cell>
          <table:table-cell office:value-type="string">
            <text:p>Stephanie Madu</text:p>
          </table:table-cell>
          <table:table-cell office:value-type="string">
            <text:p>Iesha Brea</text:p>
          </table:table-cell>
          <table:table-cell table:number-columns-repeated="1020"/>
        </table:table-row>
        <table:table-row table:style-name="ro2">
          <table:table-cell table:style-name="ce360" office:value-type="string">
            <text:p>Pod 3</text:p>
          </table:table-cell>
          <table:table-cell office:value-type="string">
            <text:p>Lloyd Moskal</text:p>
          </table:table-cell>
          <table:table-cell office:value-type="string">
            <text:p>Myesha Bailey</text:p>
          </table:table-cell>
          <table:table-cell office:value-type="string">
            <text:p>Mick Giauque</text:p>
          </table:table-cell>
          <table:table-cell table:number-columns-repeated="1020"/>
        </table:table-row>
        <table:table-row table:style-name="ro2">
          <table:table-cell table:style-name="ce360" office:value-type="string">
            <text:p>Pod 4</text:p>
          </table:table-cell>
          <table:table-cell table:style-name="ce371" office:value-type="string">
            <text:p>Nick Lucia</text:p>
          </table:table-cell>
          <table:table-cell table:style-name="ce369" office:value-type="string">
            <text:p>Yanim</text:p>
          </table:table-cell>
          <table:table-cell office:value-type="string">
            <text:p>Rosa Alvarado</text:p>
          </table:table-cell>
          <table:table-cell table:number-columns-repeated="1020"/>
        </table:table-row>
        <table:table-row table:style-name="ro2">
          <table:table-cell office:value-type="string">
            <text:p>Pod 5</text:p>
          </table:table-cell>
          <table:table-cell office:value-type="string">
            <text:p>Kelli McElveen</text:p>
          </table:table-cell>
          <table:table-cell office:value-type="string">
            <text:p>Shanelle Quiocho</text:p>
          </table:table-cell>
          <table:table-cell table:number-columns-repeated="1021"/>
        </table:table-row>
        <table:table-row table:style-name="ro2">
          <table:table-cell table:style-name="ce360" office:value-type="string">
            <text:p>Pod 5/ACIC</text:p>
          </table:table-cell>
          <table:table-cell office:value-type="string">
            <text:p>Mike Montgomery</text:p>
          </table:table-cell>
          <table:table-cell table:style-name="ce374" office:value-type="string">
            <text:p>Mark Collins</text:p>
          </table:table-cell>
          <table:table-cell/>
          <table:table-cell table:style-name="ce390"/>
          <table:table-cell table:number-columns-repeated="1019"/>
        </table:table-row>
        <table:table-row table:style-name="ro15">
          <table:table-cell table:style-name="ce361" office:value-type="string" table:number-columns-spanned="5" table:number-rows-spanned="1">
            <text:p>Mid-Day</text:p>
          </table:table-cell>
          <table:covered-table-cell table:number-columns-repeated="3" table:style-name="ce372"/>
          <table:covered-table-cell table:style-name="ce391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373" office:value-type="string">
            <text:p>Kirstin Martinez</text:p>
          </table:table-cell>
          <table:table-cell table:style-name="ce374" office:value-type="string">
            <text:p>Troy Singletary</text:p>
          </table:table-cell>
          <table:table-cell office:value-type="string">
            <text:p>Kelli Holub</text:p>
          </table:table-cell>
          <table:table-cell table:number-columns-repeated="1020"/>
        </table:table-row>
        <table:table-row table:style-name="ro2">
          <table:table-cell office:value-type="string">
            <text:p>Pod 2</text:p>
          </table:table-cell>
          <table:table-cell table:style-name="ce374" office:value-type="string">
            <text:p>Victor Ndubueze</text:p>
          </table:table-cell>
          <table:table-cell table:style-name="ce380" office:value-type="string">
            <text:p>LaToia Hardie</text:p>
          </table:table-cell>
          <table:table-cell table:style-name="ce371" office:value-type="string">
            <text:p>Khristina Knight</text:p>
          </table:table-cell>
          <table:table-cell table:style-name="ce390"/>
          <table:table-cell table:number-columns-repeated="1019"/>
        </table:table-row>
        <table:table-row table:style-name="ro2">
          <table:table-cell office:value-type="string">
            <text:p>Pod 3</text:p>
          </table:table-cell>
          <table:table-cell office:value-type="string">
            <text:p>Jason Postenrieder</text:p>
          </table:table-cell>
          <table:table-cell office:value-type="string">
            <text:p>Allison Fike</text:p>
          </table:table-cell>
          <table:table-cell table:style-name="ce373" office:value-type="string">
            <text:p>Greg Syth</text:p>
          </table:table-cell>
          <table:table-cell table:style-name="ce392"/>
          <table:table-cell table:number-columns-repeated="1019"/>
        </table:table-row>
        <table:table-row table:style-name="ro2">
          <table:table-cell office:value-type="string">
            <text:p>Pod 4</text:p>
          </table:table-cell>
          <table:table-cell table:style-name="ce374" office:value-type="string">
            <text:p>David Winn</text:p>
          </table:table-cell>
          <table:table-cell table:style-name="ce374" office:value-type="string">
            <text:p>Adam Qualm</text:p>
          </table:table-cell>
          <table:table-cell table:style-name="ce371" office:value-type="string">
            <text:p>Cristal Palacios</text:p>
          </table:table-cell>
          <table:table-cell table:number-columns-repeated="1020"/>
        </table:table-row>
        <table:table-row table:style-name="ro2">
          <table:table-cell office:value-type="string">
            <text:p>Pod 5</text:p>
          </table:table-cell>
          <table:table-cell office:value-type="string">
            <text:p>Kyle Rogers</text:p>
          </table:table-cell>
          <table:table-cell office:value-type="string">
            <text:p>Stephanie Pollard</text:p>
          </table:table-cell>
          <table:table-cell table:style-name="ce374" office:value-type="string">
            <text:p>Eileen Leggett</text:p>
          </table:table-cell>
          <table:table-cell table:style-name="ce393"/>
          <table:table-cell table:number-columns-repeated="1019"/>
        </table:table-row>
        <table:table-row table:style-name="ro15">
          <table:table-cell table:style-name="ce362" office:value-type="string" table:number-columns-spanned="5" table:number-rows-spanned="1">
            <text:p>Late</text:p>
          </table:table-cell>
          <table:covered-table-cell table:number-columns-repeated="3" table:style-name="ce375"/>
          <table:covered-table-cell table:style-name="ce394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374" office:value-type="string">
            <text:p>Mark Gouldsmith</text:p>
          </table:table-cell>
          <table:table-cell table:style-name="ce369"/>
          <table:table-cell table:style-name="ce369" office:value-type="string">
            <text:p>Nick Paul</text:p>
          </table:table-cell>
          <table:table-cell table:style-name="ce395"/>
          <table:table-cell table:number-columns-repeated="1019"/>
        </table:table-row>
        <table:table-row table:style-name="ro2">
          <table:table-cell office:value-type="string">
            <text:p>Pod 2</text:p>
          </table:table-cell>
          <table:table-cell table:style-name="ce374" office:value-type="string">
            <text:p>Laura Grofe</text:p>
          </table:table-cell>
          <table:table-cell office:value-type="string">
            <text:p>Colin Fox</text:p>
          </table:table-cell>
          <table:table-cell table:style-name="ce373" office:value-type="string">
            <text:p>Adam Burt</text:p>
          </table:table-cell>
          <table:table-cell table:style-name="ce395"/>
          <table:table-cell table:number-columns-repeated="1019"/>
        </table:table-row>
        <table:table-row table:style-name="ro2">
          <table:table-cell office:value-type="string">
            <text:p>Pod 3</text:p>
          </table:table-cell>
          <table:table-cell office:value-type="string">
            <text:p>Michael Johnston</text:p>
          </table:table-cell>
          <table:table-cell office:value-type="string">
            <text:p>Gary Tatum</text:p>
          </table:table-cell>
          <table:table-cell table:style-name="ce371" office:value-type="string">
            <text:p>Terri Mahan</text:p>
          </table:table-cell>
          <table:table-cell table:style-name="ce395"/>
          <table:table-cell table:number-columns-repeated="1019"/>
        </table:table-row>
        <table:table-row table:style-name="ro2">
          <table:table-cell office:value-type="string">
            <text:p>Pod 4</text:p>
          </table:table-cell>
          <table:table-cell table:style-name="Default" table:number-columns-repeated="2"/>
          <table:table-cell table:style-name="ce383"/>
          <table:table-cell table:number-columns-repeated="1020"/>
        </table:table-row>
        <table:table-row table:style-name="ro15">
          <table:table-cell table:style-name="ce363"/>
          <table:table-cell table:style-name="ce376"/>
          <table:table-cell table:style-name="ce381" office:value-type="string">
            <text:p>Schedulers</text:p>
          </table:table-cell>
          <table:table-cell table:style-name="ce384"/>
          <table:table-cell table:style-name="ce396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377" office:value-type="string">
            <text:p>Charisse Hobsen</text:p>
          </table:table-cell>
          <table:table-cell table:style-name="ce377" office:value-type="string">
            <text:p>Willard Wright</text:p>
          </table:table-cell>
          <table:table-cell table:style-name="ce385"/>
          <table:table-cell table:style-name="ce397"/>
          <table:table-cell table:number-columns-repeated="1019"/>
        </table:table-row>
        <table:table-row table:style-name="ro2">
          <table:table-cell office:value-type="string">
            <text:p>Pod 2</text:p>
          </table:table-cell>
          <table:table-cell office:value-type="string">
            <text:p>Tim Rodriguez</text:p>
          </table:table-cell>
          <table:table-cell office:value-type="string">
            <text:p>Dania Alvarado</text:p>
          </table:table-cell>
          <table:table-cell table:style-name="ce374" office:value-type="string">
            <text:p>Janis Long</text:p>
          </table:table-cell>
          <table:table-cell table:style-name="ce390"/>
          <table:table-cell table:number-columns-repeated="1019"/>
        </table:table-row>
        <table:table-row table:style-name="ro2">
          <table:table-cell office:value-type="string">
            <text:p>Pod 3</text:p>
          </table:table-cell>
          <table:table-cell office:value-type="string">
            <text:p>Beth Noal</text:p>
          </table:table-cell>
          <table:table-cell office:value-type="string">
            <text:p>Edward Magnallanez</text:p>
          </table:table-cell>
          <table:table-cell table:style-name="ce374"/>
          <table:table-cell table:style-name="ce390"/>
          <table:table-cell table:number-columns-repeated="1019"/>
        </table:table-row>
        <table:table-row table:style-name="ro2">
          <table:table-cell table:style-name="ce364"/>
          <table:table-cell table:style-name="ce378"/>
          <table:table-cell table:style-name="ce382" office:value-type="string">
            <text:p>Leads</text:p>
          </table:table-cell>
          <table:table-cell table:style-name="ce378"/>
          <table:table-cell table:style-name="ce398"/>
          <table:table-cell table:number-columns-repeated="1019"/>
        </table:table-row>
        <table:table-row table:style-name="ro2">
          <table:table-cell table:style-name="ce365" office:value-type="string">
            <text:p>Leads </text:p>
          </table:table-cell>
          <table:table-cell table:style-name="ce379" office:value-type="string">
            <text:p>Will Coe</text:p>
          </table:table-cell>
          <table:table-cell table:style-name="ce379" office:value-type="string">
            <text:p>Ed Kreun</text:p>
          </table:table-cell>
          <table:table-cell table:style-name="ce386" office:value-type="string">
            <text:p>Sherra Compton</text:p>
          </table:table-cell>
          <table:table-cell table:style-name="ce399"/>
          <table:table-cell table:number-columns-repeated="1019"/>
        </table:table-row>
        <table:named-expressions/>
      </table:table>
      <table:table table:name="Changes from previous" table:style-name="ta6" table:print="false">
        <table:table-column table:style-name="co33" table:default-cell-style-name="Normal_5f_ASSC_20_Regional_20_Buddy_20_Alignments_20_1-26-06"/>
        <table:table-column table:style-name="co34" table:default-cell-style-name="Normal_5f_ASSC_20_Regional_20_Buddy_20_Alignments_20_1-26-06"/>
        <table:table-column table:style-name="co32" table:default-cell-style-name="Normal_5f_ASSC_20_Regional_20_Buddy_20_Alignments_20_1-26-06"/>
        <table:table-column table:style-name="co35" table:default-cell-style-name="Normal_5f_ASSC_20_Regional_20_Buddy_20_Alignments_20_1-26-06"/>
        <table:table-column table:style-name="co36" table:default-cell-style-name="Normal_5f_ASSC_20_Regional_20_Buddy_20_Alignments_20_1-26-06"/>
        <table:table-column table:style-name="co37" table:default-cell-style-name="Normal_5f_ASSC_20_Regional_20_Buddy_20_Alignments_20_1-26-06"/>
        <table:table-column table:style-name="co38" table:default-cell-style-name="Normal_5f_ASSC_20_Regional_20_Buddy_20_Alignments_20_1-26-06"/>
        <table:table-column table:style-name="co34" table:default-cell-style-name="Normal_5f_ASSC_20_Regional_20_Buddy_20_Alignments_20_1-26-06"/>
        <table:table-column table:style-name="co39" table:default-cell-style-name="Normal_5f_ASSC_20_Regional_20_Buddy_20_Alignments_20_1-26-06"/>
        <table:table-column table:style-name="co40" table:default-cell-style-name="Normal_5f_ASSC_20_Regional_20_Buddy_20_Alignments_20_1-26-06"/>
        <table:table-column table:style-name="co41" table:default-cell-style-name="Normal_5f_ASSC_20_Regional_20_Buddy_20_Alignments_20_1-26-06"/>
        <table:table-column table:style-name="co42" table:default-cell-style-name="Normal_5f_ASSC_20_Regional_20_Buddy_20_Alignments_20_1-26-06"/>
        <table:table-column table:style-name="co43" table:default-cell-style-name="Normal_5f_ASSC_20_Regional_20_Buddy_20_Alignments_20_1-26-06"/>
        <table:table-column table:style-name="co1" table:number-columns-repeated="1011" table:default-cell-style-name="Normal_5f_ASSC_20_Regional_20_Buddy_20_Alignments_20_1-26-06"/>
        <table:table-row table:style-name="ro3">
          <table:table-cell table:style-name="ce400"/>
          <table:table-cell table:style-name="ce410" office:value-type="string" table:number-columns-spanned="11" table:number-rows-spanned="2">
            <text:p>ASSC-FSSC <text:s/>Regional Buddy Alignments</text:p>
          </table:table-cell>
          <table:covered-table-cell table:number-columns-repeated="6" table:style-name="ce411"/>
          <table:covered-table-cell table:number-columns-repeated="4" table:style-name="ce471"/>
          <table:table-cell table:style-name="ce400"/>
          <table:table-cell table:number-columns-repeated="1011"/>
        </table:table-row>
        <table:table-row table:style-name="ro3">
          <table:table-cell table:style-name="ce400"/>
          <table:covered-table-cell table:number-columns-repeated="7" table:style-name="ce411"/>
          <table:covered-table-cell table:number-columns-repeated="4" table:style-name="ce471"/>
          <table:table-cell table:style-name="ce400"/>
          <table:table-cell table:number-columns-repeated="1011"/>
        </table:table-row>
        <table:table-row table:style-name="ro3">
          <table:table-cell table:style-name="ce400"/>
          <table:table-cell table:style-name="ce412" office:value-type="string" table:number-columns-spanned="11" table:number-rows-spanned="2">
            <text:p>All Times are CST</text:p>
          </table:table-cell>
          <table:covered-table-cell table:number-columns-repeated="10" table:style-name="ce413"/>
          <table:table-cell table:style-name="ce400"/>
          <table:table-cell table:number-columns-repeated="1011"/>
        </table:table-row>
        <table:table-row table:style-name="ro17">
          <table:table-cell table:style-name="ce400"/>
          <table:covered-table-cell table:number-columns-repeated="11" table:style-name="ce413"/>
          <table:table-cell table:style-name="ce400"/>
          <table:table-cell table:number-columns-repeated="1011"/>
        </table:table-row>
        <table:table-row table:style-name="ro18">
          <table:table-cell table:style-name="ce400"/>
          <table:table-cell table:style-name="ce414"/>
          <table:table-cell table:style-name="ce466" table:number-columns-repeated="5"/>
          <table:table-cell table:style-name="ce400" table:number-columns-repeated="2"/>
          <table:table-cell table:style-name="ce466" table:number-columns-repeated="3"/>
          <table:table-cell table:style-name="ce400"/>
          <table:table-cell table:number-columns-repeated="1011"/>
        </table:table-row>
        <table:table-row table:style-name="ro19">
          <table:table-cell table:style-name="ce400"/>
          <table:table-cell table:style-name="ce415" office:value-type="string">
            <text:p>Program Manager: <text:s text:c="2"/></text:p>
          </table:table-cell>
          <table:table-cell table:style-name="ce467" office:value-type="string">
            <text:p><text:s text:c="22"/>Amber Madrigal/729548</text:p>
          </table:table-cell>
          <table:table-cell table:style-name="ce493"/>
          <table:table-cell table:style-name="ce507"/>
          <table:table-cell table:style-name="ce401"/>
          <table:table-cell table:style-name="ce530" office:value-type="string">
            <text:p>Supervisor:</text:p>
          </table:table-cell>
          <table:table-cell table:style-name="ce543" office:value-type="string">
            <text:p>Gerald Lewis/782406 - Central</text:p>
          </table:table-cell>
          <table:table-cell table:style-name="ce507"/>
          <table:table-cell table:style-name="ce400"/>
          <table:table-cell table:style-name="ce552"/>
          <table:table-cell table:style-name="ce466"/>
          <table:table-cell table:style-name="ce400"/>
          <table:table-cell table:number-columns-repeated="1011"/>
        </table:table-row>
        <table:table-row table:style-name="ro19">
          <table:table-cell table:style-name="ce400"/>
          <table:table-cell table:style-name="ce416" office:value-type="string">
            <text:p>Trainer:</text:p>
          </table:table-cell>
          <table:table-cell table:style-name="ce468" office:value-type="string">
            <text:p><text:s text:c="22"/>David Bomar/656846</text:p>
          </table:table-cell>
          <table:table-cell table:style-name="ce494"/>
          <table:table-cell table:style-name="ce508"/>
          <table:table-cell table:style-name="ce401"/>
          <table:table-cell table:style-name="ce531" office:value-type="string">
            <text:p>Supervisor:</text:p>
          </table:table-cell>
          <table:table-cell table:style-name="ce544"/>
          <table:table-cell table:style-name="ce548"/>
          <table:table-cell table:style-name="ce400"/>
          <table:table-cell table:style-name="ce553"/>
          <table:table-cell table:style-name="ce466"/>
          <table:table-cell table:style-name="ce400"/>
          <table:table-cell table:number-columns-repeated="1011"/>
        </table:table-row>
        <table:table-row table:style-name="ro19">
          <table:table-cell table:style-name="ce400"/>
          <table:table-cell table:style-name="ce417" office:value-type="string">
            <text:p>Lead:</text:p>
          </table:table-cell>
          <table:table-cell table:style-name="ce469" office:value-type="string">
            <text:p><text:s text:c="22"/>Jean Peters/561365</text:p>
          </table:table-cell>
          <table:table-cell table:style-name="ce495"/>
          <table:table-cell table:style-name="ce509"/>
          <table:table-cell table:style-name="ce401"/>
          <table:table-cell table:style-name="ce531" office:value-type="string">
            <text:p>Supervisor:</text:p>
          </table:table-cell>
          <table:table-cell table:style-name="ce544"/>
          <table:table-cell table:style-name="ce548"/>
          <table:table-cell table:style-name="ce400"/>
          <table:table-cell table:style-name="ce553"/>
          <table:table-cell table:style-name="ce466"/>
          <table:table-cell table:style-name="ce400"/>
          <table:table-cell table:number-columns-repeated="1011"/>
        </table:table-row>
        <table:table-row table:style-name="ro8">
          <table:table-cell table:style-name="ce400" table:number-columns-repeated="13"/>
          <table:table-cell table:number-columns-repeated="1011"/>
        </table:table-row>
        <table:table-row table:style-name="ro19">
          <table:table-cell table:style-name="ce401"/>
          <table:table-cell table:style-name="ce418" office:value-type="string" table:number-columns-spanned="3" table:number-rows-spanned="1">
            <text:p>East Region</text:p>
          </table:table-cell>
          <table:covered-table-cell table:style-name="ce470"/>
          <table:covered-table-cell table:style-name="ce496"/>
          <table:table-cell table:style-name="ce401"/>
          <table:table-cell table:style-name="ce418" office:value-type="string" table:number-columns-spanned="3" table:number-rows-spanned="1">
            <text:p>West Region</text:p>
          </table:table-cell>
          <table:covered-table-cell table:style-name="ce470"/>
          <table:covered-table-cell table:style-name="ce496"/>
          <table:table-cell table:style-name="ce401"/>
          <table:table-cell table:style-name="ce418" office:value-type="string" table:number-columns-spanned="3" table:number-rows-spanned="1">
            <text:p>Central Region</text:p>
          </table:table-cell>
          <table:covered-table-cell table:style-name="ce470"/>
          <table:covered-table-cell table:style-name="ce496"/>
          <table:table-cell table:style-name="ce400"/>
          <table:table-cell table:number-columns-repeated="1011"/>
        </table:table-row>
        <table:table-row table:style-name="ro19">
          <table:table-cell table:style-name="ce401"/>
          <table:table-cell table:style-name="ce419" office:value-type="string" table:number-columns-spanned="3" table:number-rows-spanned="1">
            <text:p>SSC Manager: Bridge Oppedisano</text:p>
          </table:table-cell>
          <table:covered-table-cell table:style-name="ce471"/>
          <table:covered-table-cell table:style-name="ce497"/>
          <table:table-cell table:style-name="ce401"/>
          <table:table-cell table:style-name="ce419" office:value-type="string" table:number-columns-spanned="3" table:number-rows-spanned="1">
            <text:p>SSC Manager: Steve McCarver</text:p>
          </table:table-cell>
          <table:covered-table-cell table:style-name="ce532"/>
          <table:covered-table-cell table:style-name="ce545"/>
          <table:table-cell table:style-name="ce401"/>
          <table:table-cell table:style-name="ce419" office:value-type="string" table:number-columns-spanned="3" table:number-rows-spanned="1">
            <text:p>SSC Manager: Lois Johnson</text:p>
          </table:table-cell>
          <table:covered-table-cell table:style-name="ce532"/>
          <table:covered-table-cell table:style-name="ce545"/>
          <table:table-cell table:style-name="ce400"/>
          <table:table-cell table:number-columns-repeated="1011"/>
        </table:table-row>
        <table:table-row table:style-name="ro20">
          <table:table-cell table:style-name="ce402"/>
          <table:table-cell table:style-name="ce420" office:value-type="string">
            <text:p>ASSC</text:p>
          </table:table-cell>
          <table:table-cell table:style-name="ce472" office:value-type="string">
            <text:p>ASSC Work Hours</text:p>
          </table:table-cell>
          <table:table-cell table:style-name="ce498" office:value-type="string">
            <text:p>FSSC</text:p>
          </table:table-cell>
          <table:table-cell table:style-name="ce510"/>
          <table:table-cell table:style-name="ce420" office:value-type="string">
            <text:p>ASSC</text:p>
          </table:table-cell>
          <table:table-cell table:style-name="ce472" office:value-type="string">
            <text:p>ASSC Work Hours</text:p>
          </table:table-cell>
          <table:table-cell table:style-name="ce498" office:value-type="string">
            <text:p>FSSC</text:p>
          </table:table-cell>
          <table:table-cell table:style-name="ce402"/>
          <table:table-cell table:style-name="ce420" office:value-type="string">
            <text:p>ASSC</text:p>
          </table:table-cell>
          <table:table-cell table:style-name="ce472" office:value-type="string">
            <text:p>ASSC Work Hours</text:p>
          </table:table-cell>
          <table:table-cell table:style-name="ce498" office:value-type="string">
            <text:p>FSSC</text:p>
          </table:table-cell>
          <table:table-cell table:style-name="ce557"/>
          <table:table-cell table:style-name="ce558" table:number-columns-repeated="1011"/>
        </table:table-row>
        <table:table-row table:style-name="ro19">
          <table:table-cell table:style-name="ce403"/>
          <table:table-cell table:style-name="ce421" office:value-type="string">
            <text:p>Stephanie Madu</text:p>
          </table:table-cell>
          <table:table-cell table:style-name="ce424" office:value-type="string" table:number-columns-spanned="1" table:number-rows-spanned="2">
            <text:p>7:00 - 4:00</text:p>
          </table:table-cell>
          <table:table-cell table:style-name="ce421" office:value-type="string">
            <text:p>Bob Java</text:p>
          </table:table-cell>
          <table:table-cell table:style-name="ce511"/>
          <table:table-cell table:style-name="ce421" office:value-type="string">
            <text:p>Bruce Jacobs <text:s/></text:p>
          </table:table-cell>
          <table:table-cell table:style-name="ce533" office:value-type="string" table:number-columns-spanned="1" table:number-rows-spanned="2">
            <text:p>9:00 - 6:00</text:p>
          </table:table-cell>
          <table:table-cell table:style-name="ce421" office:value-type="string">
            <text:p>Candy Jones</text:p>
          </table:table-cell>
          <table:table-cell table:style-name="ce403"/>
          <table:table-cell table:style-name="ce421" office:value-type="string">
            <text:p>Luis Barragan</text:p>
          </table:table-cell>
          <table:table-cell table:style-name="ce533" office:value-type="string" table:number-columns-spanned="1" table:number-rows-spanned="2">
            <text:p>8:30 - 5:00</text:p>
          </table:table-cell>
          <table:table-cell table:style-name="ce425" office:value-type="string">
            <text:p>Laura Alleman</text:p>
          </table:table-cell>
          <table:table-cell table:style-name="ce401"/>
          <table:table-cell table:style-name="ce421"/>
          <table:table-cell table:style-name="ce559" table:number-columns-repeated="1010"/>
        </table:table-row>
        <table:table-row table:style-name="ro19">
          <table:table-cell table:style-name="ce404"/>
          <table:table-cell table:style-name="ce422" office:value-type="float" office:value="781564">
            <text:p>781564</text:p>
          </table:table-cell>
          <table:covered-table-cell table:style-name="ce473"/>
          <table:table-cell table:style-name="ce422" office:value-type="float" office:value="66486">
            <text:p>66486</text:p>
          </table:table-cell>
          <table:table-cell table:style-name="ce404"/>
          <table:table-cell table:style-name="ce501" office:value-type="float" office:value="777265">
            <text:p>777265</text:p>
          </table:table-cell>
          <table:covered-table-cell table:style-name="ce534"/>
          <table:table-cell table:style-name="ce519" office:value-type="float" office:value="16226">
            <text:p>16226</text:p>
          </table:table-cell>
          <table:table-cell table:style-name="ce404"/>
          <table:table-cell table:style-name="ce501" office:value-type="float" office:value="800606">
            <text:p>800606</text:p>
          </table:table-cell>
          <table:covered-table-cell table:style-name="ce534"/>
          <table:table-cell table:style-name="ce479" office:value-type="float" office:value="396755">
            <text:p>396755</text:p>
          </table:table-cell>
          <table:table-cell table:style-name="ce401"/>
          <table:table-cell table:style-name="ce501"/>
          <table:table-cell table:style-name="ce559" table:number-columns-repeated="1010"/>
        </table:table-row>
        <table:table-row table:style-name="ro19">
          <table:table-cell table:style-name="ce404"/>
          <table:table-cell table:style-name="ce423" office:value-type="string">
            <text:p>Tim Rodriguez</text:p>
          </table:table-cell>
          <table:table-cell table:style-name="ce474" office:value-type="string" table:number-columns-spanned="1" table:number-rows-spanned="2">
            <text:p>7:00 - 4:00</text:p>
          </table:table-cell>
          <table:table-cell table:style-name="ce425" office:value-type="string">
            <text:p>Tina Clark</text:p>
          </table:table-cell>
          <table:table-cell table:style-name="ce404"/>
          <table:table-cell table:style-name="ce425" office:value-type="string">
            <text:p>Adam Qualm</text:p>
          </table:table-cell>
          <table:table-cell table:style-name="ce535" office:value-type="string" table:number-columns-spanned="1" table:number-rows-spanned="2">
            <text:p>10:00 - 7:00</text:p>
          </table:table-cell>
          <table:table-cell table:style-name="ce426" office:value-type="string">
            <text:p>David Hernandez</text:p>
          </table:table-cell>
          <table:table-cell table:style-name="ce404"/>
          <table:table-cell table:style-name="ce426" office:value-type="string">
            <text:p>Bill Ward</text:p>
          </table:table-cell>
          <table:table-cell table:style-name="ce537" office:value-type="string" table:number-columns-spanned="1" table:number-rows-spanned="2">
            <text:p>8:00 - 4:30</text:p>
          </table:table-cell>
          <table:table-cell table:style-name="ce425" office:value-type="string">
            <text:p>Roz Knighten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4" office:value-type="float" office:value="691518">
            <text:p>691518</text:p>
          </table:table-cell>
          <table:covered-table-cell table:style-name="ce475"/>
          <table:table-cell table:style-name="ce422" office:value-type="float" office:value="438406">
            <text:p>438406</text:p>
          </table:table-cell>
          <table:table-cell table:style-name="ce404"/>
          <table:table-cell table:style-name="ce501" office:value-type="float" office:value="769391">
            <text:p>769391</text:p>
          </table:table-cell>
          <table:covered-table-cell table:style-name="ce534"/>
          <table:table-cell table:style-name="ce501" office:value-type="float" office:value="434395">
            <text:p>434395</text:p>
          </table:table-cell>
          <table:table-cell table:style-name="ce404"/>
          <table:table-cell table:style-name="ce501" office:value-type="float" office:value="661643">
            <text:p>661643</text:p>
          </table:table-cell>
          <table:covered-table-cell table:style-name="ce534"/>
          <table:table-cell table:style-name="ce501" office:value-type="float" office:value="64156">
            <text:p>64156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5" office:value-type="string">
            <text:p>Laura Morgan</text:p>
          </table:table-cell>
          <table:table-cell table:style-name="ce476" office:value-type="string" table:number-columns-spanned="1" table:number-rows-spanned="2">
            <text:p>8:00 - 4:30</text:p>
          </table:table-cell>
          <table:table-cell table:style-name="ce425" office:value-type="string">
            <text:p>Jana Munoz</text:p>
          </table:table-cell>
          <table:table-cell table:style-name="ce404"/>
          <table:table-cell table:style-name="ce425" office:value-type="string">
            <text:p>Catherine Perales</text:p>
          </table:table-cell>
          <table:table-cell table:style-name="ce535" office:value-type="string" table:number-columns-spanned="1" table:number-rows-spanned="2">
            <text:p>10:00 - 7:00</text:p>
          </table:table-cell>
          <table:table-cell table:style-name="ce425" office:value-type="string">
            <text:p>Marisa Tamburini</text:p>
          </table:table-cell>
          <table:table-cell table:style-name="ce404"/>
          <table:table-cell table:style-name="ce425" office:value-type="string">
            <text:p>Jonathan Jennings</text:p>
          </table:table-cell>
          <table:table-cell table:style-name="ce535" office:value-type="string" table:number-columns-spanned="1" table:number-rows-spanned="2">
            <text:p>8:00 - 5:00</text:p>
          </table:table-cell>
          <table:table-cell table:style-name="ce425" office:value-type="string">
            <text:p>Teri Root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1" office:value-type="float" office:value="741110">
            <text:p>741110</text:p>
          </table:table-cell>
          <table:covered-table-cell table:style-name="ce477"/>
          <table:table-cell table:style-name="ce421" office:value-type="float" office:value="82396">
            <text:p>82396</text:p>
          </table:table-cell>
          <table:table-cell table:style-name="ce404"/>
          <table:table-cell table:style-name="ce421" office:value-type="float" office:value="784761">
            <text:p>784761</text:p>
          </table:table-cell>
          <table:covered-table-cell table:style-name="ce536"/>
          <table:table-cell table:style-name="ce421" office:value-type="float" office:value="35338">
            <text:p>35338</text:p>
          </table:table-cell>
          <table:table-cell table:style-name="ce404"/>
          <table:table-cell table:style-name="ce479" office:value-type="float" office:value="769387">
            <text:p>769387</text:p>
          </table:table-cell>
          <table:covered-table-cell table:style-name="ce536"/>
          <table:table-cell table:style-name="ce479" office:value-type="float" office:value="33338">
            <text:p>33338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5" office:value-type="string">
            <text:p>William Coe</text:p>
          </table:table-cell>
          <table:table-cell table:style-name="ce478" office:value-type="string" table:number-columns-spanned="1" table:number-rows-spanned="2">
            <text:p>8:00 - 4:30</text:p>
          </table:table-cell>
          <table:table-cell table:style-name="ce425" office:value-type="string">
            <text:p>Jackie Joyner</text:p>
          </table:table-cell>
          <table:table-cell table:style-name="ce404"/>
          <table:table-cell table:style-name="ce426" office:value-type="string">
            <text:p>Teresa Duke</text:p>
          </table:table-cell>
          <table:table-cell table:style-name="ce535" office:value-type="string" table:number-columns-spanned="1" table:number-rows-spanned="2">
            <text:p>9:30 - 6:00</text:p>
          </table:table-cell>
          <table:table-cell table:style-name="ce425" office:value-type="string">
            <text:p>Donna Wells</text:p>
          </table:table-cell>
          <table:table-cell table:style-name="ce404"/>
          <table:table-cell table:style-name="ce426" office:value-type="string">
            <text:p>Lloyd Moskal</text:p>
          </table:table-cell>
          <table:table-cell table:style-name="ce537" office:value-type="string" table:number-columns-spanned="1" table:number-rows-spanned="2">
            <text:p>7:00 - 4:00</text:p>
          </table:table-cell>
          <table:table-cell table:style-name="ce421" office:value-type="string">
            <text:p>Kevin Miner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1" office:value-type="float" office:value="784764">
            <text:p>784764</text:p>
          </table:table-cell>
          <table:covered-table-cell table:style-name="ce479"/>
          <table:table-cell table:style-name="ce421" office:value-type="float" office:value="116701">
            <text:p>116701</text:p>
          </table:table-cell>
          <table:table-cell table:style-name="ce404"/>
          <table:table-cell table:style-name="ce422" office:value-type="float" office:value="781579">
            <text:p>781579</text:p>
          </table:table-cell>
          <table:covered-table-cell table:style-name="ce536"/>
          <table:table-cell table:style-name="ce421" office:value-type="float" office:value="233191">
            <text:p>233191</text:p>
          </table:table-cell>
          <table:table-cell table:style-name="ce404"/>
          <table:table-cell table:style-name="ce427" office:value-type="float" office:value="607214">
            <text:p>607214</text:p>
          </table:table-cell>
          <table:covered-table-cell table:style-name="ce533"/>
          <table:table-cell table:style-name="ce501" office:value-type="float" office:value="395793">
            <text:p>395793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5" office:value-type="string">
            <text:p>Kenny Kobett</text:p>
          </table:table-cell>
          <table:table-cell table:style-name="ce480" office:value-type="string" table:number-columns-spanned="1" table:number-rows-spanned="2">
            <text:p>7:30 - 4:30</text:p>
          </table:table-cell>
          <table:table-cell table:style-name="ce499" office:value-type="string">
            <text:p>Cindy Norton</text:p>
          </table:table-cell>
          <table:table-cell table:style-name="ce404"/>
          <table:table-cell table:style-name="ce425" office:value-type="string">
            <text:p>Helene Park</text:p>
          </table:table-cell>
          <table:table-cell table:style-name="ce537" office:value-type="string" table:number-columns-spanned="1" table:number-rows-spanned="2">
            <text:p>9:30 - 6:30</text:p>
          </table:table-cell>
          <table:table-cell table:style-name="ce425" office:value-type="string">
            <text:p>Robert Sandoval</text:p>
          </table:table-cell>
          <table:table-cell table:style-name="ce404"/>
          <table:table-cell table:style-name="ce425" office:value-type="string">
            <text:p>Alvaro Moreno</text:p>
          </table:table-cell>
          <table:table-cell table:style-name="ce535" office:value-type="string" table:number-columns-spanned="1" table:number-rows-spanned="2">
            <text:p>9:00 - 5:30</text:p>
          </table:table-cell>
          <table:table-cell table:style-name="ce425" office:value-type="string">
            <text:p>Mike Schmelzer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1" office:value-type="float" office:value="761698">
            <text:p>761698</text:p>
          </table:table-cell>
          <table:covered-table-cell table:style-name="ce481"/>
          <table:table-cell table:style-name="ce500" office:value-type="float" office:value="181069">
            <text:p>181069</text:p>
          </table:table-cell>
          <table:table-cell table:style-name="ce404"/>
          <table:table-cell table:style-name="ce421" office:value-type="float" office:value="800601">
            <text:p>800601</text:p>
          </table:table-cell>
          <table:covered-table-cell table:style-name="ce533"/>
          <table:table-cell table:style-name="ce421" office:value-type="float" office:value="609854">
            <text:p>609854</text:p>
          </table:table-cell>
          <table:table-cell table:style-name="ce404"/>
          <table:table-cell table:style-name="ce479" office:value-type="float" office:value="769390">
            <text:p>769390</text:p>
          </table:table-cell>
          <table:covered-table-cell table:style-name="ce536"/>
          <table:table-cell table:style-name="ce479" office:value-type="float" office:value="41384">
            <text:p>41384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5" office:value-type="string">
            <text:p>Mick Giauque</text:p>
          </table:table-cell>
          <table:table-cell table:style-name="ce480" office:value-type="string" table:number-columns-spanned="1" table:number-rows-spanned="2">
            <text:p>7:00 - 3:30</text:p>
          </table:table-cell>
          <table:table-cell table:style-name="ce425" office:value-type="string">
            <text:p>Trish McDonald</text:p>
          </table:table-cell>
          <table:table-cell table:style-name="ce404"/>
          <table:table-cell table:style-name="ce425" office:value-type="string">
            <text:p>Theresa Wirtz</text:p>
          </table:table-cell>
          <table:table-cell table:style-name="ce537" office:value-type="string" table:number-columns-spanned="1" table:number-rows-spanned="2">
            <text:p>10:00 - 6:30</text:p>
          </table:table-cell>
          <table:table-cell table:style-name="ce425" office:value-type="string">
            <text:p>Ronda Howard</text:p>
          </table:table-cell>
          <table:table-cell table:style-name="ce404"/>
          <table:table-cell table:style-name="ce425" office:value-type="string">
            <text:p>Eric Cook </text:p>
          </table:table-cell>
          <table:table-cell table:style-name="ce537" office:value-type="string" table:number-columns-spanned="1" table:number-rows-spanned="2">
            <text:p>7:30 - 4:00</text:p>
          </table:table-cell>
          <table:table-cell table:style-name="ce425" office:value-type="string">
            <text:p>Leigh Ferguson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2" office:value-type="float" office:value="555913">
            <text:p>555913</text:p>
          </table:table-cell>
          <table:covered-table-cell table:style-name="ce481"/>
          <table:table-cell table:style-name="ce421" office:value-type="float" office:value="53033">
            <text:p>53033</text:p>
          </table:table-cell>
          <table:table-cell table:style-name="ce404"/>
          <table:table-cell table:style-name="ce421" office:value-type="float" office:value="761113">
            <text:p>761113</text:p>
          </table:table-cell>
          <table:covered-table-cell table:style-name="ce533"/>
          <table:table-cell table:style-name="ce421" office:value-type="float" office:value="37083">
            <text:p>37083</text:p>
          </table:table-cell>
          <table:table-cell table:style-name="ce404"/>
          <table:table-cell table:style-name="ce479" office:value-type="float" office:value="784780">
            <text:p>784780</text:p>
          </table:table-cell>
          <table:covered-table-cell table:style-name="ce533"/>
          <table:table-cell table:style-name="ce479" office:value-type="float" office:value="50412">
            <text:p>50412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5" office:value-type="string">
            <text:p>Rudy Estrada</text:p>
          </table:table-cell>
          <table:table-cell table:style-name="ce480" office:value-type="string" table:number-columns-spanned="1" table:number-rows-spanned="2">
            <text:p>7:30 - 4:00</text:p>
          </table:table-cell>
          <table:table-cell table:style-name="ce425" office:value-type="string">
            <text:p>Christine Gill</text:p>
          </table:table-cell>
          <table:table-cell table:style-name="ce404"/>
          <table:table-cell table:style-name="ce425" office:value-type="string">
            <text:p>Andrew Lyon</text:p>
          </table:table-cell>
          <table:table-cell table:style-name="ce537" office:value-type="string" table:number-columns-spanned="1" table:number-rows-spanned="2">
            <text:p>9:30 - 6:00</text:p>
          </table:table-cell>
          <table:table-cell table:style-name="ce425" office:value-type="string">
            <text:p>Jo Kramer</text:p>
          </table:table-cell>
          <table:table-cell table:style-name="ce404"/>
          <table:table-cell table:style-name="ce425" office:value-type="string">
            <text:p>Felicia Schierbert</text:p>
          </table:table-cell>
          <table:table-cell table:style-name="ce537" office:value-type="string" table:number-columns-spanned="1" table:number-rows-spanned="2">
            <text:p>8:00 - 4:30</text:p>
          </table:table-cell>
          <table:table-cell table:style-name="ce425" office:value-type="string">
            <text:p>Tony Middleton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1" office:value-type="float" office:value="769875">
            <text:p>769875</text:p>
          </table:table-cell>
          <table:covered-table-cell table:style-name="ce481"/>
          <table:table-cell table:style-name="ce421" office:value-type="float" office:value="20268">
            <text:p>20268</text:p>
          </table:table-cell>
          <table:table-cell table:style-name="ce404"/>
          <table:table-cell table:style-name="ce421" office:value-type="float" office:value="639233">
            <text:p>639233</text:p>
          </table:table-cell>
          <table:covered-table-cell table:style-name="ce533"/>
          <table:table-cell table:style-name="ce421" office:value-type="float" office:value="25574">
            <text:p>25574</text:p>
          </table:table-cell>
          <table:table-cell table:style-name="ce404"/>
          <table:table-cell table:style-name="ce479" office:value-type="float" office:value="738087">
            <text:p>738087</text:p>
          </table:table-cell>
          <table:covered-table-cell table:style-name="ce533"/>
          <table:table-cell table:style-name="ce479" office:value-type="float" office:value="256179">
            <text:p>256179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 office:value-type="string">
            <text:p>Jean</text:p>
          </table:table-cell>
          <table:table-cell table:style-name="ce423" office:value-type="string">
            <text:p>Chuck Durdle</text:p>
          </table:table-cell>
          <table:table-cell table:style-name="ce480" office:value-type="string" table:number-columns-spanned="1" table:number-rows-spanned="2">
            <text:p>7:00 - 3:30</text:p>
          </table:table-cell>
          <table:table-cell table:style-name="ce425" office:value-type="string">
            <text:p>Derek Brown</text:p>
          </table:table-cell>
          <table:table-cell table:style-name="ce404"/>
          <table:table-cell table:style-name="ce425" office:value-type="string">
            <text:p>Colin Fox</text:p>
          </table:table-cell>
          <table:table-cell table:style-name="ce537" office:value-type="string" table:number-columns-spanned="1" table:number-rows-spanned="2">
            <text:p>10:00 - 7:00</text:p>
          </table:table-cell>
          <table:table-cell table:style-name="ce426" office:value-type="string">
            <text:p>Cindy Dong</text:p>
          </table:table-cell>
          <table:table-cell table:style-name="ce404"/>
          <table:table-cell table:style-name="ce425" office:value-type="string">
            <text:p>Kirk McLeroy</text:p>
          </table:table-cell>
          <table:table-cell table:style-name="ce537" office:value-type="string" table:number-columns-spanned="1" table:number-rows-spanned="2">
            <text:p>8:00 - 5:00</text:p>
          </table:table-cell>
          <table:table-cell table:style-name="ce425" office:value-type="string">
            <text:p>Gerald Veney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4" office:value-type="float" office:value="800599">
            <text:p>800599</text:p>
          </table:table-cell>
          <table:covered-table-cell table:style-name="ce481"/>
          <table:table-cell table:style-name="ce421" office:value-type="float" office:value="625747">
            <text:p>625747</text:p>
          </table:table-cell>
          <table:table-cell table:style-name="ce404"/>
          <table:table-cell table:style-name="ce421" office:value-type="float" office:value="738906">
            <text:p>738906</text:p>
          </table:table-cell>
          <table:covered-table-cell table:style-name="ce533"/>
          <table:table-cell table:style-name="ce422" office:value-type="float" office:value="456861">
            <text:p>456861</text:p>
          </table:table-cell>
          <table:table-cell table:style-name="ce404"/>
          <table:table-cell table:style-name="ce479" office:value-type="float" office:value="784786">
            <text:p>784786</text:p>
          </table:table-cell>
          <table:covered-table-cell table:style-name="ce533"/>
          <table:table-cell table:style-name="ce479" office:value-type="float" office:value="361735">
            <text:p>361735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6" office:value-type="string">
            <text:p>Michael Moore</text:p>
          </table:table-cell>
          <table:table-cell table:style-name="ce482" office:value-type="string" table:number-columns-spanned="1" table:number-rows-spanned="2">
            <text:p>8:00 - 4:30</text:p>
          </table:table-cell>
          <table:table-cell table:style-name="ce426" office:value-type="string">
            <text:p>Michael Glaser</text:p>
          </table:table-cell>
          <table:table-cell table:style-name="ce404"/>
          <table:table-cell table:style-name="ce425" office:value-type="string">
            <text:p>Nicholas Valdez</text:p>
          </table:table-cell>
          <table:table-cell table:style-name="ce535" office:value-type="string" table:number-columns-spanned="1" table:number-rows-spanned="2">
            <text:p>10:00 - 7:00</text:p>
          </table:table-cell>
          <table:table-cell table:style-name="ce425" office:value-type="string">
            <text:p>Ilda Washington </text:p>
          </table:table-cell>
          <table:table-cell table:style-name="ce404"/>
          <table:table-cell table:style-name="ce425" office:value-type="string">
            <text:p>Tomas Ramos</text:p>
          </table:table-cell>
          <table:table-cell table:style-name="ce537" office:value-type="string" table:number-columns-spanned="1" table:number-rows-spanned="2">
            <text:p>7:00 - 4:00</text:p>
          </table:table-cell>
          <table:table-cell table:style-name="ce425" office:value-type="string">
            <text:p>Angela Curtis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7" office:value-type="float" office:value="777267">
            <text:p>777267</text:p>
          </table:table-cell>
          <table:covered-table-cell table:style-name="ce483"/>
          <table:table-cell table:style-name="ce427" office:value-type="float" office:value="456869">
            <text:p>456869</text:p>
          </table:table-cell>
          <table:table-cell table:style-name="ce404"/>
          <table:table-cell table:style-name="ce421" office:value-type="float" office:value="777271">
            <text:p>777271</text:p>
          </table:table-cell>
          <table:covered-table-cell table:style-name="ce536"/>
          <table:table-cell table:style-name="ce421" office:value-type="float" office:value="436929">
            <text:p>436929</text:p>
          </table:table-cell>
          <table:table-cell table:style-name="ce404"/>
          <table:table-cell table:style-name="ce479" office:value-type="float" office:value="784789">
            <text:p>784789</text:p>
          </table:table-cell>
          <table:covered-table-cell table:style-name="ce533"/>
          <table:table-cell table:style-name="ce479" office:value-type="float" office:value="130182">
            <text:p>130182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1" office:value-type="string">
            <text:p>Jermaine White</text:p>
          </table:table-cell>
          <table:table-cell table:style-name="ce425" office:value-type="string" table:number-columns-spanned="1" table:number-rows-spanned="2">
            <text:p>7:00 - 3:30</text:p>
          </table:table-cell>
          <table:table-cell table:style-name="ce425" office:value-type="string">
            <text:p>Kenneth Lane</text:p>
          </table:table-cell>
          <table:table-cell table:style-name="ce404"/>
          <table:table-cell table:style-name="ce426" office:value-type="string">
            <text:p>Danny Solanzo</text:p>
          </table:table-cell>
          <table:table-cell table:style-name="ce537" office:value-type="string" table:number-columns-spanned="1" table:number-rows-spanned="2">
            <text:p>10:00 - 7:00</text:p>
          </table:table-cell>
          <table:table-cell table:style-name="ce425" office:value-type="string">
            <text:p>Johnny Rodriguez</text:p>
          </table:table-cell>
          <table:table-cell table:style-name="ce404"/>
          <table:table-cell table:style-name="ce425" office:value-type="string">
            <text:p>Kyle Rogers</text:p>
          </table:table-cell>
          <table:table-cell table:style-name="ce537" office:value-type="string" table:number-columns-spanned="1" table:number-rows-spanned="2">
            <text:p>8:00 - 5:00</text:p>
          </table:table-cell>
          <table:table-cell table:style-name="ce425" office:value-type="string">
            <text:p>Ken Duffin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2" office:value-type="float" office:value="784760">
            <text:p>784760</text:p>
          </table:table-cell>
          <table:covered-table-cell table:style-name="ce484"/>
          <table:table-cell table:style-name="ce501" office:value-type="float" office:value="445981">
            <text:p>445981</text:p>
          </table:table-cell>
          <table:table-cell table:style-name="ce404"/>
          <table:table-cell table:style-name="ce422" office:value-type="float" office:value="781557">
            <text:p>781557</text:p>
          </table:table-cell>
          <table:covered-table-cell table:style-name="ce534"/>
          <table:table-cell table:style-name="ce501" office:value-type="float" office:value="438769">
            <text:p>438769</text:p>
          </table:table-cell>
          <table:table-cell table:style-name="ce404"/>
          <table:table-cell table:style-name="ce501" office:value-type="float" office:value="781580">
            <text:p>781580</text:p>
          </table:table-cell>
          <table:covered-table-cell table:style-name="ce533"/>
          <table:table-cell table:style-name="ce519" office:value-type="float" office:value="395793">
            <text:p>395793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8" office:value-type="string" table:number-columns-spanned="3" table:number-rows-spanned="1">
            <text:p>Floater: Melissa Mullen # 744095 - 7:30 - 4:30</text:p>
          </table:table-cell>
          <table:covered-table-cell table:number-columns-repeated="2" table:style-name="ce485"/>
          <table:table-cell table:style-name="ce404"/>
          <table:table-cell table:style-name="ce425" office:value-type="string">
            <text:p>Mark Van Den Burg</text:p>
          </table:table-cell>
          <table:table-cell table:style-name="ce537" office:value-type="string" table:number-columns-spanned="1" table:number-rows-spanned="2">
            <text:p>9:00 - 6:00</text:p>
          </table:table-cell>
          <table:table-cell table:style-name="ce425" office:value-type="string">
            <text:p>Wendy Bricking</text:p>
          </table:table-cell>
          <table:table-cell table:style-name="ce404"/>
          <table:table-cell table:style-name="ce426" office:value-type="string">
            <text:p>Mark Collins</text:p>
          </table:table-cell>
          <table:table-cell table:style-name="ce537" office:value-type="string" table:number-columns-spanned="1" table:number-rows-spanned="2">
            <text:p>8:00 - 4:30</text:p>
          </table:table-cell>
          <table:table-cell table:style-name="ce425" office:value-type="string">
            <text:p>Chris Forneris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9" office:value-type="string" table:number-columns-spanned="3" table:number-rows-spanned="1">
            <text:p>Floater: Priscilla Hagle # 720634 - 7:00 - 3:30</text:p>
          </table:table-cell>
          <table:covered-table-cell table:number-columns-repeated="2" table:style-name="ce486"/>
          <table:table-cell table:style-name="ce404"/>
          <table:table-cell table:style-name="ce501" office:value-type="float" office:value="800602">
            <text:p>800602</text:p>
          </table:table-cell>
          <table:covered-table-cell table:style-name="ce534"/>
          <table:table-cell table:style-name="ce501" office:value-type="float" office:value="66245">
            <text:p>66245</text:p>
          </table:table-cell>
          <table:table-cell table:style-name="ce404"/>
          <table:table-cell table:style-name="ce519" office:value-type="float" office:value="777261">
            <text:p>777261</text:p>
          </table:table-cell>
          <table:covered-table-cell table:style-name="ce534"/>
          <table:table-cell table:style-name="ce519" office:value-type="float" office:value="34936">
            <text:p>34936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8" office:value-type="string" table:number-columns-spanned="3" table:number-rows-spanned="1">
            <text:p>Floater: Kenneth (Andy) Barnett # 800598 - 7:30 - 4:00</text:p>
          </table:table-cell>
          <table:covered-table-cell table:number-columns-repeated="2" table:style-name="ce485"/>
          <table:table-cell table:style-name="ce404"/>
          <table:table-cell table:style-name="ce425" office:value-type="string">
            <text:p>Sherra Compton</text:p>
          </table:table-cell>
          <table:table-cell table:style-name="ce537" office:value-type="string" table:number-columns-spanned="1" table:number-rows-spanned="2">
            <text:p>9:00 - 5:30</text:p>
          </table:table-cell>
          <table:table-cell table:style-name="ce426" office:value-type="string">
            <text:p>Pat Amabile</text:p>
          </table:table-cell>
          <table:table-cell table:style-name="ce404"/>
          <table:table-cell table:style-name="ce425" office:value-type="string">
            <text:p>Victor Ndubueze</text:p>
          </table:table-cell>
          <table:table-cell table:style-name="ce537" office:value-type="string" table:number-columns-spanned="1" table:number-rows-spanned="2">
            <text:p>8:00 - 4:30</text:p>
          </table:table-cell>
          <table:table-cell table:style-name="ce425" office:value-type="string">
            <text:p>Michelle Forrest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28" office:value-type="string" table:number-columns-spanned="3" table:number-rows-spanned="1">
            <text:p>Floater: Charles (Chuck) Durdle # 800599 - 7:00 - 3:30</text:p>
          </table:table-cell>
          <table:covered-table-cell table:number-columns-repeated="2" table:style-name="ce485"/>
          <table:table-cell table:style-name="ce404"/>
          <table:table-cell table:style-name="ce501" office:value-type="float" office:value="781563">
            <text:p>781563</text:p>
          </table:table-cell>
          <table:covered-table-cell table:style-name="ce534"/>
          <table:table-cell table:style-name="ce501" office:value-type="float" office:value="396637">
            <text:p>396637</text:p>
          </table:table-cell>
          <table:table-cell table:style-name="ce404"/>
          <table:table-cell table:style-name="ce501" office:value-type="float" office:value="585498">
            <text:p>585498</text:p>
          </table:table-cell>
          <table:covered-table-cell table:style-name="ce534"/>
          <table:table-cell table:style-name="ce519" office:value-type="float" office:value="117620">
            <text:p>117620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30" office:value-type="string" table:number-columns-spanned="3" table:number-rows-spanned="1">
            <text:p>Second Level Floaters: see below</text:p>
          </table:table-cell>
          <table:covered-table-cell table:style-name="ce487"/>
          <table:covered-table-cell table:style-name="ce502"/>
          <table:table-cell table:style-name="ce404"/>
          <table:table-cell table:style-name="ce426" office:value-type="string">
            <text:p>Gary Tatum</text:p>
          </table:table-cell>
          <table:table-cell table:style-name="ce537" office:value-type="string" table:number-columns-spanned="1" table:number-rows-spanned="2">
            <text:p>9:30 - 6:00</text:p>
          </table:table-cell>
          <table:table-cell table:style-name="ce426" office:value-type="string">
            <text:p>James Robbins</text:p>
          </table:table-cell>
          <table:table-cell table:style-name="ce404"/>
          <table:table-cell table:style-name="ce425" office:value-type="string">
            <text:p>Austin Marvin</text:p>
          </table:table-cell>
          <table:table-cell table:style-name="ce478" office:value-type="string" table:number-columns-spanned="1" table:number-rows-spanned="2">
            <text:p>7:30 - 4:00</text:p>
          </table:table-cell>
          <table:table-cell table:style-name="ce425" office:value-type="string">
            <text:p>Debbie Rogers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31" office:value-type="string" table:number-columns-spanned="3" table:number-rows-spanned="1">
            <text:p>Kenny Kobett # 761698 - 8:00 - 4:30 - East <text:span text:style-name="T2">(removed)Kenny Kobett # 761698 - 8:00 - 4:30 - East (removed)</text:span></text:p>
          </table:table-cell>
          <table:covered-table-cell table:style-name="ce488"/>
          <table:covered-table-cell table:style-name="ce503"/>
          <table:table-cell table:style-name="ce404"/>
          <table:table-cell table:style-name="ce519" office:value-type="float" office:value="640690">
            <text:p>640690</text:p>
          </table:table-cell>
          <table:covered-table-cell table:style-name="ce534"/>
          <table:table-cell table:style-name="ce519" office:value-type="float" office:value="58385">
            <text:p>58385</text:p>
          </table:table-cell>
          <table:table-cell table:style-name="ce404"/>
          <table:table-cell table:style-name="ce519" office:value-type="float" office:value="784785">
            <text:p>784785</text:p>
          </table:table-cell>
          <table:covered-table-cell table:style-name="ce483"/>
          <table:table-cell table:style-name="ce519" office:value-type="float" office:value="34934">
            <text:p>34934</text:p>
          </table:table-cell>
          <table:table-cell table:style-name="ce401"/>
          <table:table-cell table:style-name="ce559" table:number-columns-repeated="1011"/>
        </table:table-row>
        <table:table-row table:style-name="ro19">
          <table:table-cell table:style-name="ce404"/>
          <table:table-cell table:style-name="ce432" office:value-type="string">
            <text:p><text:s/></text:p>
          </table:table-cell>
          <table:table-cell table:style-name="ce432" table:number-columns-repeated="2"/>
          <table:table-cell table:style-name="ce404"/>
          <table:table-cell table:style-name="ce430" office:value-type="string" table:number-columns-spanned="3" table:number-rows-spanned="1">
            <text:p>Second Level Floaters: see below</text:p>
          </table:table-cell>
          <table:covered-table-cell table:style-name="ce487"/>
          <table:covered-table-cell table:style-name="ce502"/>
          <table:table-cell table:style-name="ce404"/>
          <table:table-cell table:style-name="ce550"/>
          <table:table-cell table:style-name="ce534"/>
          <table:table-cell table:style-name="ce555"/>
          <table:table-cell table:style-name="ce401"/>
          <table:table-cell table:style-name="ce559" table:number-columns-repeated="1011"/>
        </table:table-row>
        <table:table-row table:style-name="ro19">
          <table:table-cell table:style-name="ce401"/>
          <table:table-cell table:style-name="ce432" table:number-columns-repeated="3"/>
          <table:table-cell table:style-name="ce404"/>
          <table:table-cell table:style-name="ce428" office:value-type="string" table:number-columns-spanned="3" table:number-rows-spanned="1">
            <text:p>Floater: Stephen Stepka # 781556 - 9:30 - 6:30 - West</text:p>
          </table:table-cell>
          <table:covered-table-cell table:style-name="ce538"/>
          <table:covered-table-cell table:style-name="ce546"/>
          <table:table-cell table:style-name="ce404"/>
          <table:table-cell table:style-name="ce430" office:value-type="string" table:number-columns-spanned="3" table:number-rows-spanned="1">
            <text:p>Special Project Floaters: see below</text:p>
          </table:table-cell>
          <table:covered-table-cell table:style-name="ce487"/>
          <table:covered-table-cell table:style-name="ce502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29" office:value-type="string" table:number-columns-spanned="3" table:number-rows-spanned="1">
            <text:p>ACIC Team</text:p>
          </table:table-cell>
          <table:covered-table-cell table:style-name="ce489"/>
          <table:covered-table-cell table:style-name="ce504"/>
          <table:table-cell table:style-name="ce512"/>
          <table:table-cell table:style-name="ce428" office:value-type="string" table:number-columns-spanned="3" table:number-rows-spanned="1">
            <text:p>Jason Dana # 784770 - 9:30 - 6:30 - West</text:p>
          </table:table-cell>
          <table:covered-table-cell table:style-name="ce538"/>
          <table:covered-table-cell table:style-name="ce546"/>
          <table:table-cell table:style-name="ce401"/>
          <table:table-cell table:style-name="ce429" office:value-type="string" table:number-columns-spanned="3" table:number-rows-spanned="1">
            <text:p>Martin Lenhart # 639233- 10:00 - 6:30 - Central</text:p>
          </table:table-cell>
          <table:covered-table-cell table:style-name="ce489"/>
          <table:covered-table-cell table:style-name="ce504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29" office:value-type="string" table:number-columns-spanned="3" table:number-rows-spanned="1">
            <text:p>Shaill Sarman # 777269 - 10:00 - 7:00 West </text:p>
          </table:table-cell>
          <table:covered-table-cell table:style-name="ce489"/>
          <table:covered-table-cell table:style-name="ce504"/>
          <table:table-cell table:style-name="ce512"/>
          <table:table-cell table:style-name="ce429" office:value-type="string" table:number-columns-spanned="3" table:number-rows-spanned="1">
            <text:p>Floater: Ray Marine # 784787 - 8:00 - 5:00 - West</text:p>
          </table:table-cell>
          <table:covered-table-cell table:style-name="ce489"/>
          <table:covered-table-cell table:style-name="ce504"/>
          <table:table-cell table:style-name="ce401"/>
          <table:table-cell table:style-name="ce551" office:value-type="string" table:number-columns-spanned="3" table:number-rows-spanned="1">
            <text:p>Bruce Jacobs # 777265 - 9:00 - 6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29" office:value-type="string" table:number-columns-spanned="3" table:number-rows-spanned="1">
            <text:p>Michael Montgomery # 769736 - 7:30 - 4:30 East Floater </text:p>
          </table:table-cell>
          <table:covered-table-cell table:style-name="ce489"/>
          <table:covered-table-cell table:style-name="ce504"/>
          <table:table-cell table:style-name="ce512"/>
          <table:table-cell table:style-name="ce428" office:value-type="string" table:number-columns-spanned="3" table:number-rows-spanned="1">
            <text:p>Floater: Fabian Gonzales # 800603 - 10:00 - 7:00 - West</text:p>
          </table:table-cell>
          <table:covered-table-cell table:style-name="ce538"/>
          <table:covered-table-cell table:style-name="ce546"/>
          <table:table-cell table:style-name="ce401"/>
          <table:table-cell table:style-name="ce551" office:value-type="string" table:number-columns-spanned="3" table:number-rows-spanned="1">
            <text:p>Ashley Mims # 784767 - 9:00 - 6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428" office:value-type="string" table:number-columns-spanned="3" table:number-rows-spanned="1">
            <text:p>Floater: Helene Park # 800601 - 10:00 - 7:00 - West</text:p>
          </table:table-cell>
          <table:covered-table-cell table:style-name="ce538"/>
          <table:covered-table-cell table:style-name="ce546"/>
          <table:table-cell table:style-name="ce401"/>
          <table:table-cell table:style-name="ce551" office:value-type="string" table:number-columns-spanned="3" table:number-rows-spanned="1">
            <text:p>Nicholas Valdez # 777271 - 10:00 - 7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520"/>
          <table:table-cell table:style-name="ce487"/>
          <table:table-cell table:style-name="ce502"/>
          <table:table-cell table:style-name="ce401"/>
          <table:table-cell table:style-name="ce551" office:value-type="string" table:number-columns-spanned="3" table:number-rows-spanned="1">
            <text:p>Catherine Perales # 784761 - 10:00 - 7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520"/>
          <table:table-cell table:style-name="ce487"/>
          <table:table-cell table:style-name="ce502"/>
          <table:table-cell table:style-name="ce401"/>
          <table:table-cell table:style-name="ce551" office:value-type="string" table:number-columns-spanned="3" table:number-rows-spanned="1">
            <text:p>Theresa Wirtz # 761113 - 10:00 - 6:3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520"/>
          <table:table-cell table:style-name="ce487"/>
          <table:table-cell table:style-name="ce502"/>
          <table:table-cell table:style-name="ce401"/>
          <table:table-cell table:style-name="ce551" office:value-type="string" table:number-columns-spanned="3" table:number-rows-spanned="1">
            <text:p>Teresa Duke # 781579 - 9:30 - 6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520"/>
          <table:table-cell table:style-name="ce487"/>
          <table:table-cell table:style-name="ce502"/>
          <table:table-cell table:style-name="ce401"/>
          <table:table-cell table:style-name="ce551" office:value-type="string" table:number-columns-spanned="3" table:number-rows-spanned="1">
            <text:p>Adam Qualm # 769391 - 10:00 - 7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520"/>
          <table:table-cell table:style-name="ce487"/>
          <table:table-cell table:style-name="ce502"/>
          <table:table-cell table:style-name="ce401"/>
          <table:table-cell table:style-name="ce551" office:value-type="string" table:number-columns-spanned="3" table:number-rows-spanned="1">
            <text:p>Danny Solanzo # 781557 - 10:00 - 7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521"/>
          <table:table-cell table:style-name="ce539"/>
          <table:table-cell table:style-name="ce547"/>
          <table:table-cell table:style-name="ce401"/>
          <table:table-cell table:style-name="ce551" office:value-type="string" table:number-columns-spanned="3" table:number-rows-spanned="1">
            <text:p>Daniel Gonzales # 626043 - 8:30 - 5:3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430" table:number-columns-spanned="3" table:number-rows-spanned="1"/>
          <table:covered-table-cell table:style-name="ce487"/>
          <table:covered-table-cell table:style-name="ce502"/>
          <table:table-cell table:style-name="ce401"/>
          <table:table-cell table:style-name="ce551" office:value-type="string" table:number-columns-spanned="3" table:number-rows-spanned="1">
            <text:p>Sherra Compton # 781563 - 9:00 - 5:3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1">
          <table:table-cell table:style-name="ce401"/>
          <table:table-cell table:style-name="ce433" table:number-columns-repeated="3"/>
          <table:table-cell table:style-name="ce512"/>
          <table:table-cell table:style-name="ce432" table:number-columns-repeated="3"/>
          <table:table-cell table:style-name="ce401"/>
          <table:table-cell table:style-name="ce551" office:value-type="string" table:number-columns-spanned="3" table:number-rows-spanned="1">
            <text:p>Gary Tatum # 640690 - 9:30 - 6:00 - Central</text:p>
          </table:table-cell>
          <table:covered-table-cell table:style-name="ce554"/>
          <table:covered-table-cell table:style-name="ce556"/>
          <table:table-cell table:style-name="ce401"/>
          <table:table-cell table:style-name="ce559" table:number-columns-repeated="1011"/>
        </table:table-row>
        <table:table-row table:style-name="ro22">
          <table:table-cell table:style-name="ce405"/>
          <table:table-cell table:style-name="ce433" table:number-columns-repeated="3"/>
          <table:table-cell table:style-name="ce463"/>
          <table:table-cell table:style-name="ce522"/>
          <table:table-cell table:style-name="ce540"/>
          <table:table-cell table:style-name="ce434"/>
          <table:table-cell table:style-name="ce549"/>
          <table:table-cell table:style-name="ce551" office:value-type="string" table:number-columns-spanned="3" table:number-rows-spanned="1">
            <text:p>Andrew Lyon# 784771 - 9:30 - 6:00 - Central</text:p>
          </table:table-cell>
          <table:covered-table-cell table:style-name="ce554"/>
          <table:covered-table-cell table:style-name="ce556"/>
          <table:table-cell table:number-columns-repeated="1012"/>
        </table:table-row>
        <table:table-row table:style-name="ro22">
          <table:table-cell/>
          <table:table-cell table:style-name="ce433" table:number-columns-repeated="3"/>
          <table:table-cell table:style-name="ce513"/>
          <table:table-cell table:style-name="ce523"/>
          <table:table-cell table:style-name="ce540"/>
          <table:table-cell table:style-name="ce434"/>
          <table:table-cell table:style-name="ce549"/>
          <table:table-cell table:number-columns-repeated="1015"/>
        </table:table-row>
        <table:table-row table:style-name="ro22">
          <table:table-cell/>
          <table:table-cell table:style-name="ce434" table:number-columns-repeated="3"/>
          <table:table-cell table:style-name="ce514"/>
          <table:table-cell table:style-name="ce524"/>
          <table:table-cell table:style-name="ce540"/>
          <table:table-cell table:style-name="ce434"/>
          <table:table-cell table:style-name="ce549"/>
          <table:table-cell table:style-name="ce428" office:value-type="string" table:number-columns-spanned="3" table:number-rows-spanned="1">
            <text:p>Floater: Mark Van Den Burg # 800602 - 9:00 - 5:30 </text:p>
          </table:table-cell>
          <table:covered-table-cell table:style-name="ce538"/>
          <table:covered-table-cell table:style-name="ce546"/>
          <table:table-cell table:number-columns-repeated="1012"/>
        </table:table-row>
        <table:table-row table:style-name="ro22">
          <table:table-cell/>
          <table:table-cell table:style-name="ce435" office:value-type="string">
            <text:p>Spanish Speaking Floater Resource: </text:p>
          </table:table-cell>
          <table:table-cell table:style-name="ce490"/>
          <table:table-cell table:style-name="ce505"/>
          <table:table-cell table:style-name="ce515"/>
          <table:table-cell table:style-name="ce525"/>
          <table:table-cell table:style-name="ce540"/>
          <table:table-cell table:style-name="ce434"/>
          <table:table-cell table:style-name="ce549"/>
          <table:table-cell table:style-name="ce409" table:number-columns-repeated="3"/>
          <table:table-cell table:number-columns-repeated="1012"/>
        </table:table-row>
        <table:table-row table:style-name="ro22">
          <table:table-cell/>
          <table:table-cell table:style-name="ce436" office:value-type="string">
            <text:p>Dania Alvarado # 654769 <text:s/>- Work Hrs - 7:30 to 4:00 aligned w/ Leigh Ferguson <text:s/></text:p>
          </table:table-cell>
          <table:table-cell table:style-name="ce491"/>
          <table:table-cell table:style-name="ce506"/>
          <table:table-cell table:style-name="ce516"/>
          <table:table-cell table:style-name="ce526"/>
          <table:table-cell table:style-name="ce540"/>
          <table:table-cell table:style-name="ce434"/>
          <table:table-cell table:style-name="ce549"/>
          <table:table-cell table:style-name="ce409" table:number-columns-repeated="3"/>
          <table:table-cell table:number-columns-repeated="1012"/>
        </table:table-row>
        <table:table-row table:style-name="ro2">
          <table:table-cell/>
          <table:table-cell table:style-name="ce437" office:value-type="string">
            <text:p>Dania Alvarado # 654769 - Work Hrs - 7:30 to 4:00 aligned w/ Kevin Miner </text:p>
          </table:table-cell>
          <table:table-cell table:style-name="ce492" table:number-columns-repeated="2"/>
          <table:table-cell table:style-name="ce517"/>
          <table:table-cell table:style-name="ce527"/>
          <table:table-cell table:style-name="ce541" table:number-columns-repeated="2"/>
          <table:table-cell table:style-name="ce409" table:number-columns-repeated="4"/>
          <table:table-cell table:number-columns-repeated="1012"/>
        </table:table-row>
        <table:table-row table:style-name="ro15" table:visibility="collapse">
          <table:table-cell/>
          <table:table-cell table:style-name="ce434" table:number-columns-repeated="2"/>
          <table:table-cell table:number-columns-repeated="2"/>
          <table:table-cell table:style-name="ce409" table:number-columns-repeated="3"/>
          <table:table-cell/>
          <table:table-cell table:style-name="ce400" table:number-columns-repeated="3"/>
          <table:table-cell table:number-columns-repeated="1012"/>
        </table:table-row>
        <table:table-row table:style-name="ro8" table:visibility="collapse">
          <table:table-cell table:number-columns-repeated="5"/>
          <table:table-cell table:style-name="ce409" table:number-columns-repeated="3"/>
          <table:table-cell table:number-columns-repeated="1016"/>
        </table:table-row>
        <table:table-row table:style-name="ro8" table:visibility="collapse">
          <table:table-cell/>
          <table:table-cell table:style-name="ce438" office:value-type="string">
            <text:p>Aug Departures:</text:p>
          </table:table-cell>
          <table:table-cell table:number-columns-repeated="3"/>
          <table:table-cell table:style-name="ce528"/>
          <table:table-cell table:style-name="ce542"/>
          <table:table-cell table:style-name="ce528"/>
          <table:table-cell table:number-columns-repeated="1016"/>
        </table:table-row>
        <table:table-row table:style-name="ro8" table:visibility="collapse">
          <table:table-cell/>
          <table:table-cell table:style-name="ce406" office:value-type="string">
            <text:p>Joe Cardenas Left early Aug/was CCG then temporarily partnered with Pat Amabi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obert Pineset Left 8/10 was partnered with Central/Angela Curtis</text:p>
          </table:table-cell>
          <table:table-cell table:number-columns-repeated="3"/>
          <table:table-cell table:style-name="ce529" table:number-columns-repeated="3"/>
          <table:table-cell table:number-columns-repeated="1016"/>
        </table:table-row>
        <table:table-row table:style-name="ro8" table:visibility="collapse">
          <table:table-cell/>
          <table:table-cell table:style-name="ce406" office:value-type="string">
            <text:p>David Wang Left 8/3 was partnered with West/David Hernandez</text:p>
          </table:table-cell>
          <table:table-cell table:number-columns-repeated="3"/>
          <table:table-cell table:style-name="ce406"/>
          <table:table-cell table:number-columns-repeated="1018"/>
        </table:table-row>
        <table:table-row table:style-name="ro8" table:visibility="collapse">
          <table:table-cell/>
          <table:table-cell table:style-name="ce406" office:value-type="string">
            <text:p>Matt Giddings Left 8/3 was partnered with West Candy Jone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arlene Jerred Left 8/17 was CCG on the East Te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rwin Cook Left 8/20 was aligned to Chris Forner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Gunnar Peterson Left 8/21 was aligned to Orlanda Alex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herrell Jackson Left 8/20 was aligned to Jackie Joyn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Sep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andra Buffington Left eff 9/14/she was aligned to Mike Schmelz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on Person Left 9/4/he was assigned to Angela Curt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ina Graham Left 9/21/she was asigned to Keith Wish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rla Jackson left 9/15/she was aligned to Rhonda Rac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Anthony Evans was in training and approx week of Sept 17th/was assigned to Orlando Alex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arrie Grasich/Will not return from Maternity Leave/Was aligned to Cindy Nort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amisha Brown/In training left 9/30 was partnered with Candy Jone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October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Kevin Johnson/Left eff 10/4/was Bob Javas partn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ay Bustilloz/Left 10/5/was Christine Gills partn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andy Geissler/Resigned 10/16/was CCG for Wes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arad Borowicz Left 10/17/Still in Training but was aligned to Christine Gill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ustin Hyman/Left 10/24/Still in Training was CCG for South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Karl Foelsch/Resigned 10/29/Was aligned to Jane Baird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November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raig Louis/Left Nov 1/was CCG for Central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Eric Labuda left 11/29/Was aligned to East Trish McDonald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9" office:value-type="string">
            <text:p>Francis "Wallis" Parnelle Resigned 11/21/Was in Training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0" office:value-type="string">
            <text:p>Christina Wilson resigned 11/20/Was in Training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0" office:value-type="string">
            <text:p>Jon Savich 11/20/Was in Training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December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Erwyn Wong left 12/4-Was aligned to Central-Angela Curt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ynthia Boyer left 12/13/Was still in training-Aligned to Angela Curt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anuary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ernard McKee left as of 1/14 (Supervisor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ammy Wallace/Left 1/15 Was CCG for South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teve Vu/Left 1/18 was CCG for Wes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onnie Armijo/Left 1/25 was Central/Pat Amabile's partner.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ustafa Shakur 1/24/Staffing Reduction - Was CCG Central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osephs Sachs1/24/Staffing Reduction - Was CCG Eas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Potter 1/24/Staffing Reduction - Was CCG Wes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arch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im Rittgers 3/31/Was aligned East Christine Gill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May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rian Taylor /Left eff May 17th was South-Mike Schmeler/Karen Nacke replaced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yrone Adams/No longer with the FedEx Program eff 5/27/08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uly Departure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ubba Sosby/Left Jul 30 was East-Bob Java Partn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1" office:value-type="string">
            <text:p>September 2008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9/1 FSSCs Rhonda Race/Central, Robin Leach/South and Stacy Tollefson/South were transferred to Field CIC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ew FSSCs- Johnny Rodriquez/Central, Laura Allemen/South, Gerry Veney/South.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9/19 Karen Nacke left program/was partnered with Tony Middleton-Wes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9/22 FSSC Keith Wishon/South was transferred to Field CIC.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10/2 ASSC Michael Garrigues left program/was aligned to Ken Lane-Eas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1" office:value-type="string">
            <text:p>October 2008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10/22 Brandon Oatman Supv left the progr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10/30 James Minton left and was aligned to Pat Amabi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November 2008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Amber Madrigal took over for Brandon Oatman Nov 4th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Ivo Gruner leaving supervisor position Nov 3rd.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Leland Mangrum took over for Ivo Gruner Nov.16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December 2008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2" office:value-type="string">
            <text:p>Dec. 15th - Steven Shoesmith’s Emp. # 656845 he is no longer on our program</text:p>
          </table:table-cell>
          <table:table-cell table:style-name="ce406" table:number-columns-repeated="2"/>
          <table:table-cell table:number-columns-repeated="1020"/>
        </table:table-row>
        <table:table-row table:style-name="ro8" table:visibility="collapse">
          <table:table-cell/>
          <table:table-cell table:style-name="ce438" office:value-type="string">
            <text:p>January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uan Leal removed from program Jan. 2, 2009</text:p>
          </table:table-cell>
          <table:table-cell table:number-columns-repeated="2"/>
          <table:table-cell table:style-name="ce518"/>
          <table:table-cell table:number-columns-repeated="1019"/>
        </table:table-row>
        <table:table-row table:style-name="ro8" table:visibility="collapse">
          <table:table-cell/>
          <table:table-cell table:style-name="ce406" office:value-type="string">
            <text:p>Juan Leal was paired with Johnny Rodriguez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3" office:value-type="string">
            <text:p>For tracking purposes the following ASSC's below are in training:</text:p>
          </table:table-cell>
          <table:table-cell table:style-name="ce443" table:number-columns-repeated="2"/>
          <table:table-cell table:number-columns-repeated="1020"/>
        </table:table-row>
        <table:table-row table:style-name="ro8" table:visibility="collapse">
          <table:table-cell/>
          <table:table-cell table:style-name="ce406" office:value-type="string">
            <text:p>738088 - Byron Washingt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738085 - Darrell Tubb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738086 - Michael Steven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738089 - Samuel Lew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738090 - Evan Kirstei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738087 - Felicia Schierber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anuary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an. 8 - Buddy Allen has been dual aligned with Johnny Rodriguez</text:p>
          </table:table-cell>
          <table:table-cell table:number-columns-repeated="2"/>
          <table:table-cell table:style-name="ce409"/>
          <table:table-cell table:number-columns-repeated="1019"/>
        </table:table-row>
        <table:table-row table:style-name="ro8" table:visibility="collapse">
          <table:table-cell/>
          <table:table-cell table:style-name="ce406" office:value-type="string">
            <text:p>Jan 15 - realignment changes per Sheetal Swamy see below:</text:p>
          </table:table-cell>
          <table:table-cell table:number-columns-repeated="2"/>
          <table:table-cell table:style-name="ce409"/>
          <table:table-cell table:style-name="ce406" office:value-type="string">
            <text:p><text:s/></text:p>
          </table:table-cell>
          <table:table-cell table:number-columns-repeated="1018"/>
        </table:table-row>
        <table:table-row table:style-name="ro8" table:visibility="collapse">
          <table:table-cell/>
          <table:table-cell table:style-name="ce444" office:value-type="string">
            <text:p>Jean Peters is aligned with Dan Brustoski &amp; Bob Java ( Week of Jan 26 Dan got new partner Bryon Washington) </text:p>
          </table:table-cell>
          <table:table-cell table:style-name="ce409" table:number-columns-repeated="5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Priscilla Hagle is aligned with Kenneth Lane &amp; Tina Clark (New Hire Michael Stevens aligned to Ken week of Jan 26)</text:p>
          </table:table-cell>
          <table:table-cell table:style-name="ce409" table:number-columns-repeated="5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Christine Rolof Emp. # 682715 is no longer with the program</text:p>
          </table:table-cell>
          <table:table-cell table:style-name="ce409" table:number-columns-repeated="5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Catherine Burton Emp. # 677271 will be leaving the program the week Jan. 19th/was aligned to Jackie Joyner</text:p>
          </table:table-cell>
          <table:table-cell table:style-name="ce409" table:number-columns-repeated="2"/>
          <table:table-cell table:style-name="ce444"/>
          <table:table-cell table:style-name="ce409" table:number-columns-repeated="2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Updated hours for all HH agents has also been updated</text:p>
          </table:table-cell>
          <table:table-cell table:style-name="ce409" table:number-columns-repeated="2"/>
          <table:table-cell table:style-name="ce444"/>
          <table:table-cell table:style-name="ce409" table:number-columns-repeated="2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Samuel Lewis Emp. # 738089 (Samuel was one of our new hire agents in training </text:p>
          </table:table-cell>
          <table:table-cell table:style-name="ce444" table:number-columns-repeated="2"/>
          <table:table-cell table:style-name="ce409"/>
          <table:table-cell table:style-name="ce444" table:number-columns-repeated="2"/>
          <table:table-cell table:style-name="ce409"/>
          <table:table-cell table:number-columns-repeated="1016"/>
        </table:table-row>
        <table:table-row table:style-name="ro8" table:visibility="collapse">
          <table:table-cell/>
          <table:table-cell table:style-name="ce444" office:value-type="string">
            <text:p>(and did not log any nexus entries) is to be deleted from program</text:p>
          </table:table-cell>
          <table:table-cell table:style-name="ce444" table:number-columns-repeated="2"/>
          <table:table-cell table:style-name="ce409"/>
          <table:table-cell table:style-name="ce444" table:number-columns-repeated="2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Jan-26 Tony Middleton got a new partner Felicia Schierbert/was double paired with don Montgomery</text:p>
          </table:table-cell>
          <table:table-cell table:style-name="ce409" table:number-columns-repeated="5"/>
          <table:table-cell table:number-columns-repeated="1017"/>
        </table:table-row>
        <table:table-row table:style-name="ro8" table:visibility="collapse">
          <table:table-cell table:style-name="ce406" office:value-type="string">
            <text:p><text:s/></text:p>
          </table:table-cell>
          <table:table-cell table:style-name="ce444" office:value-type="string">
            <text:p>Jan-26 Johnny Rodriguez paired with Evan Kristein/had been double paired with <text:s/>Buddy Allen</text:p>
          </table:table-cell>
          <table:table-cell table:style-name="ce409" table:number-columns-repeated="5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Jan-26 Pat Amabile paired with Darrell Tubbs/had been double paired with Daniel Gonzales</text:p>
          </table:table-cell>
          <table:table-cell table:style-name="ce409" table:number-columns-repeated="5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Jan-30 Thomas Holy left program/had been paired with Marisa Tamburini</text:p>
          </table:table-cell>
          <table:table-cell table:style-name="ce409" table:number-columns-repeated="5"/>
          <table:table-cell table:number-columns-repeated="1017"/>
        </table:table-row>
        <table:table-row table:style-name="ro8" table:visibility="collapse">
          <table:table-cell/>
          <table:table-cell table:style-name="ce445" office:value-type="string">
            <text:p>February 2009:</text:p>
          </table:table-cell>
          <table:table-cell table:style-name="ce409" table:number-columns-repeated="2"/>
          <table:table-cell/>
          <table:table-cell table:style-name="ce409" table:number-columns-repeated="2"/>
          <table:table-cell table:number-columns-repeated="1017"/>
        </table:table-row>
        <table:table-row table:style-name="ro8" table:visibility="collapse">
          <table:table-cell/>
          <table:table-cell table:style-name="ce446" office:value-type="string">
            <text:p>Feb-05 Bryon Washington left program was partnered shortly with Dan Brustoski/He will now share Jean with Bob Java</text:p>
          </table:table-cell>
          <table:table-cell table:style-name="ce409" table:number-columns-repeated="2"/>
          <table:table-cell/>
          <table:table-cell table:style-name="ce409" table:number-columns-repeated="2"/>
          <table:table-cell table:number-columns-repeated="1017"/>
        </table:table-row>
        <table:table-row table:style-name="ro8" table:visibility="collapse">
          <table:table-cell/>
          <table:table-cell table:style-name="ce444" office:value-type="string">
            <text:p>Feb-10 Dawn Jowers # 644948 is no longer with the progr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Feb -10 Evan Kristein # 738090 is no longer with progr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East Team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ony Velez # 615681 is aligned with Jackie Joyner week of 2/10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Priscilla Hagle # 720634 is aligned with Jana Munoz week of 2/10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Kami Jackson # 692188 is aligned with Trish McDonald week of 2/10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Central team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ony Velez # 615681 is aligned with Michelle Forrest week of 2/10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West team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alvin Cissel # 580855 is aligned with Cindy Dong week of 2/10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ara McGee # 658414 is aligned with Jo Kramer &amp; Marisa Tamburini week of 2/10/09</text:p>
          </table:table-cell>
          <table:table-cell table:number-columns-repeated="1022"/>
        </table:table-row>
        <table:table-row table:style-name="ro3" table:visibility="collapse">
          <table:table-cell table:style-name="ce407" office:value-type="string">
            <text:p><text:s/></text:p>
          </table:table-cell>
          <table:table-cell table:style-name="ce406" office:value-type="string">
            <text:p>John Canterbury # 686776 is aligned with Johnny Rodriguez week of 2/10/09</text:p>
          </table:table-cell>
          <table:table-cell table:number-columns-repeated="2"/>
          <table:table-cell table:style-name="ce408"/>
          <table:table-cell table:number-columns-repeated="3"/>
          <table:table-cell table:style-name="ce408" table:number-columns-repeated="1016"/>
        </table:table-row>
        <table:table-row table:style-name="ro8" table:visibility="collapse">
          <table:table-cell table:style-name="ce408"/>
          <table:table-cell table:style-name="ce438" office:value-type="string">
            <text:p>Feb. 26, 2009 Effective below:</text:p>
          </table:table-cell>
          <table:table-cell table:number-columns-repeated="2"/>
          <table:table-cell table:style-name="ce408"/>
          <table:table-cell table:number-columns-repeated="3"/>
          <table:table-cell table:style-name="ce408" table:number-columns-repeated="1016"/>
        </table:table-row>
        <table:table-row table:style-name="ro13" table:visibility="collapse">
          <table:table-cell table:style-name="ce408"/>
          <table:table-cell table:style-name="ce447" office:value-type="string">
            <text:p>Oleysa Kim # 741349 left the Austin SSC program and ID has been deleted <text:s/></text:p>
          </table:table-cell>
          <table:table-cell table:style-name="ce447" table:number-columns-repeated="2"/>
          <table:table-cell table:style-name="ce408" table:number-columns-repeated="1020"/>
        </table:table-row>
        <table:table-row table:style-name="ro8" table:visibility="collapse">
          <table:table-cell/>
          <table:table-cell table:style-name="ce406" office:value-type="string">
            <text:p>Eddie Martinez # 740915 left the Austin SSC program and ID has been deleted <text:s text:c="2"/></text:p>
          </table:table-cell>
          <table:table-cell table:style-name="ce408" table:number-columns-repeated="2"/>
          <table:table-cell/>
          <table:table-cell table:style-name="ce408" table:number-columns-repeated="3"/>
          <table:table-cell table:number-columns-repeated="1016"/>
        </table:table-row>
        <table:table-row table:style-name="ro8" table:visibility="collapse">
          <table:table-cell/>
          <table:table-cell table:style-name="ce406" office:value-type="string">
            <text:p>The two agents: Oleysa K. &amp; Eddie M. had just started training but nothing else</text:p>
          </table:table-cell>
          <table:table-cell table:style-name="ce408" table:number-columns-repeated="2"/>
          <table:table-cell/>
          <table:table-cell table:style-name="ce408" table:number-columns-repeated="3"/>
          <table:table-cell table:number-columns-repeated="1016"/>
        </table:table-row>
        <table:table-row table:style-name="ro8" table:visibility="collapse">
          <table:table-cell/>
          <table:table-cell table:style-name="ce438" office:value-type="string">
            <text:p>March 17, 2009 Departures effective below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elle Guzman # 740920 has left the Austin SSC program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ke Moore # 720143 has left the Austin SSC program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March 24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ake correction to Mark Coates employee numb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April 08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ichard Bryant # 740917 has been released from the program/had been paired with T McDonald (sharing Jean Peters with B Java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on Montgomery # 643403 has been released from program - late attendance/had been paird with Kevin Miner (sharing Dean Denson with G Veney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April 21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ay Richard # 743918 new hire has been released from the program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Kevin Wright # 744093 new hire has been released from the program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odd Wilson # 720146 old hire has been released from the program and Nexus I.D. has been deleted. Todd was previously paired w/Mike Schmelzer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April 30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he following new hires were signed off and went live as of 4/30/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Andy Seok # 743917 aligned with Marisa Tamburin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illy Llamas # 743919 aligned with Kevin Min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eff Salazar # 743924 aligned with Christine Gill due to Maternity leave by Kami Jackson # 692188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vid Cox # 743925 aligned with Mike Schmelz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elissa Mullen # 744095 aligned with Trish McDonald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8" office:value-type="string">
            <text:p>May 11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ean Denson # 681575 who was aligned with Gerald Veney has left the program.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imothy Rodriguez # 691518 will now be aligned with Gerald Veney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9" office:value-type="string">
            <text:p>May 13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rrell Tubb's # 738085 is no longer with program. Brenden Holmes # 681573 will now be aligned with Pat Amabi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49" office:value-type="string">
            <text:p>May 19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iel Gonzales # 626043 is dual aligned with Pat Amabile &amp; Wendy Bricking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0" office:value-type="string">
            <text:p>June 8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Andy Seok # 743917 is no longer with the program. Andy was aligned with Marisa Tamburin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ohn Canterbury # 686776 will now be aligned with Marisa Tamburin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une 11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vid Cox # 743925 who was aligned with Mike Schmelzer has left the progr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Stevens # 738086 will now be aligned with Mike Schmelz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olin Fox # 738906 will be dual aligned with Dan Brustoski &amp; Kenneth Lan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une 17, 2009: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ony Velez # <text:s/>615681 will be leaving the program as of June 19, 20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Felicia Schierbert # 738087 will be taking over for Tony and now be dual aligned with Michelle Forrest &amp; Tony Middlet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uly 6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ark Coates # 738903 who was aligned with Ken Duffin has left the Austin SSC progr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ke Stevens # 738086 will be dual aligned with Ken Duffin &amp; Mike Schmelz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uly 30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ohn Canterbury # 686776 will be leaving the program effective 7/31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essica Brown # 675530 will be aligned with Ida Washington &amp; Candy Jone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ara McGee # 658414 is aligned with Jo Kramer &amp; now with Marisa Tamburini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1" office:value-type="string">
            <text:p>September 18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Effective Monday, Sept. 21 the following people below will be aligned with their respective partner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ean Peters # 561365 is dual aligned with Bob Java &amp; Dan Brustoski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ia Alvarado # 654769 is aligned with Michelle Forrest &amp; Chris Forner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artin Lenhart # 639233 is aligned with Debbie Rogers &amp; Ken Duffi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ina Daniel # 740919 is aligned with IIda Washington &amp; Johnny Rodriguez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Gary Tatum # 640690 is aligned with Marisa Tamburini &amp; James Robbin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Victor Ndubueze # 585498 is aligned with Teri Root &amp; Pat Amabi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October 7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ames Sizer # 661370 is no longer with the program, effective 9/29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Laura Morgan # 741110 is now dual aligned with Jana Munoz &amp; Michael Glaser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Victor Ndubueze # 585498 is no longer dual aligned with Teri Root &amp; Pat Amabile. Only with Terri Roo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Flo Salinas # 675528 is dual aligned with Dave Hernandez &amp; Pat Amabi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October 20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alvin Cissel # 580855 was moved from West to East and is aligned with Dab Brustosk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iel Marquez # 761119 is aligned with Michael Glaser <text:s text:c="2"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ryan Sudduth # <text:s/>761109 is aligned with Michelle Forrest <text:s text:c="2"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ames Rowe # 661638 is aligned with Debbie Roger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Prince Williams # 761116 is aligned with Ken Duffi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Kenny Kobett # 761698 is aligned with Gerry Veney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renden Holmes # 681573 is aligned with Cindy Dong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(Lisa) Meyoung Powell # 761125 ia aligned with Ilda Washingt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elissa Ellis # 761110 is aligned with Jane Baird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iel Nations # 761122 is aligned with Marisa Tamburin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heresa Wirtz # 761113 is aligned with Ronda Howard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Lashawna Hicks # 761112 is aligned with Pat Amabi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artin Lenhart # 639233 was moved from Central to West region and is aligned with Jo Kram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October 23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imothy Rodriguez # 691518 is dual aligned with Angela Curtis &amp; Michelle Forrest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ryan Sudduth # <text:s/>761109 is <text:s/>no longer with the program, effective 10/23/09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Gary Tatum # 640690 is dual aligned with Dave Hernandez &amp; James Robbin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Flo Salinas # 675528 is <text:s/>now longer with the program, effective 10/23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Lashawna Hicks # 761112 <text:s/>had a schedule change from (10am - 7pm) to new schedule of ( 9am to 5:30pm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October 30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alvin Cissel # 580855 is dual aligned with Christine Gill &amp; Dan Brustosk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im Rodriguez # 691518 is dual aligned with Michelle Forrest &amp; Angela Curti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heresa Wirtz # 761113 who is aligned with Ronda Howard had a time scheduled change to: 10:00 am to 6:30p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December 16, 2009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illy Llamas # 743919 is dual aligned with Teri Root &amp; Kevin Min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Victor Ndubueze # 585498 is aligned with <text:s/>Ken Duffi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Prince Williams # 761116 is no longer with the program, effective 12/16/09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2" office:value-type="string">
            <text:p>Melissa Ellis # 761110 is dual is aligned with Ilda Washington and Jane Baird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eyoung (Lisa) Powell # 761125 has left the VSSC Program, effective 12/18/09.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/>
          <table:table-cell table:number-columns-repeated="1022"/>
        </table:table-row>
        <table:table-row table:style-name="ro8" table:visibility="collapse">
          <table:table-cell/>
          <table:table-cell table:style-name="ce441" office:value-type="string">
            <text:p>January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an 12, 2010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East Team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Trenholm aligned w/Bob Java (had been Jean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udy Estrada aligned w/Christine (had been dual aligned Calvin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Steve aligned w/Ken Lane (Michael had been w/Mike Schmelzer-Ken had been with Colin Fox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olin Fox aligned w/Dan (had been Calvin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Central Team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Victor Ndubueze aligned with Michelle (Michelle had Tim-Victor had been with Ken Duffin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onathan Jennings aligned with Teri Root (Teri had been with Billy Llamas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alvin Cissell aligned with Ken Duffin (kan had Victor-Calvin was with Christine and Dan)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Alvaro Moreno aligned with Mike Schmelzer (had been with Michael Stevens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West Team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James Lee aligned with Ilda (Ilda has 2 partners due to Jane's workload-James and Milissa Ellis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atalie Day aligned with David Hernandez (had been Gary Tatum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arl Holland aligned with Pat Amabile (had been Lashawana)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Floaters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East-Michael Montgomery, Central-Sharyn Hyde, West-Adam Qual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3" office:value-type="string">
            <text:p>Note-Jean Peters was moved into an Overall Lead Ro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4" office:value-type="string">
            <text:p>1-22-10 Buddy Allen has left the progr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1-22 Melissa Ellis aligned to Donna Wells/had been with Ilda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1-22 Adam Qualm aligned to Ilda/had been west float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an 27, 2010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Adam Qualm # 769391 - Time change from 10:30am to 10:00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elissa Ellis # 761110 - Time change from 9:00am to 9:30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Jan 29, 2010: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atalie Day # 769378 has left the Austin SSC program &amp; ID has been deleted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atalie Day has been replaced with Sharyn Hyde # 769381 and is now aligned with Dave Hernandez and with new start time of 10:00am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Stevens # 738086 (promoted to supervisor) has been replaced with Michael Montgomery # 769736 and is now aligned with Kenneth Lane with new start time of 7:30am.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Feb. 4,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Montgomery # 769736 has been removed as a floater <text:s text:c="4"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Adam Qualm # 769391 has been removed as a floater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haryn Hyde # 769381 has been removed as a floater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Feb. 19,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haryn Hyde # 769381 has left the program (termintaed) 2/17/2010. Adam Qualm will now be dual aligned with Dave Hernandez and IIda Washingt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iel Marquez # 761119 has resigned. He will be leaving the program effective 2/26/2010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iel Nations # 761122 has resigned. He will be leaving the program effective 2/24/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38" office:value-type="string">
            <text:p>Feb. 25,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Laura Morgan is dual aligned with Jana Munoz &amp; Michael Glaser. Laura has replaced Daniel Marquez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Gary Tatum is dual aligned with Marisa Tamburini &amp; James Robbins. Gary has replaced Daniel Nations.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5" office:value-type="string">
            <text:p>March, 17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Lloyd Moskal # 607214 is dual aligned with Ken Duffin &amp; Laura Allema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Calvin Cissell # 580855 is aligned with Debbie Rogers. Calvin replaced James Rowe # 661638 who is no longer with the Austin SSC program. His last day was effective 3/11/2010 <text:s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6" office:value-type="string">
            <text:p>March, 25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ina Daniel # 740919 is dual aligned with IIda Wahington &amp; Johnny Rodriguez. Nina replaced, James Lee # 769388 (Korean speaker) who is no longer with the Austin SSC program. He left as of 3/23/2010 notificati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7" office:value-type="float" office:value="40270">
            <text:p>April 2,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Moore <text:s/># 777267 has replaced Laura Morgan to support Michale Glaser. Michael Moore was moved from being a central floater into alignment w/ Mike Glaser <text:s text:c="2"/>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ark Collins # 777261 has replaced Dania Alvarado to support Chris Forneris. Dania was moved into a floater positi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Farheen Sunka # 778426 has replaced Lloyd Moskal to support Ken Duffi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haill Sarman # 777269 has replaced Adam Qualm to support IIda Washingt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icholas Valdez # 777271 has replaced Nina Daniel to support IIda Washingt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Bruce Jacobs # 777265 has replaced Gary Tatum to support Marisa Tamburin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7" office:value-type="float" office:value="40288">
            <text:p>April 20,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Trenholm # 769394 is no longer with the Austin SSC program effective 4/13/2010. Collin Fox replaces Mike T. Collin is dual aligned with Bob Java &amp; Dan Brustoski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Nina Daniel # 740919 is no longer with the Austin SSC program effective 4/15/2010. Decided not to return from her earlier leave of absence. Carl Holland replaces Nina D. Carl dual aligned w/ J. Rodriguez &amp; Pat Amabile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58" office:value-type="string">
            <text:p>April, 28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Kenny Kobett # 761698 replaces Billy Llamas # 743919 who has left the SSC program effective 4/27/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elissa Ellis # 761110 replaces Jessica Brown # 675530 who has left the SSC program effective 4/27/2010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iel Gonzalez # 626043 replaces Carl Holland # 769735 who has left the SSC program effective 4/27/2010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Gary Tatum # 640690 replaces Carl Holland # 769735 who has left the SSC program effective 4/27/2010 <text:s text:c="5"/></text:p>
          </table:table-cell>
          <table:table-cell/>
          <table:table-cell table:style-name="ce406" office:value-type="string">
            <text:p><text:s/></text:p>
          </table:table-cell>
          <table:table-cell table:number-columns-repeated="1020"/>
        </table:table-row>
        <table:table-row table:style-name="ro8" table:visibility="collapse">
          <table:table-cell/>
          <table:table-cell table:style-name="ce456" office:value-type="string">
            <text:p>May, 17 2010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tephanie Madu # 781564 has been partnered with Bob Java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Michael Glaser # 456869 replaced Dan Brustoski who left for a new FedEx position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Kyle Rogers # 781580 has been partnered with Ken Duffin. 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Raquel Castelan # 781574 has been partnered with Kevin Miner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Teresa Duke # 781579 has beeb partnered with Donna Wells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Danny Solanzo # 781557 has been partnered with Johnny Rodriguez</text:p>
          </table:table-cell>
          <table:table-cell table:number-columns-repeated="1022"/>
        </table:table-row>
        <table:table-row table:style-name="ro8" table:visibility="collapse">
          <table:table-cell/>
          <table:table-cell table:style-name="ce406" office:value-type="string">
            <text:p>Sherra Compton # 781563 has been partnered with Pat Amabile</text:p>
          </table:table-cell>
          <table:table-cell table:number-columns-repeated="1022"/>
        </table:table-row>
        <table:table-row table:style-name="ro8">
          <table:table-cell/>
          <table:table-cell table:style-name="ce456" office:value-type="string">
            <text:p>May, 25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FSSC Derek Brown # 625747 replaced Dan Brusotski and ASSC Colin Fox # 738906 will be aligned with Derek</text:p>
          </table:table-cell>
          <table:table-cell table:number-columns-repeated="1022"/>
        </table:table-row>
        <table:table-row table:style-name="ro8">
          <table:table-cell/>
          <table:table-cell table:style-name="ce456" office:value-type="string">
            <text:p>June, 18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ermain White <text:s/># 784760 replaced Mike Montogomery and has been partnered with Ken Lane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ames Brown # 784777 replaced Mike Giauque and has been partnered with Cindy Norton 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ulio Villareal # 784779 replaced Melissa Mullwn and has been partnered with Trish McDonald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Darren Bogus # 784971 replaced Mark Collins and has partnered with Chris Forneris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Tomas Ramos # 784789 replaced Tim Rodriguez and has been partnered with Angela Curtis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Kirk Mc Leroy # 784786 replaced Kenny Kobett and has partnered with Gerry Veney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ason Dana # 784770 replaced Brenden Holmes and has partnered with Cindy Dong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<text:s/>Catherine Perales # 784761 replaced Bruce Jacobs and has partnered with <text:s/>Marisa Tamburini 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Ray Marine # 784787 replaced Teresa Duke and has partnered with Donna Wells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Andrew Lyon # 784771 replaced Martin Lenhart and has partnered with Jo Kram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6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ejion Myles # 781585 replaced Calvin Cissel and has partnered with Debbie Rogers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Dania Alvarado # 654769 replaced Randy Bunga (terminated no longer with SSC program eff. 6/23/10) and <text:s/>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is now partnered with Leigh Ferguson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20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ejion Myles # 781585 was removed as an East team Floater and has partnered with Debbie Rogers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iranda Sepulveda # 781561 resigned on July 13 and was not aligned with FSSC. <text:s/>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30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ulio Villareal # 784779 is no longer with the ASSC program as of 7/27/2010 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ames Brown # 784777 <text:s/>is no longer with the ASSC program as of 7/30/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Brad Berbaum # 740960 is effectively resigning on Aug. 3 2010 and will not be part of the ASSC program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ejion Myles # 781585 was termintaes, no longer part of ASSC program effective 7/28/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Raquel Castelan # 781574 <text:s/>effectively resigned as of 7/28/2010 and is no longer part of the ASSC program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William Coe # 784764 replaces Brad Berbaum. William is now aligned with Jackie Joyner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Kenny Kobett # 761698 replaces James Brown. Kenny is now aligned with Cindy Norton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ick Giauque # 555913 replaces Julio Villareal. Mick is now aligned with Trish McDonald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Ashley Mims # 784767 replaces Priscilla Hagle who will be a floater. Ashley is now aligned with <text:s/>Tina Clark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Austin Marvin # 784785 replaces Mejion Myles. Austin is now aligned with Debbie Rogers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Eric Cook # 784780 replaces Dania Alvarado who will be a Spanish floater. Eric is now aligned with Leigh Ferguson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Farheen Sunka # 778426 replaces Raquel Castelan. Farheen is now aligned with Kevin Min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5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Kenny Kobett # 761698 - has been removed from being a floater 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12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artin Lenhart # 639233 replaces Jason Dana to become a West team floater. Martin is now aligned w/Cindy Dong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Bruce Jacobs # 777265 replaces Melissa Ellis # 761110 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Ray Marine # 784787 is moved part-time to become a West team floater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ichael Montgomery # 769736 becomes a Speacial Project floater <text:s text:c="4"/>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27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Darren Bogus # 784971 is no longer with the ASSC program, effective 8/23/10 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Tim Rodriguez # 691518 replaces (Ashley Mims - West Team Floater). Tim is now aligned with Tina Clark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ark Collins # 777261 replaces Darren Bogus. Mark is now aligned with Chris Forneris <text:s text:c="3"/>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Oct, 1 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Luis Barragan # 800606 replaced Farheen Sunka who resigned 10/01/2010. Luis is aligned with Kevin Miner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ason Dana # 784770 replaced Shaill Sarman who became a ACIC Team for the West. Jason is aligned with Robert Sandoval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Joshua Lloyd # 800605 replaced Danny Gonzales who is no longer with program effective 9/8/2010. Joshua is aligned with Wendy Bricking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Stephen Stepka # 781556 was terminated effective 9/29/2010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Mellissa Mullen # 744095 is no longer with program effective 9/20/2010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November 10, 201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ty Lenhart # 639233 is promoted to supervisor; leaving SSC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Fabian Gonzales # 800603 is moving from West floater to be aligned with Cindy Dong eff 11/10/10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December 10, 201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ndy Barnett # 800598 resigned. He was a floater, removed from roster. No alignment changes necessary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eadcount is now 44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December 10, 201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oshua Lloyd # <text:s/>800605 resigned. <text:s/>Mark Van Den Burg # 800602 will replace him as Wendy Bricking's partner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k Van Den Burg was previously a Central floa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eadcount is now 43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December 22, 2010</text:p>
          </table:table-cell>
          <table:table-cell table:number-columns-repeated="1022"/>
        </table:table-row>
        <table:table-row table:style-name="ro8">
          <table:table-cell table:style-name="ce409"/>
          <table:table-cell table:style-name="ce409" office:value-type="string">
            <text:p>FE requested change: Laura Alleman # 396755 previously aligned with Lloyd Moskal # 607214, Laura now aligned with Luis Barragan # 800606</text:p>
          </table:table-cell>
          <table:table-cell table:style-name="ce409" table:number-columns-repeated="1022"/>
        </table:table-row>
        <table:table-row table:style-name="ro8">
          <table:table-cell/>
          <table:table-cell office:value-type="string">
            <text:p>FE requested change: Kevin Miner # 111099 previously aligned with Luis Barragan # 800606, Kevin now aligned with Lloyd Moskal # 6072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ania Alvarado # 654769 is now back up to Laura Alleman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January 5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lin Fox <text:s/># 738906 schedule change to <text:s/>9:30-6:30; Colin now aligned to Cindy Dong # 45686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abian Gonzales # 800603 resigned effective 1/5/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ason Dana # <text:s/>784770 resigned effective 1/7/11; previously aligned with Robert Sandoval # 60985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elene Park # 800601moved from West <text:s/>coast floater to be aligned with Robert Sandova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uck Durdle # 800599 moved from East coast floater to being aligned with Derek Brow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eadcount is now 41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January 7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ichael Stevens and Melissa Ellis to Management section; both as Quality Analysts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January 25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elene Park # 800601 removed from acct 1/24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k Van Den Burg became West coast floa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haill Sarman # 777269 was moved from ACIC floater to be aligned with Robert Sandova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ichael Montgomery # 769736 was moved from ACIC floater to be aligned with Wendy Bricking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January 27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ric Cook # 784780 moved to a floater due to LOA. 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k Van Den Burg is moved from floater and is now aligned with Leigh Ferguson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February 9, 2011</text:p>
          </table:table-cell>
          <table:table-cell table:number-columns-repeated="1022"/>
        </table:table-row>
        <table:table-row table:style-name="ro8">
          <table:table-cell table:style-name="ce406"/>
          <table:table-cell table:style-name="ce459" office:value-type="string">
            <text:p>Luis Barragan # 800606 resigned effective 2/4/11</text:p>
          </table:table-cell>
          <table:table-cell table:style-name="ce406" table:number-columns-repeated="1022"/>
        </table:table-row>
        <table:table-row table:style-name="ro8">
          <table:table-cell/>
          <table:table-cell office:value-type="string">
            <text:p>Priscilla Hagle # 720634 was moved from East coast floater to be aligned with Laura Alleman</text:p>
          </table:table-cell>
          <table:table-cell table:number-columns-repeated="1022"/>
        </table:table-row>
        <table:table-row table:style-name="ro8">
          <table:table-cell/>
          <table:table-cell table:style-name="ce450" office:value-type="string">
            <text:p>March 2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ew hires added to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yesha Baily aligned with Ken Lan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llison Fike made an East coast floa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ntell Robinson aligned with Leigh Fergus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na Jefferson made a Central floa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errance Chenault aligned with Pat Amabil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eth Noal made a West coast floa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herra Compton moved from alignment w Pat Amabile to Lead/floater (East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ruce Jacobs moved from alignment w Candy Jones to Lead/floater (Central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ermain White <text:s/>moved from partner Ken Lane to Central floater; schedule changed to 9-6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rch 14,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quested Change: Kevin Miner # 111099 previously aligned with Lloyd Moskal # 607214, Kevin now aligned with Montell Robinson #817985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quested Change: Leigh Ferguson 50412 previously aligned with Montell Robinson # 817985, Leigh now aligned with Eric Cook # 78478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loyd Moskal # 607214 moved to floater due to requested change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rch 16,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ackie Joyner #116701 previously aligned with Charles Durdle 800599, Jackie now aligned with Allison Fike #81795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o Kramer # 25574 previously aligned with Andrew Lyon # 784771, Jo now aligned with Beth Noal # 81795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Kenny Kobett # 761698 is no longer on the SSC Team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indy Norton # 181069 previously aligned with Kenny Kobett # 761698, Cindy now aligned with Timothy Rodriguez #69151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na Clark #438406 previously aligned with Timothy Rodriguez #691518, Tina now aligned with Lloyd Moskal # 607214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rch 22,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atherine Perales #784761 no longer on the SSC Account, previously aligned with Marisa Tamburini #3533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<text:s/>Donna Wells #233191 previously aligned with Teresa Duke # 781579, Donna now aligned with Tina Jefferson # 817956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isa Tamurini #35338 previously aligned with Catherine Perales # 784761, Marisa now aligned with Teresa Duke #781579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627">
            <text:p>March 25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arles Durdle - removed from E-Team, now a floater for East Team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634">
            <text:p>April 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aura Alleman # 396755 previously aligned with Pricilla Hagle # 720634, Laura now aligned with Dania Alvardao # 65476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Priscilla Hagle # 720634 will now be a Floater for the Central Team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644">
            <text:p>April 1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indy Dong # 456861 previously aligned with Colin Fox # 738906, Cindy is now on Short Term Disabilit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lin Fox # 738906 is now a Floater for West Team/ And Back up for Danny S. Monty M, Tina J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654">
            <text:p>April 21, 2011</text:p>
          </table:table-cell>
          <table:table-cell table:number-columns-repeated="1022"/>
        </table:table-row>
        <table:table-row table:style-name="ro2">
          <table:table-cell/>
          <table:table-cell table:style-name="ce460" office:value-type="string">
            <text:p>Tina Jefferson # 817956 aligned with Jana Munoz # 82396 </text:p>
          </table:table-cell>
          <table:table-cell table:number-columns-repeated="1022"/>
        </table:table-row>
        <table:table-row table:style-name="ro9">
          <table:table-cell/>
          <table:table-cell table:style-name="ce461" office:value-type="string">
            <text:p><text:span text:style-name="T3"><text:s/></text:span><text:span text:style-name="T4">Charles Durdle # 800599 aligned with Debbie Rogers # 34934</text:span><text:span text:style-name="T3"> </text:span><text:span text:style-name="T4">Charles Durdle # 800599 aligned with Debbie Rogers # 34934</text:span><text:span text:style-name="T3"> </text:span><text:span text:style-name="T4">Charles Durdle # 800599 aligned with Debbie Rogers # 34934</text:span><text:span text:style-name="T3"> </text:span><text:span text:style-name="T4">Charles Durdle # 800599 aligned with Debbie Rogers # 34934</text:span><text:span text:style-name="T3"> </text:span><text:span text:style-name="T4">Charles Durdle # 800599 aligned with Debbie Rogers # 34934</text:span><text:span text:style-name="T3"> </text:span><text:span text:style-name="T4">Charles Durdle # 800599 aligned with Debbie Rogers # 34934</text:span><text:span text:style-name="T3"> </text:span><text:span text:style-name="T4">Charles Durdle # 800599 aligned with Debbie Rogers # 34934</text:span></text:p>
          </table:table-cell>
          <table:table-cell table:number-columns-repeated="1022"/>
        </table:table-row>
        <table:table-row table:style-name="ro2">
          <table:table-cell/>
          <table:table-cell table:style-name="ce460" office:value-type="string">
            <text:p>Jermaine White #784760 with Pat Amabile # 396637</text:p>
          </table:table-cell>
          <table:table-cell table:number-columns-repeated="1022"/>
        </table:table-row>
        <table:table-row table:style-name="ro2">
          <table:table-cell/>
          <table:table-cell table:style-name="ce460" office:value-type="string">
            <text:p>Dual Alignment – Bill Ward # 661643 aligned with Roz Knighten # 64156 / Kevin Miner # 111099 </text:p>
          </table:table-cell>
          <table:table-cell table:number-columns-repeated="1022"/>
        </table:table-row>
        <table:table-row table:style-name="ro2">
          <table:table-cell/>
          <table:table-cell table:style-name="ce460" office:value-type="string">
            <text:p>Dual Alignment – Mike Montgomery #769736  with Wendy Bricking # 66245 and Donna Wells # 233191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y 12,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<text:s/>Austin Marvin # 784785 previously aligned as E-Team member, Austin is now aligned with Kevin Miner # 11109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ndrew Lyon # 784771 previously aligned as E-Team member, Andrew is now aligned with Candy Jones # # 16226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Kirk McLeroy # 784786 previously aligned with Gerry Veney # 361735, Kirk is now a Floater for Centra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ay Marine # 784787 previously aligned as a Lead, Ray is now aligned with Gerry Veney # 361735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k Van den Burg # 800602 previously aligned with Candy Jones # 16226, Mark is now aligned with Dpmma We;;s # 233191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689">
            <text:p>May 26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heresa Wirtz # 761113 previously aligned with Ronda Howard # 37083, Theresa is now a Lead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ndrew Lyon # 784771 previously aligned with Candy Jones #16226, Andrew is now dual aligned with Candy Jones # 16226 and Ronda Howard # 37083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ne 10,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ay Marine # 784787 previously aligned with Gerry Veney # 361735, Ray is no longer on the SSC Acou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Kyle Rogers # 781580 previously aligned with Ken Duffin # 395793, Kyle will now be dual aligned with Ken Duffin # 395793 and Gerry Veney # 361735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37064">
            <text:p>June 22, 200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New Hir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Venessa Garcia #830490 aligned to Gerry Vene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arah Finger #830490 aligned to Leigh Fergus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llory Tanner #830487 placed as Central floa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hanelle Quiocho #830492 aligned to Rhonda Howard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d Kreun #830494 placed as West floa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ric Cook # 784780 removed from alignment to Leigh, placed as Central floa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ne 28,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Venessa Garcia #830490 aligned to Gerry Veney, Venessa is no longer on the accou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lvaro Moreno # 769390 aligned with Mike Schmelzer, Al was promoted to QA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k Van Den Burg # 800602 previously aligned with <text:s/>aligned with Donna Wells # 233191, Mark is no longer on the Account as of July 7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d Kreun #830494 placed as West floater, Ed is now aligned with Mike Schmelzer # 4138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ill Ward # 661643 previously aligned with Roz #641546, now with be dual aligned with Roz and Gerry Veney #361735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llory Tanner #830487 previously <text:s/>as Central floater, now is aligned with Donna Wells # #233191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725">
            <text:p>July 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Priscilla Hagle previously aligned as Central Floater, Priscilla is no longer on the SSC Program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uly 7,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k Collins # 777261 previously aligned with Chris Forneris #50412, Mark is no longer on the account as of July 8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Kyle Rogers # 781580 previously aligned with Ken Duffin # 395793, Kyle will now be aligned with Chris Forneri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ark Van Den Burg #800602 previously aligned as a west floater, Mark V. is no longer on the account as of July 7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onathan Jennings aligned with Teri Root #33338, Jonathan will now be dual aligned with Teri Root #33338 and Ken Duffin #395793</text:p>
          </table:table-cell>
          <table:table-cell table:number-columns-repeated="1022"/>
        </table:table-row>
        <table:table-row table:style-name="ro8">
          <table:table-cell/>
          <table:table-cell table:style-name="ce462" office:value-type="float" office:value="40743">
            <text:p>July 19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udy Estrada # 769875 previously <text:s/>aligned w/Christine Gill # 20268, Rudy is not longer on the Account as of 07/19/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ephanie Madu # 781564 previously aligned with Bob Java, Stephanie will now be dual aligned with Bob Java # 66486 and Christine Gill # 2026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July 27th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Pilot Roster / New Hire Class June 5th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 4th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ric Cook no longer with compan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na Jefferson no longer with the compan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arles Durdle aligned with Jana Munoz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Gary Tatum moved to Pilot Roster Software Consulta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ichael Moore moved to Pilot Roster Express Traine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SSC Michael Glaser # 456869 moved to Pilot modul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SSC Debbie Rogers # 34934 moved to Pilot modul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SSC James Robbins # 58385 moved to Pilot module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 10th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lex Ramirez no longer with the compan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elicia Schierbert no longer with the compan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ill Ward # 661643 previously aligned with Roz #641546, now will be dual aligned with Roz and Ken Duffin # 39579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Kyle Rogers # 781580 previously aligned with Chris Forneris # 34936, now will be dual aligned with Chris and Tony Middleton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 11th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ing FSSCs into Pilot Model - Trish McDonald, Kevin Minor, Candy Jones, Ronda Howard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ing ASSCs into Pilot Model - Austin Marvin, Teresa Duke, and Mick Giauque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SSC Kalu James #836519 aligned with Marisa Tamburini #35338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SSC Shanelle Quiocho #830492 was aligned with FSSC Rhonda Howard #37083, Shanelle will now be aligned as a floater on 1:1 alignment.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 19th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ara Finger from roster as termed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Nick Valdez and Chuck Durdle to the Pilot Express Team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Jana Munoz, Lee Furgeson, and Ilda Washington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793">
            <text:p>September 7, 2011</text:p>
          </table:table-cell>
          <table:table-cell table:number-columns-repeated="1022"/>
        </table:table-row>
        <table:table-row table:style-name="ro8">
          <table:table-cell/>
          <table:table-cell table:style-name="ce463" office:value-type="string">
            <text:p>Removed Melissa Ellis and Thomas Martinez from the roster. <text:s/>Temporarily alligned Roberto's workload to Shanelle Quiocho until approval is obtained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794">
            <text:p>September 8, 2011</text:p>
          </table:table-cell>
          <table:table-cell table:number-columns-repeated="1022"/>
        </table:table-row>
        <table:table-row table:style-name="ro8">
          <table:table-cell/>
          <table:table-cell table:style-name="ce463" office:value-type="string">
            <text:p>Moved Allison Fike and Roberto Sandoval over to the Optimization Model (reassigned Roberto's workload to the Optimization Model) and dual-aligned Derek Brown with Timothy Rodriguez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06">
            <text:p>September 20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Daina Alvarado and Laura Alleman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Mallory Tanner and Donna Wells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Timothy Rodriguez , Cindy Norton, and Derek Brown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Myesha Bailey and Kenneth Lane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Adam Qualm and Mike Schmelzer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Stephanie Madu and Bob Java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Ed Kreun and Dave Hernandez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Jermaine White and Pat Amabile over to the Optimized Model.</text:p>
          </table:table-cell>
          <table:table-cell table:number-columns-repeated="1022"/>
        </table:table-row>
        <table:table-row table:style-name="ro8">
          <table:table-cell/>
          <table:table-cell table:style-name="ce464" office:value-type="string">
            <text:p>Moved Virgil Fernandez and Gerry Veney over to the Optimized Model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07">
            <text:p>September 2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Beverly Jennings from roster per Sheetal Swamy request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Evelyn Lim from roster per Sheetal Swamy request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ark Heitsch from roster per Sheetal Swamy request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09">
            <text:p>September 23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eith Mitchell from the roster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Jackie Joyner to the optimized model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20">
            <text:p>October 4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onathan Jennings from the roster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Teri Root to the Optimized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rainees to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27">
            <text:p>October 1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alu James from the roster and moved Marisa Tamburini over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ceived approval to transition agents from 1:1 alignment and move them to the Optimization Model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rainees from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35">
            <text:p>October 19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Brenden Holmes from the Roster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alu James from the roster and moved Marisa Tamburini into the OM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Tomas Ramos into the OM and dual aligned Angela Curtis with Janis Long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35">
            <text:p>October 19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newhires into the roster as they have completed and passed all signoffs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43">
            <text:p>October 27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all remaining 1:1 aligned FSSC's to the Optimization Mode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function names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44">
            <text:p>October 28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the ASSC phone number to include the silent option to dial a specific agent's extension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gent supervisors to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48">
            <text:p>November 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SSC Supervisor nam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Christine Gill and Tina Clark to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55">
            <text:p>November 8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he FedEx Roster tab and removed the FCCS names table and hours worked per request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55">
            <text:p>November 8, 2011</text:p>
          </table:table-cell>
          <table:table-cell table:style-name="ce438" office:value-type="string">
            <text:p>Second Revisi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Removed FSSC names from the ACIC section on the FedEx Roster tab per request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58">
            <text:p>November 1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Nicholas Valdez from the roster as the agent was termed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68">
            <text:p>November 2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huck Durdle from the as the agent was termed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78">
            <text:p>December 1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ngelique Burnside to the HH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83">
            <text:p>December 6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eri Root from the HH Roster tab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86">
            <text:p>December 9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Tim Rodriguez from Calendar/Training Function to Scheduler Function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William Coe from Optimized/Scheduling Function to Enhancement Function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892">
            <text:p>December 15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Geenvia Simmons fro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04">
            <text:p>December 27, 201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Lindasy Holybee and added newhires to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13">
            <text:p>January 5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erry McChensey and Mallory Tanner fro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27">
            <text:p>January 19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erenity Edward fro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35">
            <text:p>January 27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ermaine White for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49">
            <text:p>February 10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eresa Duke fro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53">
            <text:p>February 14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Marrk Collins to ACIC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Janis Long to Scheduling Function and Shaill to Express Function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60">
            <text:p>February 21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ichael Moore fro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63">
            <text:p>February 24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XK Agents to the Roster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haill Sarman fro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76">
            <text:p>March 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2/13/12 newhires to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80">
            <text:p>March 12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Bruce Jacobs from the Rost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0989">
            <text:p>March 21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asha Higgins 03/1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Danny Solanzo 3/2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Trainer: David Bomar 3/2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Program Manager: Troy Hicks 3/20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10">
            <text:p>April 11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46 Total ASSC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(4) TXK Agents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arch Class (4) New Hires to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(4) Agents from Enhancement to Scheduling {Dania A; Jan L; Beth N &amp; Tim R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Virgil Fernandez from the Roster {Training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Wilson Lee from the Roster {Training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ndrew Lyon from the Roster {Training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heresa Wirtz from the Roster {Enhancement}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20">
            <text:p>April 21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42 Total ASSC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ennifer Welch from the Roster {Account Manager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teven Flanagan from the Roster {Enhancement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Robert Gideon from the Roster {Training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omas Ramos from the Roster {Training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isti Staley from the Roster {Training}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23">
            <text:p>April 24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40 Total ASSC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Isaias Hernandez from the Roster {Enhancement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yle Minnick from the Roster {Training}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30">
            <text:p>May 1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43 Total ASSC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egan Lavin to the Roster {Program Manager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(3) Special Project MLB Transfers 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32">
            <text:p>May 3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40 Total ASSCs / 2 Special Project Agent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iffany Vasquez from the Roster {Optimization Special Project} / Last Day Worked 05/01/12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37">
            <text:p>May 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40 Total ASSCs / 2 Special Project Agent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egan Lavin from the Roster {Program Manager} / Last Day Worked 05/07/12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37">
            <text:p>May 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39 Total ASSCs / 2 Special Project Agent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athryn Jennings from the Roster {Training} / Last day worked 05/11/12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49">
            <text:p>May 20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38 Total ASSCs / 2 Special Project Agent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Leron Jackson from the Roster {Training} / Last day worked 05/18/12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66">
            <text:p>June 6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13 New Hire Agents (Included to Spanish Speaking Agents). Start Date 6/6/2012 In Production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otal Agents on Roster 51 (53 with 2 special project agents/schedulers)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68">
            <text:p>June 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49 Total ASSCs / 2 Special Project Agent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onathan Kusiak from the Roster {Training} / Last day worked 06/07/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ared Phillips from the Roster {Training} / Last day worked 06/05/12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73">
            <text:p>June 13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Gerald Lewis from SSC account. 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Whitney Cyrus to the SSC account. ( New Supervisor)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anged Role of David Bomar from Trainer to Program Manager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095">
            <text:p>July 5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homas Meola from Roster Last Day Worked {6/22/12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otal Agents on Roster 50 (including 2 special projects agents).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07">
            <text:p>July 17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Rosa Alvarado from Roster. <text:s/>Last Day Worked {7.11.12}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otal Agents on Roster, 49 (including 2 special projects agents). 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27">
            <text:p>August 6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artin Lenhart (Trainer/Agent)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37">
            <text:p>August 16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ndrew Hogle from Roster (training)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44">
            <text:p>August 23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Laura Grofe from Roster (training)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49">
            <text:p>August 2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Vincent Galvan and Carole Sharber to the Roster (Scheduling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all agent phone log-ins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49">
            <text:p>August 2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Vincent Galvan from the account (Scheduler)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52">
            <text:p>August 31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elly Holub (Training) #867534</text:p>
          </table:table-cell>
          <table:table-cell table:number-columns-repeated="1022"/>
        </table:table-row>
        <table:table-row table:style-name="ro8">
          <table:table-cell/>
          <table:table-cell table:style-name="ce465" office:value-type="string">
            <text:p>September <text:s/>Update (No Changes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oster at 48 agents (Includes 3 schedulers and 1 trainer)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62">
            <text:p>September 10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ustin Marvin (Enhancement) # 784785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69">
            <text:p>September 17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Yanim Sanchez (Training) #88079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harisse Hobson (Optimization) # 87909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Willard Wright (Optimization) #87909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arole Sharber (Optimization) #90670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Tim Rodriguez from Optimization/Scheduling Function to Enhancement Functi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Martin Lenhart from Enhancement Function to Calendar/Training Functi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Roster to reflect Legal Name Change of Michael (Monty) Montgomery to Leah Montgomery 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Spanish Agents on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83">
            <text:p>October 1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Nick Paul (Training) #880790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184">
            <text:p>October 2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erri Mahan (Training) #880783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215">
            <text:p>November 2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Christine Freeman (Training) #91242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Jason Escalante (Training) # 912427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Gabriela Juarez (Training) #91243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ean Buchanan (Training) #91242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artin Lenhart as Management/Train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226">
            <text:p>November 13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LaToia Hardie (Training) #858847 from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241">
            <text:p>November 2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Gabriela Juarez (Training) #912430 from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verbiage: if you press silent option 5, you can then enter an agent's specific extension (No longer applicable)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oved Adam Burt from Training to Enhancement Function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251">
            <text:p>December 8, 201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ean Buchanan (Training) # 912428 from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ichael Johnston (Training) # 865998 from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291">
            <text:p>January 17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an Long (Enhancement) #836857 from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Supervisors for each agent (if applicable) 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295">
            <text:p>January 21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hristine Freeman (Training) # 912422 from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23">
            <text:p>February 18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ichael Corley (Training) #92475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ara Mcginnis (Training) #96516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Brian Montemayor (Training) #92516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cott Poppaw (Training) #92574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teven Powers (Training) #92475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Paul Richmond (Training) #92474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Utah Snyder (Training) #92515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Christopher Ware (Training) #924759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28">
            <text:p>February 23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ark Gouldsmith (Training) # 858853 from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30">
            <text:p>February 25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cott Poppaw (Training) #925744 from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37">
            <text:p>March 4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ichael Corley (Training) #92475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Utah Snyder (Training) #925159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39">
            <text:p>March 6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Nick Lucia (Training) #880782 from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69">
            <text:p>April 5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hris Ware (Training) #924759 from Roster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75">
            <text:p>April 11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William Coe #784764 (Lead) from Roster. 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3938">
            <text:p>April 17, 202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dam Burt #880771 (Training) from Roster. </text:p>
          </table:table-cell>
          <table:table-cell table:number-columns-repeated="1022"/>
        </table:table-row>
        <table:table-row table:style-name="ro8">
          <table:table-cell/>
          <table:table-cell table:style-name="ce457" office:value-type="float" office:value="41386">
            <text:p>April 22,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Whitney Cyrus #865249 (Supervisor) from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pril, 29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ean Peters #561365 (Supervisor) from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dam Qualm #769391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ara McGinnis # 925162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y, 09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Kyle Dunning (Training) #93387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ito Ornelas (Training) #93388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Hao Sun (Training) #93387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Kayla Albers (Training) #93387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William Smith (Training) #93388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Holly Rosumny (Training) #933875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anged Sherra Compton #781563 from Lead to Superviso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y, 17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Robert Poklemba #937468 As Superviso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Gerald Lewis #782406 As Program Manag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y, 24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David Bomar #866250 (Program Manager) from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ne, 10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immy Fredericy (Training) #93741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Cat Hurst (Training) #93743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David Nowlin (Training) #93741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haneria Toran (Training) #93743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Brian Montemayor as Spanish Speaking Age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Cristal Palacios as Non-Spanish Speaking Agent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ne, 12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Dania Alvarado #654769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Ed Kreun #830494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Beth Noal #817951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ne, 17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ristina Knight #880779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irstin Martinez #880785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10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teven Powers #924750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tlas Singletary #858852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26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ndy East (Training) #94357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aria Kacin (Training) #94357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Kevin McGehearty (Training) #94358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lex Neal (Training) #943596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Billy San Miguel (Training) #943600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31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haneria Toran #937438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Keitha Hatfield (Training) #94357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Brititania <text:s/>Limuel (Training) #943575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Jordan McBride (Training) #94357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Chris Trageser (Training) #94360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Eric Wilson (Training) #943608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05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artha Melo (Training) #943591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09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at Hurst #937432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Andy East #943570 as Spanish Speaking Age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Maria Kacin #943573 as Spanish Speaking Age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Timmy Frdericy #937419 as Tenured Age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David Nowlin #937418 as Tenured Agent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15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ordan McBride #943578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Brian Montemayor #925161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26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Ed Magallanez #847832 as Quality Analyst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September, 09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evin McGehearty #943580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October, 10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Martha Melo #943591 as Spanish Speaking Age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organ Booksh (Training) #954525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Homero Garza (Training) #95452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Jessica Gibbons (Training) #95453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Lino Martinez (Training) #954537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Justin Moffet (Training) #95454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alinda Salas (Training) #954543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October, 11 2013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Updated Paul Richmond # 924749 as ACIC Age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ark Collins #847827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October, 17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essica Gibbons #954530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alinda Salas #954543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November, 05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yle Dunning #933879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November, 12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Holly Rosumny #933875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November, 18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ason Postenreider #865996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November, 26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hris Trageser #943604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December, 03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Eric Wilson #943608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December, 04 2013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Updated Greg Syth #880796 as ACIC Agent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December, 16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aurice Barr (Training) #965671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donte Busby (Training) #96567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La'Mecia Cannon (Training) #96567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hawna Lewis (Training) #96567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hane Sepeda (Training) #965675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December, 17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Kayla Albers #933878 reporting to Robert Poklemba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Shawna Lewis #96567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Shane Sepeda #965675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December, 23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Lino Martinez #954537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December, 30 201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hawna Lewis #965674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anuary, 15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La' Mecia Cannon #965673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anuary, 29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ito Ornelas #933883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February, 03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dair Burns (Training) #97310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Nicole Cleveland (Training) #97310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Jared Montague (Training) #973106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Yoninah Murphy #97310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Nicholas Palacios (Training) #973109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February, 07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yesha Bailey #817948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Keitha Hatfield #943571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aria Kacin #943573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February, 13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dair Burns #973103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February, 19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donte Busby #965672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February, 25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Nicole Cleveland #973104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February, 28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aurice Barr #965671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Updated David Winn #875209 as ACIC Agent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rch, 24 2014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Updated Homero Garza #954528 as Customer Automated Removal Agent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Updated Yonianah Murphy #973108 as Customer Automated Removal Agent</text:p>
          </table:table-cell>
          <table:table-cell table:number-columns-repeated="1022"/>
        </table:table-row>
        <table:table-row table:style-name="ro8">
          <table:table-cell/>
          <table:table-cell table:style-name="ce406" office:value-type="string">
            <text:p>Updated Greg Syth #880796 as Customer Automated Removal Agen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Ethan Burnside (Training) #980716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iffany Foster (Training) #980723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iffany Slay (Training) #980729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pril, 11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Briitania Limuel #943575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pril, 15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iffany Slay #980729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y, 05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Ethan Burnside #980716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May, 19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Tom Flint (Training) #500303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Roxanne Hickman (Training) #5003037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tella Wangechi (Training) #5003040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ne, 02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Paul Richmond #924749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07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Stella Wangechi #5003040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11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Roxanne Hickman #5003037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21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Cristal Palacios #880788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tuart Andrus (Training) #5013659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Bernard Folse (Training) #501367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Alfred Revetta (Training) #5013677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Samuel Thomas (Training) #501368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Daniel Watkins (Training) #5013682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dded Mitch Wodka (Training) #5013685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July, 28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ndy East #943570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05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lexander 'Alex' Neal #943596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Guillermo 'Billy' San Miguel #943600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07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iffany Foster #980723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Jared Montague #973106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August, 27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Alfred Revetta #5013677 Agent from the Rost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Updated Homero Garza #954528 as Spanish Speaking Agent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September, 02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Timothy Fredericy #937419 Agent from the Roster</text:p>
          </table:table-cell>
          <table:table-cell table:number-columns-repeated="1022"/>
        </table:table-row>
        <table:table-row table:style-name="ro8">
          <table:table-cell/>
          <table:table-cell table:style-name="ce438" office:value-type="string">
            <text:p>September, 09 2014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moved Mitchell Wodka #5013685 Agent from the Roster</text:p>
          </table:table-cell>
          <table:table-cell table:number-columns-repeated="1022"/>
        </table:table-row>
        <table:table-row table:style-name="ro8" table:number-rows-repeated="104768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Arial1" svg:font-family="Arial" style:font-pitch="variable"/>
    <style:font-face style:name="Broadway" svg:font-family="Broadway" style:font-family-generic="decorative" style:font-pitch="variable"/>
    <style:font-face style:name="Bell MT" svg:font-family="'Bell MT'" style:font-family-generic="roman" style:font-pitch="variable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16">
      <number:text-content/>
      <style:map style:condition="value()&gt;=0" style:apply-style-name="N116P0"/>
    </number:text-style>
    <number:date-style style:name="N117P0" style:volatile="true">
      <number:day number:style="long"/>
      <number:text>-</number:text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d_C_3a__5c_WINNT_5c_SYSTEM32_5c_COMMAND.COM" style:display-name="=C:\WINNT\SYSTEM32\COMMAND.COM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d_C_3a__5c_WINNT_5c_SYSTEM32_5c_COMMAND.COM_20_2" style:display-name="=C:\WINNT\SYSTEM32\COMMAND.COM 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d_C_3a__5c_WINNT_5c_SYSTEM32_5c_COMMAND.COM_20_3" style:display-name="=C:\WINNT\SYSTEM32\COMMAND.COM 3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" style:display-name="Normal 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6" style:display-name="Normal 6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ASSC_20_Regional_20_Buddy_20_Alignments_20_1-26-06" style:display-name="Normal_ASSC Regional Buddy Alignments 1-26-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in" fo:margin-left="0.2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701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45in" fo:margin-right="0.45in" style:print-page-order="ttb" style:first-page-number="continue" style:scale-to="6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3in" fo:margin-bottom="0.75in" fo:margin-left="0.7in" fo:margin-right="0.7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5in" fo:margin-left="0in" fo:margin-right="0in" fo:margin-bottom="0.31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9/11/2014</text:date>, <text:time>09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ster2" style:display-name="PageStyle_Roste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H_20_Roster" style:display-name="PageStyle_HH Ros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dEx_20_Roster" style:display-name="PageStyle_FedEx Rost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b_20_ARF_20_Project" style:display-name="PageStyle_Sub ARF Projec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ods" style:display-name="PageStyle_Pods" style:page-layout-name="Mpm7">
      <style:header>
        <style:region-left>
          <text:p><text:span text:style-name="MT1">Revised 01/06 by B. Jacobs</text:span></text:p>
        </style:region-left>
      </style:header>
      <style:header-left style:display="false"/>
      <style:footer style:display="false"/>
      <style:footer-left style:display="false"/>
    </style:master-page>
    <style:master-page style:name="PageStyle_5f_Changes_20_from_20_previous" style:display-name="PageStyle_Changes from previou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482" meta:object-count="0"/>
    <meta:generator>OpenOffice/4.1.1$Win32 OpenOffice.org_project/411m6$Build-9775</meta:generator>
  </office:meta>
</office:document-meta>
</file>